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ashrate</text:p>
          </table:table-cell>
          <table:table-cell office:value-type="string" calcext:value-type="string">
            <text:p>power_draw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Texas Wind Farm Shed</text:p>
          </table:table-cell>
          <table:table-cell office:value-type="string" calcext:value-type="string">
            <text:p>Foundry USA</text:p>
          </table:table-cell>
          <table:table-cell office:value-type="string" calcext:value-type="string">
            <text:p>DATACENTE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5.0 PH/s</text:p>
          </table:table-cell>
          <table:table-cell office:value-type="string" calcext:value-type="string">
            <text:p>20 M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Cluster of containers on cheap Texan wind; miners alternate between printing sats and sandblasting themselves with dust storms."[web:379][web:39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chuan River Valley Bar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ATACENT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4.0 PH/s</text:p>
          </table:table-cell>
          <table:table-cell office:value-type="string" calcext:value-type="string">
            <text:p>15 M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Rainy‑season hydro paradise; hash rate spikes when the monsoon hits</text:p>
          </table:table-cell>
          <table:table-cell office:value-type="string" calcext:value-type="string">
            <text:p><text:s/>drops when the local grid notices the transformers glowing."[web:379][web:38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er Mongolia Coal Ha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ATACENTE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6.5 PH/s</text:p>
          </table:table-cell>
          <table:table-cell office:value-type="string" calcext:value-type="string">
            <text:p>30 M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Old‑school warehouse with rows of S9s; air smells of coal dust and ozone</text:p>
          </table:table-cell>
          <table:table-cell office:value-type="string" calcext:value-type="string">
            <text:p><text:s/>uptime depends on regulators’ mood."[web:380][web:38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bec Hydro Hangar</text:p>
          </table:table-cell>
          <table:table-cell office:value-type="string" calcext:value-type="string">
            <text:p>Hut 8</text:p>
          </table:table-cell>
          <table:table-cell office:value-type="string" calcext:value-type="string">
            <text:p>DATACENTE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.5 PH/s</text:p>
          </table:table-cell>
          <table:table-cell office:value-type="string" calcext:value-type="string">
            <text:p>12 M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Cool climate</text:p>
          </table:table-cell>
          <table:table-cell office:value-type="string" calcext:value-type="string">
            <text:p><text:s/>cheap hydro; miners run at full tilt while the outside world provides free sub‑zero intake air."[web:381][web:38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ine Hat Megashed</text:p>
          </table:table-cell>
          <table:table-cell office:value-type="string" calcext:value-type="string">
            <text:p>Hut 8</text:p>
          </table:table-cell>
          <table:table-cell office:value-type="string" calcext:value-type="string">
            <text:p>DATACENT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0 PH/s</text:p>
          </table:table-cell>
          <table:table-cell office:value-type="string" calcext:value-type="string">
            <text:p>10 M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Alberta facility that once pulled 67 MW; when gas prices spike</text:p>
          </table:table-cell>
          <table:table-cell office:value-type="string" calcext:value-type="string">
            <text:p><text:s/>half the racks idle and the other half pray to difficulty charts."[web:38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Bay GPU Bunker</text:p>
          </table:table-cell>
          <table:table-cell office:value-type="string" calcext:value-type="string">
            <text:p>Hut 8</text:p>
          </table:table-cell>
          <table:table-cell office:value-type="string" calcext:value-type="string">
            <text:p>DATACENTE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0.8 PH/s</text:p>
          </table:table-cell>
          <table:table-cell office:value-type="string" calcext:value-type="string">
            <text:p>6 M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Hybrid HPC + mining site; rows of GPUs and ASICs share the same cold aisle and the same overworked facility manager."[web:381][web:39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guay Itaipú Overflow</text:p>
          </table:table-cell>
          <table:table-cell office:value-type="string" calcext:value-type="string">
            <text:p>Bitfarms</text:p>
          </table:table-cell>
          <table:table-cell office:value-type="string" calcext:value-type="string">
            <text:p>DATACENTER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8.0 PH/s</text:p>
          </table:table-cell>
          <table:table-cell office:value-type="string" calcext:value-type="string">
            <text:p>25 M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Taps surplus hydro near mega‑dams; hash rate is steady</text:p>
          </table:table-cell>
          <table:table-cell office:value-type="string" calcext:value-type="string">
            <text:p><text:s/>humidity is legendary</text:p>
          </table:table-cell>
          <table:table-cell office:value-type="string" calcext:value-type="string">
            <text:p><text:s/>lightning photos are spectacular."[web:381][web:387]</text:p>
          </table:table-cell>
          <table:table-cell/>
        </table:table-row>
        <table:table-row table:style-name="ro1">
          <table:table-cell office:value-type="string" calcext:value-type="string">
            <text:p>Iceland Geothermal She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ATACENT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.0 PH/s</text:p>
          </table:table-cell>
          <table:table-cell office:value-type="string" calcext:value-type="string">
            <text:p>10 M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Geothermal juice plus glacier air; miners rarely throttle</text:p>
          </table:table-cell>
          <table:table-cell office:value-type="string" calcext:value-type="string">
            <text:p><text:s/>tourists occasionally mistake it for a sci‑fi movie set."[web:380][web:38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Texas Container Array</text:p>
          </table:table-cell>
          <table:table-cell office:value-type="string" calcext:value-type="string">
            <text:p>BMarko</text:p>
          </table:table-cell>
          <table:table-cell office:value-type="string" calcext:value-type="string">
            <text:p>ARRA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2 PH/s</text:p>
          </table:table-cell>
          <table:table-cell office:value-type="string" calcext:value-type="string">
            <text:p>4.8 M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Four 40' mining containers wired in parallel; looks like shipping storage from afar</text:p>
          </table:table-cell>
          <table:table-cell office:value-type="string" calcext:value-type="string">
            <text:p><text:s/>sounds like a jet engine from up close."[web:389][web:38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ersion Vault 40' Pod</text:p>
          </table:table-cell>
          <table:table-cell office:value-type="string" calcext:value-type="string">
            <text:p>CryptoTherm</text:p>
          </table:table-cell>
          <table:table-cell office:value-type="string" calcext:value-type="string">
            <text:p>ARRA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.0 PH/s</text:p>
          </table:table-cell>
          <table:table-cell office:value-type="string" calcext:value-type="string">
            <text:p>6 M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Container with 14 immersion tanks</text:p>
          </table:table-cell>
          <table:table-cell office:value-type="string" calcext:value-type="string">
            <text:p><text:s/>up to 252 S19s bubbling in dielectric soup; nearly silent</text:p>
          </table:table-cell>
          <table:table-cell office:value-type="string" calcext:value-type="string">
            <text:p><text:s/>absolutely not modest on the power bill."[web:383][web:389]</text:p>
          </table:table-cell>
          <table:table-cell/>
        </table:table-row>
        <table:table-row table:style-name="ro1">
          <table:table-cell office:value-type="string" calcext:value-type="string">
            <text:p>Backyard Dual‑Tank Pod</text:p>
          </table:table-cell>
          <table:table-cell office:value-type="string" calcext:value-type="string">
            <text:p>CryptoTherm</text:p>
          </table:table-cell>
          <table:table-cell office:value-type="string" calcext:value-type="string">
            <text:p>ARRA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0.45 PH/s</text:p>
          </table:table-cell>
          <table:table-cell office:value-type="string" calcext:value-type="string">
            <text:p>900 k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Compact immersion pod for four high‑end ASICs; HOA‑friendly box that turns your garage into a low-key heat plant."[web:383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hburn us-east-1 Cage</text:p>
          </table:table-cell>
          <table:table-cell office:value-type="string" calcext:value-type="string">
            <text:p>AWS‑Style</text:p>
          </table:table-cell>
          <table:table-cell office:value-type="string" calcext:value-type="string">
            <text:p>DATACENTE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0.0 TH/s</text:p>
          </table:table-cell>
          <table:table-cell office:value-type="string" calcext:value-type="string">
            <text:p>2 M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Colo cage in ‘Cloud Central’ Ashburn; mostly rented to VMs</text:p>
          </table:table-cell>
          <table:table-cell office:value-type="string" calcext:value-type="string">
            <text:p><text:s/>with one dark corner full of mysteriously humming ASICs."[web:382][web:388][web:39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gon us-west-2 Barn</text:p>
          </table:table-cell>
          <table:table-cell office:value-type="string" calcext:value-type="string">
            <text:p>AWS‑Style</text:p>
          </table:table-cell>
          <table:table-cell office:value-type="string" calcext:value-type="string">
            <text:p>DATACENT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.0 TH/s</text:p>
          </table:table-cell>
          <table:table-cell office:value-type="string" calcext:value-type="string">
            <text:p>3 M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High‑availability cloud hall where someone slipped in an immersion rack labelled ‘thermal testing hardware’."[web:382][web:385][web:391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dney australia-southeast1 Row</text:p>
          </table:table-cell>
          <table:table-cell office:value-type="string" calcext:value-type="string">
            <text:p>GCP‑Style</text:p>
          </table:table-cell>
          <table:table-cell office:value-type="string" calcext:value-type="string">
            <text:p>DATACENTE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0.0 TH/s</text:p>
          </table:table-cell>
          <table:table-cell office:value-type="string" calcext:value-type="string">
            <text:p>1.5 M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Row of racks in a hyperscale DC; officially for Kubernetes clusters</text:p>
          </table:table-cell>
          <table:table-cell office:value-type="string" calcext:value-type="string">
            <text:p><text:s/>unofficially host to a few very busy TPUs."[web:385][web:38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furt eu-central-1 Vault</text:p>
          </table:table-cell>
          <table:table-cell office:value-type="string" calcext:value-type="string">
            <text:p>Cloud‑Style</text:p>
          </table:table-cell>
          <table:table-cell office:value-type="string" calcext:value-type="string">
            <text:p>DATACENTE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0.0 TH/s</text:p>
          </table:table-cell>
          <table:table-cell office:value-type="string" calcext:value-type="string">
            <text:p>2.5 M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Tightly regulated EU facility; noise limits are strict</text:p>
          </table:table-cell>
          <table:table-cell office:value-type="string" calcext:value-type="string">
            <text:p><text:s/>PUE is low</text:p>
          </table:table-cell>
          <table:table-cell office:value-type="string" calcext:value-type="string">
            <text:p><text:s/>and any miner deployment requires a lawyer and a spreadsheet."[web:382][web:385]</text:p>
          </table:table-cell>
          <table:table-cell/>
        </table:table-row>
        <table:table-row table:style-name="ro1">
          <table:table-cell office:value-type="string" calcext:value-type="string">
            <text:p>North Dakota Wind Array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RRA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0 PH/s</text:p>
          </table:table-cell>
          <table:table-cell office:value-type="string" calcext:value-type="string">
            <text:p>3.5 M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Line of mobile containers parked under wind turbines; hash goes up with the breeze and down with transmission constraints."[web:380][web:389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berian Warehouse Row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ATACENT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.5 PH/s</text:p>
          </table:table-cell>
          <table:table-cell office:value-type="string" calcext:value-type="string">
            <text:p>8 M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Converted factory near cheap power; ambient is ‑20°C</text:p>
          </table:table-cell>
          <table:table-cell office:value-type="string" calcext:value-type="string">
            <text:p><text:s/>hashboards stay comfy</text:p>
          </table:table-cell>
          <table:table-cell office:value-type="string" calcext:value-type="string">
            <text:p><text:s/>techs do not."[web:380][web:387]</text:p>
          </table:table-cell>
          <table:table-cell/>
        </table:table-row>
        <table:table-row table:style-name="ro1">
          <table:table-cell office:value-type="string" calcext:value-type="string">
            <text:p>Kazakhstan Steppe Far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ATACENTE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.2 PH/s</text:p>
          </table:table-cell>
          <table:table-cell office:value-type="string" calcext:value-type="string">
            <text:p>12 M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Low‑cost energy on the steppe; grids are flaky</text:p>
          </table:table-cell>
          <table:table-cell office:value-type="string" calcext:value-type="string">
            <text:p><text:s/>regulations are flakier</text:p>
          </table:table-cell>
          <table:table-cell office:value-type="string" calcext:value-type="string">
            <text:p><text:s/>uptime graphs look like saw blades."[web:387]</text:p>
          </table:table-cell>
          <table:table-cell/>
        </table:table-row>
        <table:table-row table:style-name="ro1">
          <table:table-cell office:value-type="string" calcext:value-type="string">
            <text:p>Mega‑Rack S19 Array (×100)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ARRA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0.0 PH/s</text:p>
          </table:table-cell>
          <table:table-cell office:value-type="string" calcext:value-type="string">
            <text:p>70 M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One aisle with 100 S19‑class units per side; aisle temperature classed as ‘dry sauna’, noise level as ‘inside the engine’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sion Wing (×10 Tanks)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ARRA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6.0 PH/s</text:p>
          </table:table-cell>
          <table:table-cell office:value-type="string" calcext:value-type="string">
            <text:p>12 M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Ten big immersion tanks daisy‑chained; pumps</text:p>
          </table:table-cell>
          <table:table-cell office:value-type="string" calcext:value-type="string">
            <text:p><text:s/>heat exchangers</text:p>
          </table:table-cell>
          <table:table-cell office:value-type="string" calcext:value-type="string">
            <text:p><text:s/>and hoses form a techno‑jungle under soft coolant gurgling."[web:383][web:389]</text:p>
          </table:table-cell>
          <table:table-cell/>
        </table:table-row>
        <table:table-row table:style-name="ro1">
          <table:table-cell office:value-type="string" calcext:value-type="string">
            <text:p>GPU Render/Mining Hybrid Lo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ATACENT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.3 PH/s</text:p>
          </table:table-cell>
          <table:table-cell office:value-type="string" calcext:value-type="string">
            <text:p>1 M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Repurposed warehouse in a creative district; half the GPUs do renders</text:p>
          </table:table-cell>
          <table:table-cell office:value-type="string" calcext:value-type="string">
            <text:p><text:s/>the other half secretly chase blocks at night."[web:39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+Mining Converged Ha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ATACENTER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5.0 PH/s</text:p>
          </table:table-cell>
          <table:table-cell office:value-type="string" calcext:value-type="string">
            <text:p>18 M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Shared hall of ASICs and AI accelerators; when training jobs spike</text:p>
          </table:table-cell>
          <table:table-cell office:value-type="string" calcext:value-type="string">
            <text:p><text:s/>miners throttle and grumble about ‘the new kids’."[web:377][web:378][web:39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dential Closet ‘Datacenter’</text:p>
          </table:table-cell>
          <table:table-cell office:value-type="string" calcext:value-type="string">
            <text:p>Home User</text:p>
          </table:table-cell>
          <table:table-cell office:value-type="string" calcext:value-type="string">
            <text:p>DATACENTE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0.020 PH/s</text:p>
          </table:table-cell>
          <table:table-cell office:value-type="string" calcext:value-type="string">
            <text:p>6 k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Two S9s in a linen closet; door closed equals 50°C, door open equals unbearable noise, both equal angry housemat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ral Barn ‘Chicken‑Coop’ Farm</text:p>
          </table:table-cell>
          <table:table-cell office:value-type="string" calcext:value-type="string">
            <text:p>Home User</text:p>
          </table:table-cell>
          <table:table-cell office:value-type="string" calcext:value-type="string">
            <text:p>DATACENT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.050 PH/s</text:p>
          </table:table-cell>
          <table:table-cell office:value-type="string" calcext:value-type="string">
            <text:p>20 k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ire racks in an actual barn; fans cool both ASICs and chickens, dust cools nothing at al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ment Rack of Doom</text:p>
          </table:table-cell>
          <table:table-cell office:value-type="string" calcext:value-type="string">
            <text:p>Home User</text:p>
          </table:table-cell>
          <table:table-cell office:value-type="string" calcext:value-type="string">
            <text:p>ARRA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0.010 PH/s</text:p>
          </table:table-cell>
          <table:table-cell office:value-type="string" calcext:value-type="string">
            <text:p>5 k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Mixed old GPUs and S3/S5s; wiring resembles spaghetti, logs resemble a horror antholog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pboard Container Ri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RRA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.5 PH/s</text:p>
          </table:table-cell>
          <table:table-cell office:value-type="string" calcext:value-type="string">
            <text:p>5 M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Container bolted to a cargo ship deck; powered off ship’s surplus, cooled by sea breeze, loved by no one on the same deck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c Dome Min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ATACENTE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2 PH/s</text:p>
          </table:table-cell>
          <table:table-cell office:value-type="string" calcext:value-type="string">
            <text:p>4 M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Inflatable dome on permafrost; uses outside air for free cooling and for blowing away any hope of stable Wi‑Fi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 Carport Clust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RRA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0.15 PH/s</text:p>
          </table:table-cell>
          <table:table-cell office:value-type="string" calcext:value-type="string">
            <text:p>600 k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iners mounted above parked cars under solar panels; hashes all day, naps when clouds roll 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ndoned Office Floor Far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ATACENT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0.25 PH/s</text:p>
          </table:table-cell>
          <table:table-cell office:value-type="string" calcext:value-type="string">
            <text:p>900 k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Rows of racks in a half‑empty office tower; AC is overloaded, fire alarms are jumpy, neighbors are confus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‑Up Container Lot (×4)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ARRA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0.8 PH/s</text:p>
          </table:table-cell>
          <table:table-cell office:value-type="string" calcext:value-type="string">
            <text:p>3 M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our plug‑and‑play mining containers on a leased gravel lot; the landlord knows it as ‘temporary storage’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‑location Rack in Ashbur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ATACENT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.05 PH/s</text:p>
          </table:table-cell>
          <table:table-cell office:value-type="string" calcext:value-type="string">
            <text:p>200 k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igh‑end colo rack with very ‘creative’ declared load; miners share PDUs with surprisingly important databas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er Call‑Center Turned Far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ATACENTE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0.6 PH/s</text:p>
          </table:table-cell>
          <table:table-cell office:value-type="string" calcext:value-type="string">
            <text:p>2 M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Cubicles ripped out, racks rolled in; some ceiling tiles still show old headset hook marks between cable bundl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IA PhysX P1 PPU</text:p>
          </table:table-cell>
          <table:table-cell office:value-type="string" calcext:value-type="string">
            <text:p>AGEIA</text:p>
          </table:table-cell>
          <table:table-cell office:value-type="string" calcext:value-type="string">
            <text:p>COPROCESSO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03 M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First consumer physics card; 125M transistors and 128 MB GDDR3 dedicated to making barrels explode more realistically</text:p>
          </table:table-cell>
          <table:table-cell office:value-type="string" calcext:value-type="string">
            <text:p><text:s/>not hashes more frequently."[web:362][web:365][web:37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G PhysX P1 PCI Card</text:p>
          </table:table-cell>
          <table:table-cell office:value-type="string" calcext:value-type="string">
            <text:p>BFG/AGEIA</text:p>
          </table:table-cell>
          <table:table-cell office:value-type="string" calcext:value-type="string">
            <text:p>COPROCESSO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03 M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Add‑in PCI PPU; helps a handful of games add debris</text:p>
          </table:table-cell>
          <table:table-cell office:value-type="string" calcext:value-type="string">
            <text:p><text:s/>helps your miner add system instability and fan noise."[web:363][web:369][web:37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US PhysX P1 PCIe</text:p>
          </table:table-cell>
          <table:table-cell office:value-type="string" calcext:value-type="string">
            <text:p>ASUS/AGEIA</text:p>
          </table:table-cell>
          <table:table-cell office:value-type="string" calcext:value-type="string">
            <text:p>COPROCESSO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0.003 M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PCIe variant with the same chip; the only thing accelerated is how fast you run out of useful PCIe slots."[web:362][web:372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IA PhysX P2 ES</text:p>
          </table:table-cell>
          <table:table-cell office:value-type="string" calcext:value-type="string">
            <text:p>AGEIA</text:p>
          </table:table-cell>
          <table:table-cell office:value-type="string" calcext:value-type="string">
            <text:p>COPROCESSO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0.0035 MH/s</text:p>
          </table:table-cell>
          <table:table-cell office:value-type="string" calcext:value-type="string">
            <text:p>3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Post‑acquisition engineering sample; allegedly improved</text:p>
          </table:table-cell>
          <table:table-cell office:value-type="string" calcext:value-type="string">
            <text:p><text:s/>officially obsolete once GPUs ate PhysX for breakfast."[web:362][web:37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IDIA PhysX-on-GPU Mode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0.004 MH/s</text:p>
          </table:table-cell>
          <table:table-cell office:value-type="string" calcext:value-type="string">
            <text:p>5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Repurposes your GeForce shaders for physics; in your rig it repurposes them for overheated</text:p>
          </table:table-cell>
          <table:table-cell office:value-type="string" calcext:value-type="string">
            <text:p><text:s/>underwhelming hash experiments."[web:36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 TPU v1 Boar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TP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050 MH/s</text:p>
          </table:table-cell>
          <table:table-cell office:value-type="string" calcext:value-type="string">
            <text:p>4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92 TOPS 8‑bit inference ASIC; incredible at matrix multiplies</text:p>
          </table:table-cell>
          <table:table-cell office:value-type="string" calcext:value-type="string">
            <text:p><text:s/>hilariously misaligned with SHA‑256 bit‑twiddling."[web:373][web:37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 TPU v2 Chip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TP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060 MH/s</text:p>
          </table:table-cell>
          <table:table-cell office:value-type="string" calcext:value-type="string">
            <text:p>4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~45 TFLOPS bfloat16 per chip; each one can train ResNet quickly and mine Bitcoin slowly and resentfully."[web:367][web:370][web:373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 TPU v2 Board (4‑chip)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TP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24 MH/s</text:p>
          </table:table-cell>
          <table:table-cell office:value-type="string" calcext:value-type="string">
            <text:p>18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Cloud TPU v2 with 180 TFLOPS and 64 GB HBM; enough bandwidth to move mountains of tensors</text:p>
          </table:table-cell>
          <table:table-cell office:value-type="string" calcext:value-type="string">
            <text:p><text:s/>or a very small hill of hashes."[web:367][web:370][web:37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 TPU v3 Boar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TP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0.30 MH/s</text:p>
          </table:table-cell>
          <table:table-cell office:value-type="string" calcext:value-type="string">
            <text:p>2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420 TFLOPS bfloat16 and 128 GB HBM; pods can hit 100+ PFLOPS</text:p>
          </table:table-cell>
          <table:table-cell office:value-type="string" calcext:value-type="string">
            <text:p><text:s/>your pretend miner hits 0+ ironic chuckles."[web:367][web:37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 TPU v3 Pod Slic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TP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.50 MH/s</text:p>
          </table:table-cell>
          <table:table-cell office:value-type="string" calcext:value-type="string">
            <text:p>12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Cluster of TPU boards; hyperscale training powerhouse tasked with the very underwhelming job of hashing headers."[web:367][web:373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Movidius NCS (Myriad 2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NP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0004 MH/s</text:p>
          </table:table-cell>
          <table:table-cell office:value-type="string" calcext:value-type="string">
            <text:p>1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USB stick with 12 SHAVE cores; sips power over USB 3.0 and produces hashrates you can almost measure with a stopwatch."[web:368][web:371][web:374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Movidius NCS2 (Myriad X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NP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0.0007 MH/s</text:p>
          </table:table-cell>
          <table:table-cell office:value-type="string" calcext:value-type="string">
            <text:p>1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Upgraded VPU for edge AI; perfect for classifying cats and dogs</text:p>
          </table:table-cell>
          <table:table-cell office:value-type="string" calcext:value-type="string">
            <text:p><text:s/>or classifying your mining idea as bad in real time."[web:368][web:371][web:37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IDIA Tesla K80</text:p>
          </table:table-cell>
          <table:table-cell office:value-type="string" calcext:value-type="string">
            <text:p>Tesla (NVIDIA)</text:p>
          </table:table-cell>
          <table:table-cell office:value-type="string" calcext:value-type="string">
            <text:p>GP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050 MH/s</text:p>
          </table:table-cell>
          <table:table-cell office:value-type="string" calcext:value-type="string">
            <text:p>30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ual GK210 compute card; colossal FP64 throughput, spectacularly inefficient as a SHA‑256 furnac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IDIA Tesla P100</text:p>
          </table:table-cell>
          <table:table-cell office:value-type="string" calcext:value-type="string">
            <text:p>Tesla (NVIDIA)</text:p>
          </table:table-cell>
          <table:table-cell office:value-type="string" calcext:value-type="string">
            <text:p>GP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080 MH/s</text:p>
          </table:table-cell>
          <table:table-cell office:value-type="string" calcext:value-type="string">
            <text:p>25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ascal compute beast with HBM2; HPC workloads fly, coins crawl, electricity bills sprin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IDIA Tesla V100</text:p>
          </table:table-cell>
          <table:table-cell office:value-type="string" calcext:value-type="string">
            <text:p>Tesla (NVIDIA)</text:p>
          </table:table-cell>
          <table:table-cell office:value-type="string" calcext:value-type="string">
            <text:p>GP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110 MH/s</text:p>
          </table:table-cell>
          <table:table-cell office:value-type="string" calcext:value-type="string">
            <text:p>25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Tensor core monster; excels at matrix multiplies, sees cryptomining as a step down the evolutionary ladd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IDIA A100 PCIe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.160 MH/s</text:p>
          </table:table-cell>
          <table:table-cell office:value-type="string" calcext:value-type="string">
            <text:p>2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I datacenter icon; 20x more useful for LLMs than for your LLM (Low‑Luck Miner) projec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IDIA Jetson Nano Module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SO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0.0012 MH/s</text:p>
          </table:table-cell>
          <table:table-cell office:value-type="string" calcext:value-type="string">
            <text:p>1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Tiny AI dev board; 128 CUDA cores meant for robotics and vision, repurposed into carefully warmed‑over disappointmen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Xeon Phi 7120P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PROCESS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030 MH/s</text:p>
          </table:table-cell>
          <table:table-cell office:value-type="string" calcext:value-type="string">
            <text:p>3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Many‑core x86 accelerator; great at vectorized science code, overcomplicated and under-rewarding as a min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PowerAI AC922 Node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COPROCESSO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0.120 MH/s</text:p>
          </table:table-cell>
          <table:table-cell office:value-type="string" calcext:value-type="string">
            <text:p>8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POWER9 + GPUs server; built for AI supercomputing, pressed into service as the world’s fanciest space heat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IDIA PhysX-on-Secondary-GPU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COPROCESSO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0.002 MH/s</text:p>
          </table:table-cell>
          <table:table-cell office:value-type="string" calcext:value-type="string">
            <text:p>6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ld trick of dedicating a spare GPU to physics; in your rig it just adds heat and driver bug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ok FX GPU Physics Mode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GP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02 MH/s</text:p>
          </table:table-cell>
          <table:table-cell office:value-type="string" calcext:value-type="string">
            <text:p>4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Shader‑based physics from the Havok era; proof that you can burn watts on something even less profitable than min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 TPU ‘Ironwood’ Inference ASIC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TPU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0.080 MH/s</text:p>
          </table:table-cell>
          <table:table-cell office:value-type="string" calcext:value-type="string">
            <text:p>3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Next‑gen low‑latency TPU for inference; fantastic at powering chatbots</text:p>
          </table:table-cell>
          <table:table-cell office:value-type="string" calcext:value-type="string">
            <text:p><text:s/>terrible at powering your virtual economy."[web:373][web:36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e TPU USB Accelerator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NPU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0.0005 MH/s</text:p>
          </table:table-cell>
          <table:table-cell office:value-type="string" calcext:value-type="string">
            <text:p>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Tiny Coral USB accelerator; designed to recognize faces and objects, recognizes only sunk‑cost fallacies in min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e Neural Engine (A11)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P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0010 MH/s</text:p>
          </table:table-cell>
          <table:table-cell office:value-type="string" calcext:value-type="string">
            <text:p>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obile NPU wired into iPhone; turns photos into portraits and battery into heat when you try to hash on i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e M1 Neural Engin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PU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.0030 MH/s</text:p>
          </table:table-cell>
          <table:table-cell office:value-type="string" calcext:value-type="string">
            <text:p>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16‑core NPU; shrugs off on‑device ML, shrivels at the idea of SHA‑256 all da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lcomm Hexagon DSP/NPU</text:p>
          </table:table-cell>
          <table:table-cell office:value-type="string" calcext:value-type="string">
            <text:p>Qualcomm</text:p>
          </table:table-cell>
          <table:table-cell office:value-type="string" calcext:value-type="string">
            <text:p>NPU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0.0007 MH/s</text:p>
          </table:table-cell>
          <table:table-cell office:value-type="string" calcext:value-type="string">
            <text:p>1.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martphone AI core; excels at voice wakewords, falters at block reward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IDIA BlueField DPU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COPROCESSO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.0025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martNIC/DPUs meant for networking and security; offloads everything except your fantasy of profitable hashing on i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 TPU v1 Test Car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TP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040 MH/s</text:p>
          </table:table-cell>
          <table:table-cell office:value-type="string" calcext:value-type="string">
            <text:p>4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Early internal board; used to benchmark inference, now recycled into your game as mid‑tier ‘AI junk’ l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 FireStream 917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OPROCESSO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0.010 MH/s</text:p>
          </table:table-cell>
          <table:table-cell office:value-type="string" calcext:value-type="string">
            <text:p>1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GPGPU compute card; early attempt at serious math on a GPU, best repurposed here as unserious hash overhea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IA PhysX PPU ‘Dev Kit’</text:p>
          </table:table-cell>
          <table:table-cell office:value-type="string" calcext:value-type="string">
            <text:p>AGEIA</text:p>
          </table:table-cell>
          <table:table-cell office:value-type="string" calcext:value-type="string">
            <text:p>COPROCESSO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0.0035 MH/s</text:p>
          </table:table-cell>
          <table:table-cell office:value-type="string" calcext:value-type="string">
            <text:p>3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ong PCB with extra test headers; once ran special debug builds, now runs your especially cursed miner firmwa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Xeon Phi Knights Corner ES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PROCESS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028 MH/s</text:p>
          </table:table-cell>
          <table:table-cell office:value-type="string" calcext:value-type="string">
            <text:p>32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Engineering sample with flaky microcode; some benchmarks scream, others segfault, your miner does both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FX 5200 ‘Leaky Cap Edition’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06 MH/s</text:p>
          </table:table-cell>
          <table:table-cell office:value-type="string" calcext:value-type="string">
            <text:p>4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Electrolytic caps bulge and ooze; random crashes, rainbow artifacts, and a faint vinegar smell complete the experienc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8800 GT ‘Baked Twice’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0.018 MH/s</text:p>
          </table:table-cell>
          <table:table-cell office:value-type="string" calcext:value-type="string">
            <text:p>11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Classic heat-cycled card; revived in an oven more than once, VRAM now ghosts textures and occasionally realit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8800 GTX ‘Artifact Factory’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20 MH/s</text:p>
          </table:table-cell>
          <table:table-cell office:value-type="string" calcext:value-type="string">
            <text:p>16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Overheated for years in a cramped case; cold boots with checkerboard artifacts and warms into full psychedelic hash outpu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GTX 260 ‘Capacitor Rattle’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0.022 MH/s</text:p>
          </table:table-cell>
          <table:table-cell office:value-type="string" calcext:value-type="string">
            <text:p>182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 chorus of coil whine and loose caps; every hash computed comes with a unique sound effec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GTX 280 ‘VRM Meltdown’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0.024 MH/s</text:p>
          </table:table-cell>
          <table:table-cell office:value-type="string" calcext:value-type="string">
            <text:p>236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VRM section once hit critical mass; darkened PCB around the power stage is now part of its ‘patina’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GTX 295 Sandwich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0.032 MH/s</text:p>
          </table:table-cell>
          <table:table-cell office:value-type="string" calcext:value-type="string">
            <text:p>289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Dual-PCB monster; one GPU runs hot, the other runs hotter, both occasionally forget to render half the fram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HD 4850 ‘Single-Slot Sizzler’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0.020 MH/s</text:p>
          </table:table-cell>
          <table:table-cell office:value-type="string" calcext:value-type="string">
            <text:p>1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Single-slot reference cooler cooks VRMs; backplate branding almost branded into the case meta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HD 4870 ‘Black Screen Special’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0.024 MH/s</text:p>
          </table:table-cell>
          <table:table-cell office:value-type="string" calcext:value-type="string">
            <text:p>16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Infamous for black-screen crashes under load; great at stress-testing PSUs and patience, less so block header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HD 5770 ‘Half-Dead VRAM’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0.018 MH/s</text:p>
          </table:table-cell>
          <table:table-cell office:value-type="string" calcext:value-type="string">
            <text:p>108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Two memory chips gone flaky; high resolutions produce glitch mosaics, miners produce corrupted nonc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HD 5970 ‘Coal Plant’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0.035 MH/s</text:p>
          </table:table-cell>
          <table:table-cell office:value-type="string" calcext:value-type="string">
            <text:p>294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Dual-GPU behemoth; power consumption rivals small appliances, VRM temps rival small star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GTX 470 ‘Space Heater’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.026 MH/s</text:p>
          </table:table-cell>
          <table:table-cell office:value-type="string" calcext:value-type="string">
            <text:p>21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Runs so hot the PCB warps slightly; doubles as a desk heater and triples your fan replacement budge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GTX 480 ‘Jet Engine’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.028 MH/s</text:p>
          </table:table-cell>
          <table:table-cell office:value-type="string" calcext:value-type="string">
            <text:p>2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Fermi at its loudest; fan curve goes from ‘audible’ to ‘airport’ before hashrate even stabiliz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R9 280X ‘VRM Screamer’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GP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042 MH/s</text:p>
          </table:table-cell>
          <table:table-cell office:value-type="string" calcext:value-type="string">
            <text:p>2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Ex-mining card with annihilated thermal pads; VRMs hit 110°C, fans spin like they’re trying to take off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R9 290 Reference ‘Thermal Throttle’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GP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045 MH/s</text:p>
          </table:table-cell>
          <table:table-cell office:value-type="string" calcext:value-type="string">
            <text:p>27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Blower cooler and Hawaii core; spends most of its life oscillating between ‘lava’ and ‘slightly less lava’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R9 290X ‘Cooktop Edition’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GP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047 MH/s</text:p>
          </table:table-cell>
          <table:table-cell office:value-type="string" calcext:value-type="string">
            <text:p>3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VRM temps high enough to fry an egg; heat pipes give up, hash rate and frame rate follow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GTX 970 Coil Whine King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027 MH/s</text:p>
          </table:table-cell>
          <table:table-cell office:value-type="string" calcext:value-type="string">
            <text:p>14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Screams audibly at high FPS; mining at full tilt produces a constant high-pitched whine audible through wall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GTX 980 Ti ‘Water Damage Survivor’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036 MH/s</text:p>
          </table:table-cell>
          <table:table-cell office:value-type="string" calcext:value-type="string">
            <text:p>2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Used in an open-loop that leaked; corrosion marks on the PCIe bracket, random freezes when humidity ris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RX 480 ‘PCIe Spec Violator’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GP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029 MH/s</text:p>
          </table:table-cell>
          <table:table-cell office:value-type="string" calcext:value-type="string">
            <text:p>1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First revision pulled too much juice from the slot; some motherboards still bear the scorch mark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RX 580 ‘Ex-Farm Veteran’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GP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030 MH/s</text:p>
          </table:table-cell>
          <table:table-cell office:value-type="string" calcext:value-type="string">
            <text:p>18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24/7 mining scars: rusted screws, squealing fans, and a BIOS that’s been edited more times than a Wikipedia drama pag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GTX 1080 ‘Shunt Mod Hero’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031 MH/s</text:p>
          </table:table-cell>
          <table:table-cell office:value-type="string" calcext:value-type="string">
            <text:p>18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Shunt-modded for benchmark glory; power readings are unreliable, so are thermals, but it sure looks fast on pap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RTX 2080 Ti ‘Dead VRAM Row’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0.055 MH/s</text:p>
          </table:table-cell>
          <table:table-cell office:value-type="string" calcext:value-type="string">
            <text:p>26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One edge memory chip cooked; anything over 1080p spawns sparkling green confetti over your beautifully hashed block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RTX 3090 ‘VRAM Oven’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.120 MH/s</text:p>
          </table:table-cell>
          <table:table-cell office:value-type="string" calcext:value-type="string">
            <text:p>3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GDDR6X junction temps hit 110°C in mining; memory pads ooze, backplate branding quietly bubbl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top GTX 860M ‘BGA Cracks’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012 MH/s</text:p>
          </table:table-cell>
          <table:table-cell office:value-type="string" calcext:value-type="string">
            <text:p>7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Reflowed twice to fix intermittent black screens; flexing the chassis changes hash rate in real tim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2011 Radeon Fail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GP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.015 MH/s</text:p>
          </table:table-cell>
          <table:table-cell office:value-type="string" calcext:value-type="string">
            <text:p>3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Notorious discrete GPU failure; mining on it is essentially speedrunning the death of the logic boar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HD 6990 ‘Hair Dryer’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GP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.040 MH/s</text:p>
          </table:table-cell>
          <table:table-cell office:value-type="string" calcext:value-type="string">
            <text:p>37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Dual-GPU monster; reference cooler outputs a constant torrent of 80°C air and a constant roar of regre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GTX 295 ‘VRM Roulette’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0.033 MH/s</text:p>
          </table:table-cell>
          <table:table-cell office:value-type="string" calcext:value-type="string">
            <text:p>289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VRM design right at the edge; some cards live forever, others blow MOSFETs like party popper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RX Vega 64 ‘Undervolt or Die’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GP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042 MH/s</text:p>
          </table:table-cell>
          <table:table-cell office:value-type="string" calcext:value-type="string">
            <text:p>29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Stock settings cook VRMs; only stable when undervolted, underclocked, and under absolutely no illus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TX 3080 ‘Melted Connector’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.096 MH/s</text:p>
          </table:table-cell>
          <table:table-cell office:value-type="string" calcext:value-type="string">
            <text:p>32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Cheap 8-pin splitter and long gaming sessions; plastic around the PCIe connector turned a lovely shade of charcoa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TX 4090 ‘Case Bender’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0.180 MH/s</text:p>
          </table:table-cell>
          <table:table-cell office:value-type="string" calcext:value-type="string">
            <text:p>4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Too heavy for its own good; sags enough to flex the motherboard, mining while attempting minor structural engineer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RX 7900 XTX ‘Hotspot Horror’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GPU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0.150 MH/s</text:p>
          </table:table-cell>
          <table:table-cell office:value-type="string" calcext:value-type="string">
            <text:p>35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Some samples suffered extreme hotspot temps; in your game, this one’s permanently convinced it lives in a saun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miner S9 Overclocked Firestarter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6.0 TH/s</text:p>
          </table:table-cell>
          <table:table-cell office:value-type="string" calcext:value-type="string">
            <text:p>15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S9 pushed past its comfort zone; PCIe connectors run so hot the plastic starts to brown and the room smells faintly of toasted hashboards."[web:327][web:333][web:336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miner S9 ‘Burned Pins Edition’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4.0 TH/s</text:p>
          </table:table-cell>
          <table:table-cell office:value-type="string" calcext:value-type="string">
            <text:p>14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Factory-spec unit with cheap 6‑pin cables; sustained load cooks the connectors</text:p>
          </table:table-cell>
          <table:table-cell office:value-type="string" calcext:value-type="string">
            <text:p><text:s/>upgrading your rig with randomized reboots and ozone aroma."[web:327][web:333][web:33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miner S17 Fragile Hashboard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2.0 TH/s</text:p>
          </table:table-cell>
          <table:table-cell office:value-type="string" calcext:value-type="string">
            <text:p>25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Notorious for hashboard failures; loses chips like hair in a stress shampoo ad</text:p>
          </table:table-cell>
          <table:table-cell office:value-type="string" calcext:value-type="string">
            <text:p><text:s/>spends more time in reflow ovens than online."[web:322][web:323][web:326][web:329][web:33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miner S17+ ‘One-Board Wonder’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4.0 TH/s</text:p>
          </table:table-cell>
          <table:table-cell office:value-type="string" calcext:value-type="string">
            <text:p>21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Arrived used with two dead hashboards; mines on a single surviving chain while the others act as very expensive heatsinks."[web:322][web:323][web:325][web:335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miner S17 Hashboard Zombie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.0 TH/s</text:p>
          </table:table-cell>
          <table:table-cell office:value-type="string" calcext:value-type="string">
            <text:p>12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Half the chips show as ‘missing’ and the rest intermittently wake up; log files read like a horror story of Pattern NG and EEPROM errors."[web:323][web:324][web:326][web:331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miner S17+ Thermal Throttle King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60.0 TH/s</text:p>
          </table:table-cell>
          <table:table-cell office:value-type="string" calcext:value-type="string">
            <text:p>29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Runs at full speed until dust and weak heatsinks send temperatures skyrocketing; throttles</text:p>
          </table:table-cell>
          <table:table-cell office:value-type="string" calcext:value-type="string">
            <text:p><text:s/>recovers</text:p>
          </table:table-cell>
          <table:table-cell office:value-type="string" calcext:value-type="string">
            <text:p><text:s/>and repeats in a never‑ending thermal soap opera."[web:325][web:326][web:329]</text:p>
          </table:table-cell>
          <table:table-cell/>
        </table:table-row>
        <table:table-row table:style-name="ro1">
          <table:table-cell office:value-type="string" calcext:value-type="string">
            <text:p>Antminer S1 ‘Frankenminer’ Mod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20 TH/s</text:p>
          </table:table-cell>
          <table:table-cell office:value-type="string" calcext:value-type="string">
            <text:p>5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Original S1 with fans swapped</text:p>
          </table:table-cell>
          <table:table-cell office:value-type="string" calcext:value-type="string">
            <text:p><text:s/>heatsinks glued</text:p>
          </table:table-cell>
          <table:table-cell office:value-type="string" calcext:value-type="string">
            <text:p><text:s/>and firmware from who‑knows‑where; louder than modern farms and hashes like an enthusiastic hamster."[web:306][web:310][web:319][web:330]</text:p>
          </table:table-cell>
          <table:table-cell/>
        </table:table-row>
        <table:table-row table:style-name="ro1">
          <table:table-cell office:value-type="string" calcext:value-type="string">
            <text:p>Antminer S3 Rustbucket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40 TH/s</text:p>
          </table:table-cell>
          <table:table-cell office:value-type="string" calcext:value-type="string">
            <text:p>4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Ex‑garage S3 caked in dust and corrosion; one fan rattles</text:p>
          </table:table-cell>
          <table:table-cell office:value-type="string" calcext:value-type="string">
            <text:p><text:s/>the other wheezes</text:p>
          </table:table-cell>
          <table:table-cell office:value-type="string" calcext:value-type="string">
            <text:p><text:s/>yet it stubbornly cranks out a trickle of hashes."[web:311][web:314][web:320][web:328]</text:p>
          </table:table-cell>
          <table:table-cell/>
        </table:table-row>
        <table:table-row table:style-name="ro1">
          <table:table-cell office:value-type="string" calcext:value-type="string">
            <text:p>Antminer S9 ‘Winter Heater’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3.5 TH/s</text:p>
          </table:table-cell>
          <table:table-cell office:value-type="string" calcext:value-type="string">
            <text:p>13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Retired from serious mining and bolted under a desk; provides central heating and ambient fan noise in exchange for microscopic rewards."[web:331][web:336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miner S9 ‘Dead Chain Demo’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.0 TH/s</text:p>
          </table:table-cell>
          <table:table-cell office:value-type="string" calcext:value-type="string">
            <text:p>13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One hashboard completely dead</text:p>
          </table:table-cell>
          <table:table-cell office:value-type="string" calcext:value-type="string">
            <text:p><text:s/>one flaky</text:p>
          </table:table-cell>
          <table:table-cell office:value-type="string" calcext:value-type="string">
            <text:p><text:s/>one ‘OK’; hash-rate graph looks like an EKG and uptime resembles a sine wave."[web:324][web:328][web:330]</text:p>
          </table:table-cell>
          <table:table-cell/>
        </table:table-row>
        <table:table-row table:style-name="ro1">
          <table:table-cell office:value-type="string" calcext:value-type="string">
            <text:p>Antminer S17 Shorted PSU Victim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0.00 TH/s</text:p>
          </table:table-cell>
          <table:table-cell office:value-type="string" calcext:value-type="string">
            <text:p>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Hashboards fine</text:p>
          </table:table-cell>
          <table:table-cell office:value-type="string" calcext:value-type="string">
            <text:p><text:s/>PSU catastrophically not; went out in a blaze of glory and tripped three breakers on the way."[web:326][web:331][web:33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miner S19 ‘Datacenter Brownout Survivor’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60.0 TH/s</text:p>
          </table:table-cell>
          <table:table-cell office:value-type="string" calcext:value-type="string">
            <text:p>32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Once a 95 TH/s unit</text:p>
          </table:table-cell>
          <table:table-cell office:value-type="string" calcext:value-type="string">
            <text:p><text:s/>now permanently de-clocked after a spectacular power event; fan bearings howl the story every time it boots."[web:331][web:33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on Miner ‘Fanless Experiment’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ASI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5.0 TH/s</text:p>
          </table:table-cell>
          <table:table-cell office:value-type="string" calcext:value-type="string">
            <text:p>8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Previous owner removed fans ‘for silence’ and relied on case airflow; results included thermal shutdowns</text:p>
          </table:table-cell>
          <table:table-cell office:value-type="string" calcext:value-type="string">
            <text:p><text:s/>scorched stickers</text:p>
          </table:table-cell>
          <table:table-cell office:value-type="string" calcext:value-type="string">
            <text:p><text:s/>and great forum content."[web:328][web:331]</text:p>
          </table:table-cell>
          <table:table-cell/>
        </table:table-row>
        <table:table-row table:style-name="ro1">
          <table:table-cell office:value-type="string" calcext:value-type="string">
            <text:p>WhatsMiner ‘Hot Shelf Hero’</text:p>
          </table:table-cell>
          <table:table-cell office:value-type="string" calcext:value-type="string">
            <text:p>MicroBT</text:p>
          </table:table-cell>
          <table:table-cell office:value-type="string" calcext:value-type="string">
            <text:p>ASIC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60.0 TH/s</text:p>
          </table:table-cell>
          <table:table-cell office:value-type="string" calcext:value-type="string">
            <text:p>35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Operated for years on the highest shelf in a poorly ventilated room; the PSU whines</text:p>
          </table:table-cell>
          <table:table-cell office:value-type="string" calcext:value-type="string">
            <text:p><text:s/>the hashboards warp</text:p>
          </table:table-cell>
          <table:table-cell office:value-type="string" calcext:value-type="string">
            <text:p><text:s/>but somehow it still reports green LEDs."[web:328][web:331]</text:p>
          </table:table-cell>
          <table:table-cell/>
        </table:table-row>
        <table:table-row table:style-name="ro1">
          <table:table-cell office:value-type="string" calcext:value-type="string">
            <text:p>Antminer S17 Heatsink Dropout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0.0 TH/s</text:p>
          </table:table-cell>
          <table:table-cell office:value-type="string" calcext:value-type="string">
            <text:p>25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One cheap heatsink solder joint failed; the loose sink rattles around</text:p>
          </table:table-cell>
          <table:table-cell office:value-type="string" calcext:value-type="string">
            <text:p><text:s/>turning every power‑on into a game of ‘which chip overheats first’."[web:326][web:329][web:33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C ‘Mystery Repair Shop Special’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IC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0.0 TH/s</text:p>
          </table:table-cell>
          <table:table-cell office:value-type="string" calcext:value-type="string">
            <text:p>28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Boards reflowed</text:p>
          </table:table-cell>
          <table:table-cell office:value-type="string" calcext:value-type="string">
            <text:p><text:s/>re‑balled</text:p>
          </table:table-cell>
          <table:table-cell office:value-type="string" calcext:value-type="string">
            <text:p><text:s/>and re‑labelled; half the chips are from different batches and all of them have trust issues."[web:328][web:331]</text:p>
          </table:table-cell>
          <table:table-cell/>
        </table:table-row>
        <table:table-row table:style-name="ro1">
          <table:table-cell office:value-type="string" calcext:value-type="string">
            <text:p>Overclocked S9 ‘Voltage Spike Edition’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7.0 TH/s</text:p>
          </table:table-cell>
          <table:table-cell office:value-type="string" calcext:value-type="string">
            <text:p>16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Tuned within an inch of its life until one voltage spike cooked a hashboard and taught a very memorable lesson about safety margins."[web:327][web:330][web:336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7+ ‘Hashboard Graveyard Rack’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.0 TH/s</text:p>
          </table:table-cell>
          <table:table-cell office:value-type="string" calcext:value-type="string">
            <text:p>22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Three dead units combined into one semi-working chimera; the status page is a wall of X’s and the operator calls it ‘character’."[web:322][web:325][web:329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alon ‘Fan Error Festival’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ASI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40.0 TH/s</text:p>
          </table:table-cell>
          <table:table-cell office:value-type="string" calcext:value-type="string">
            <text:p>26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Fan tach sensors glitch constantly; firmware alternates between full speed</text:p>
          </table:table-cell>
          <table:table-cell office:value-type="string" calcext:value-type="string">
            <text:p><text:s/>shutdown</text:p>
          </table:table-cell>
          <table:table-cell office:value-type="string" calcext:value-type="string">
            <text:p><text:s/>and existential crisis."[web:324][web:328]</text:p>
          </table:table-cell>
          <table:table-cell/>
        </table:table-row>
        <table:table-row table:style-name="ro1">
          <table:table-cell office:value-type="string" calcext:value-type="string">
            <text:p>DIY Overvolted Jalapeno</text:p>
          </table:table-cell>
          <table:table-cell office:value-type="string" calcext:value-type="string">
            <text:p>Butterfly Labs</text:p>
          </table:table-cell>
          <table:table-cell office:value-type="string" calcext:value-type="string">
            <text:p>AS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.0 GH/s</text:p>
          </table:table-cell>
          <table:table-cell office:value-type="string" calcext:value-type="string">
            <text:p>6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Vintage BFL cube with a homebrew voltage mod; gains a few GH/s and a non‑zero chance of letting the magic smoke out mid‑block."[web:296][web:302][web:328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miner S1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18 TH/s</text:p>
          </table:table-cell>
          <table:table-cell office:value-type="string" calcext:value-type="string">
            <text:p>36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Bitmain’s first ASIC; 180 GH/s of screaming fans and baby’s‑first‑farm nostalgia."[web:306][web:307][web:310][web:316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miner S3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478 TH/s</text:p>
          </table:table-cell>
          <table:table-cell office:value-type="string" calcext:value-type="string">
            <text:p>366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Almost half a terahash in a shoebox; once serious gear</text:p>
          </table:table-cell>
          <table:table-cell office:value-type="string" calcext:value-type="string">
            <text:p><text:s/>now a space heater with Ethernet."[web:311][web:314][web:317][web:32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miner S5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15 TH/s</text:p>
          </table:table-cell>
          <table:table-cell office:value-type="string" calcext:value-type="string">
            <text:p>59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pen‑air hash chimney; makes more noise and hot air than coins in 2026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miner S7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.73 TH/s</text:p>
          </table:table-cell>
          <table:table-cell office:value-type="string" calcext:value-type="string">
            <text:p>129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ashes like a champ, howls like a jet; perfect for ‘industrial ambience’ in your junk ri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miner S9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3.5 TH/s</text:p>
          </table:table-cell>
          <table:table-cell office:value-type="string" calcext:value-type="string">
            <text:p>1350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he iconic warehouse‑filler; still found in farms, garages, and noise complaints worldwid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miner S9i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4.0 TH/s</text:p>
          </table:table-cell>
          <table:table-cell office:value-type="string" calcext:value-type="string">
            <text:p>1320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lightly more efficient S9; marginally less power, marginally less guil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miner S9j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4.5 TH/s</text:p>
          </table:table-cell>
          <table:table-cell office:value-type="string" calcext:value-type="string">
            <text:p>1350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ate‑run refinement; spends its retirement in immersion tanks and meme photo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miner S11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.5 TH/s</text:p>
          </table:table-cell>
          <table:table-cell office:value-type="string" calcext:value-type="string">
            <text:p>153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ort‑lived step between S9 and S15; blink and difficulty erased its profit window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miner S15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8.0 TH/s</text:p>
          </table:table-cell>
          <table:table-cell office:value-type="string" calcext:value-type="string">
            <text:p>1596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16 nm node shrink; suddenly your power bill hurts slightly less and your hashrate graph a bit mo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miner S17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6.0 TH/s</text:p>
          </table:table-cell>
          <table:table-cell office:value-type="string" calcext:value-type="string">
            <text:p>2520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irst 7 nm generation; high output, higher RMA stories, perfect for ‘fragile legend’ l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miner S17 Pro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2.0 TH/s</text:p>
          </table:table-cell>
          <table:table-cell office:value-type="string" calcext:value-type="string">
            <text:p>279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‘Pro’ tag includes multiple modes and multiple opportunities to cook hashboard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miner S19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5.0 TH/s</text:p>
          </table:table-cell>
          <table:table-cell office:value-type="string" calcext:value-type="string">
            <text:p>3250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Modern baseline workhorse; 34 J/TH class efficiency</text:p>
          </table:table-cell>
          <table:table-cell office:value-type="string" calcext:value-type="string">
            <text:p><text:s/>still louder than your thoughts."[web:31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miner S19 Pro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10.0 TH/s</text:p>
          </table:table-cell>
          <table:table-cell office:value-type="string" calcext:value-type="string">
            <text:p>3250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One of the defining 7 nm miners; solid efficiency</text:p>
          </table:table-cell>
          <table:table-cell office:value-type="string" calcext:value-type="string">
            <text:p><text:s/>ubiquitous in mid‑sized farms."[web:31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miner S19j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90.0 TH/s</text:p>
          </table:table-cell>
          <table:table-cell office:value-type="string" calcext:value-type="string">
            <text:p>3250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egion‑tuned variant; hashes steadily while your spreadsheet tries to model halving cycl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miner S19j Pro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04.0 TH/s</text:p>
          </table:table-cell>
          <table:table-cell office:value-type="string" calcext:value-type="string">
            <text:p>3068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efined design; better efficiency, same brick‑shaped aesthetic and angry‑bee acoustic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miner S19 XP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34.0 TH/s</text:p>
          </table:table-cell>
          <table:table-cell office:value-type="string" calcext:value-type="string">
            <text:p>301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5 nm uplift; squeezes more TH/s from each watt while squeezing every last amp from your circuit."[web:313][web:321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miner S19K Pro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20.0 TH/s</text:p>
          </table:table-cell>
          <table:table-cell office:value-type="string" calcext:value-type="string">
            <text:p>276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Tweaked S19 with firmware headroom; overclockers’ playground</text:p>
          </table:table-cell>
          <table:table-cell office:value-type="string" calcext:value-type="string">
            <text:p><text:s/>electricians’ nightmare."[web:31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miner S21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200.0 TH/s</text:p>
          </table:table-cell>
          <table:table-cell office:value-type="string" calcext:value-type="string">
            <text:p>350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Next‑gen efficiency at ~17.5 J/TH; turns entire circuits into dedicated hash conduits."[web:312][web:315][web:318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miner S21 Pro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234.0 TH/s</text:p>
          </table:table-cell>
          <table:table-cell office:value-type="string" calcext:value-type="string">
            <text:p>351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Turned up a notch; 234 TH/s of hot air and humming hashboards for serious‑looking builds."[web:315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miner S21 XP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270.0 TH/s</text:p>
          </table:table-cell>
          <table:table-cell office:value-type="string" calcext:value-type="string">
            <text:p>364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Top‑tier air‑cooled monster; 13–15 J/TH class</text:p>
          </table:table-cell>
          <table:table-cell office:value-type="string" calcext:value-type="string">
            <text:p><text:s/>may cause local brownouts when it ‘warms up’."[web:315][web:31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miner S21 Hydro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ASIC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335.0 TH/s</text:p>
          </table:table-cell>
          <table:table-cell office:value-type="string" calcext:value-type="string">
            <text:p>536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Water‑cooled variant; dumps heat into a loop so your warehouse can pretend it’s a spa."[web:318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sMiner M30S+</text:p>
          </table:table-cell>
          <table:table-cell office:value-type="string" calcext:value-type="string">
            <text:p>MicroBT</text:p>
          </table:table-cell>
          <table:table-cell office:value-type="string" calcext:value-type="string">
            <text:p>ASIC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0.0 TH/s</text:p>
          </table:table-cell>
          <table:table-cell office:value-type="string" calcext:value-type="string">
            <text:p>340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S19‑era competitor; slightly worse J/TH</text:p>
          </table:table-cell>
          <table:table-cell office:value-type="string" calcext:value-type="string">
            <text:p><text:s/>slightly better at refusing to die."[web:31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sMiner M50S</text:p>
          </table:table-cell>
          <table:table-cell office:value-type="string" calcext:value-type="string">
            <text:p>MicroBT</text:p>
          </table:table-cell>
          <table:table-cell office:value-type="string" calcext:value-type="string">
            <text:p>ASIC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26.0 TH/s</text:p>
          </table:table-cell>
          <table:table-cell office:value-type="string" calcext:value-type="string">
            <text:p>3276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fined 5 nm design; solid efficiency and a fan curve that sounds like a medium‑sized aircraf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alonMiner 1246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ASIC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0.0 TH/s</text:p>
          </table:table-cell>
          <table:table-cell office:value-type="string" calcext:value-type="string">
            <text:p>342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naan’s 90 TH/s box; chunky, loud, and stubborn about running 24/7 no matter the profi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alonMiner 1366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ASIC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30.0 TH/s</text:p>
          </table:table-cell>
          <table:table-cell office:value-type="string" calcext:value-type="string">
            <text:p>325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Keeps up with S19‑class hardware; slightly less efficient, slightly more distinctive whin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tek 1167 RISC Coprocessor</text:p>
          </table:table-cell>
          <table:table-cell office:value-type="string" calcext:value-type="string">
            <text:p>Weitek</text:p>
          </table:table-cell>
          <table:table-cell office:value-type="string" calcext:value-type="string">
            <text:p>COPROCESSOR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0.00004 MH/s</text:p>
          </table:table-cell>
          <table:table-cell office:value-type="string" calcext:value-type="string">
            <text:p>8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Exotic math coprocessor for high-end systems; handles transcendental functions with ease</text:p>
          </table:table-cell>
          <table:table-cell office:value-type="string" calcext:value-type="string">
            <text:p><text:s/>integer hashes with visible disdain."[web:4][web:16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os Transputer T414</text:p>
          </table:table-cell>
          <table:table-cell office:value-type="string" calcext:value-type="string">
            <text:p>Inmos</text:p>
          </table:table-cell>
          <table:table-cell office:value-type="string" calcext:value-type="string">
            <text:p>CPU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0.00025 MH/s</text:p>
          </table:table-cell>
          <table:table-cell office:value-type="string" calcext:value-type="string">
            <text:p>6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Message-passing CPU with built-in links; perfect for parallel Mandelbrot renders</text:p>
          </table:table-cell>
          <table:table-cell office:value-type="string" calcext:value-type="string">
            <text:p><text:s/>hilariously awkward for parallel mining."[web:4][web:10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os Transputer T800</text:p>
          </table:table-cell>
          <table:table-cell office:value-type="string" calcext:value-type="string">
            <text:p>Inmos</text:p>
          </table:table-cell>
          <table:table-cell office:value-type="string" calcext:value-type="string">
            <text:p>CPU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0.00035 MH/s</text:p>
          </table:table-cell>
          <table:table-cell office:value-type="string" calcext:value-type="string">
            <text:p>7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Adds an on-chip FPU; cluster them for serious scientific work or</text:p>
          </table:table-cell>
          <table:table-cell office:value-type="string" calcext:value-type="string">
            <text:p><text:s/>in your case</text:p>
          </table:table-cell>
          <table:table-cell office:value-type="string" calcext:value-type="string">
            <text:p><text:s/>unserious hash experiments."[web:4][web:101]</text:p>
          </table:table-cell>
          <table:table-cell/>
        </table:table-row>
        <table:table-row table:style-name="ro1">
          <table:table-cell office:value-type="string" calcext:value-type="string">
            <text:p>National Semiconductor NS16032</text:p>
          </table:table-cell>
          <table:table-cell office:value-type="string" calcext:value-type="string">
            <text:p>National Semiconductor</text:p>
          </table:table-cell>
          <table:table-cell office:value-type="string" calcext:value-type="string">
            <text:p>CPU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0.00022 MH/s</text:p>
          </table:table-cell>
          <table:table-cell office:value-type="string" calcext:value-type="string">
            <text:p>4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Early 32-bit CISC; elegant architecture that ended up as a footnote and now as a trash-rig celebrity."[web:4][web:162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 29K (Am29000)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0.00030 MH/s</text:p>
          </table:table-cell>
          <table:table-cell office:value-type="string" calcext:value-type="string">
            <text:p>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Embedded RISC with massive register file; loved in laser printers</text:p>
          </table:table-cell>
          <table:table-cell office:value-type="string" calcext:value-type="string">
            <text:p><text:s/>lost in mining benchmarks."[web: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og Z8000 Weird Stepping</text:p>
          </table:table-cell>
          <table:table-cell office:value-type="string" calcext:value-type="string">
            <text:p>Zilog</text:p>
          </table:table-cell>
          <table:table-cell office:value-type="string" calcext:value-type="string">
            <text:p>CPU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00018 MH/s</text:p>
          </table:table-cell>
          <table:table-cell office:value-type="string" calcext:value-type="string">
            <text:p>3.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Buggy early stepping; certain instructions behave ‘creatively’</text:p>
          </table:table-cell>
          <table:table-cell office:value-type="string" calcext:value-type="string">
            <text:p><text:s/>making every block header an adventure."[web:144][web:15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iAPX 432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0.00005 MH/s</text:p>
          </table:table-cell>
          <table:table-cell office:value-type="string" calcext:value-type="string">
            <text:p>1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Infamous ‘software engine’ CPU; advanced concepts</text:p>
          </table:table-cell>
          <table:table-cell office:value-type="string" calcext:value-type="string">
            <text:p><text:s/>disastrous performance</text:p>
          </table:table-cell>
          <table:table-cell office:value-type="string" calcext:value-type="string">
            <text:p><text:s/>ideal for cursed builds."[web:4][web:98]</text:p>
          </table:table-cell>
          <table:table-cell/>
        </table:table-row>
        <table:table-row table:style-name="ro1">
          <table:table-cell office:value-type="string" calcext:value-type="string">
            <text:p>Fairchild Clipper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CP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0.00028 MH/s</text:p>
          </table:table-cell>
          <table:table-cell office:value-type="string" calcext:value-type="string">
            <text:p>9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RISC/CISC hybrid that never quite made it; more interesting in patents than in performance."[web:98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PS R8000 Floating Beast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CPU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0.00050 MH/s</text:p>
          </table:table-cell>
          <table:table-cell office:value-type="string" calcext:value-type="string">
            <text:p>4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FP-heavy RISC CPU; chewing through FP code is its hobby</text:p>
          </table:table-cell>
          <table:table-cell office:value-type="string" calcext:value-type="string">
            <text:p><text:s/>chewing through hashes is a community service."[web:20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brus 2000 (E2K)</text:p>
          </table:table-cell>
          <table:table-cell office:value-type="string" calcext:value-type="string">
            <text:p>MCST</text:p>
          </table:table-cell>
          <table:table-cell office:value-type="string" calcext:value-type="string">
            <text:p>CP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0010 MH/s</text:p>
          </table:table-cell>
          <table:table-cell office:value-type="string" calcext:value-type="string">
            <text:p>3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Russian VLIW-ish design; compilers do acrobatics</text:p>
          </table:table-cell>
          <table:table-cell office:value-type="string" calcext:value-type="string">
            <text:p><text:s/>your miner does slow gymnastics."[web: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eta Crusoe TM5600 ES</text:p>
          </table:table-cell>
          <table:table-cell office:value-type="string" calcext:value-type="string">
            <text:p>Transmeta</text:p>
          </table:table-cell>
          <table:table-cell office:value-type="string" calcext:value-type="string">
            <text:p>C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17 MH/s</text:p>
          </table:table-cell>
          <table:table-cell office:value-type="string" calcext:value-type="string">
            <text:p>7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Code-morphing x86 clone; spends half its cycles translating instructions and the other half regretting your use case."[web:4][web:162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meta Efficeon TM8600</text:p>
          </table:table-cell>
          <table:table-cell office:value-type="string" calcext:value-type="string">
            <text:p>Transmeta</text:p>
          </table:table-cell>
          <table:table-cell office:value-type="string" calcext:value-type="string">
            <text:p>C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024 MH/s</text:p>
          </table:table-cell>
          <table:table-cell office:value-type="string" calcext:value-type="string">
            <text:p>1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econd-gen Crusoe; cool concept, cool temps, lukewarm performance in every metric you care abou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Cell Broadband Engine</text:p>
          </table:table-cell>
          <table:table-cell office:value-type="string" calcext:value-type="string">
            <text:p>IBM/Sony/Toshiba</text:p>
          </table:table-cell>
          <table:table-cell office:value-type="string" calcext:value-type="string">
            <text:p>CP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0.0060 MH/s</text:p>
          </table:table-cell>
          <table:table-cell office:value-type="string" calcext:value-type="string">
            <text:p>8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PlayStation 3’s SPU-filled monster; great at vector workloads</text:p>
          </table:table-cell>
          <table:table-cell office:value-type="string" calcext:value-type="string">
            <text:p><text:s/>famous for making programmers cry."[web:16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 MAJC Prototype CPU</text:p>
          </table:table-cell>
          <table:table-cell office:value-type="string" calcext:value-type="string">
            <text:p>Sun Microsystems</text:p>
          </table:table-cell>
          <table:table-cell office:value-type="string" calcext:value-type="string">
            <text:p>CP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0015 M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Experimental VLIW media processor; more of a whitepaper star than a product, perfect as mythical l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Itanium 2 (McKinley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0.0030 MH/s</text:p>
          </table:table-cell>
          <table:table-cell office:value-type="string" calcext:value-type="string">
            <text:p>13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EPIC architecture; needs heroic compilers</text:p>
          </table:table-cell>
          <table:table-cell office:value-type="string" calcext:value-type="string">
            <text:p><text:s/>heroic cooling</text:p>
          </table:table-cell>
          <table:table-cell office:value-type="string" calcext:value-type="string">
            <text:p><text:s/>and heroic patience for any mining returns."[web:163]</text:p>
          </table:table-cell>
          <table:table-cell/>
        </table:table-row>
        <table:table-row table:style-name="ro1">
          <table:table-cell office:value-type="string" calcext:value-type="string">
            <text:p>Intel Itanium 2 (Montecito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038 MH/s</text:p>
          </table:table-cell>
          <table:table-cell office:value-type="string" calcext:value-type="string">
            <text:p>13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ual-core Itanium with massive caches; can speculate on instruction paths, not on coin pric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iance AT3D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G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12 MH/s</text:p>
          </table:table-cell>
          <table:table-cell office:value-type="string" calcext:value-type="string">
            <text:p>1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Famously awful 90s 3D card; low performance</text:p>
          </table:table-cell>
          <table:table-cell office:value-type="string" calcext:value-type="string">
            <text:p><text:s/>glitchy rendering</text:p>
          </table:table-cell>
          <table:table-cell office:value-type="string" calcext:value-type="string">
            <text:p><text:s/>and compatibility issues galore."[web:258][web:259]</text:p>
          </table:table-cell>
          <table:table-cell/>
        </table:table-row>
        <table:table-row table:style-name="ro1">
          <table:table-cell office:value-type="string" calcext:value-type="string">
            <text:p>PowerVR PCX2</text:p>
          </table:table-cell>
          <table:table-cell office:value-type="string" calcext:value-type="string">
            <text:p>NEC/VideoLogic</text:p>
          </table:table-cell>
          <table:table-cell office:value-type="string" calcext:value-type="string">
            <text:p>G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19 MH/s</text:p>
          </table:table-cell>
          <table:table-cell office:value-type="string" calcext:value-type="string">
            <text:p>1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Tile-based deferred renderer before it was cool; demands proper game support or displays modern art."[web:259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VR KYRO II</text:p>
          </table:table-cell>
          <table:table-cell office:value-type="string" calcext:value-type="string">
            <text:p>STMicro/Imagination</text:p>
          </table:table-cell>
          <table:table-cell office:value-type="string" calcext:value-type="string">
            <text:p>GP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0.0085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Efficient tile renderer; turns some games into benchmarks and others into bug reports depending on drivers."[web:259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 Savage 2000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30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Hardware T&amp;L unit that never worked properly; broken drivers turned a promising chip into a warning label."[web:236][web:259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dent Blade XP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GP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0.0075 MH/s</text:p>
          </table:table-cell>
          <table:table-cell office:value-type="string" calcext:value-type="string">
            <text:p>2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ast gasp from Trident; supports modern APIs on paper and support tickets in practic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ox Parhelia 512</text:p>
          </table:table-cell>
          <table:table-cell office:value-type="string" calcext:value-type="string">
            <text:p>Matrox</text:p>
          </table:table-cell>
          <table:table-cell office:value-type="string" calcext:value-type="string">
            <text:p>GP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0.015 MH/s</text:p>
          </table:table-cell>
          <table:table-cell office:value-type="string" calcext:value-type="string">
            <text:p>8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Triple‑head wonder with exotic features; beautiful 2D</text:p>
          </table:table-cell>
          <table:table-cell office:value-type="string" calcext:value-type="string">
            <text:p><text:s/>pricey 3D</text:p>
          </table:table-cell>
          <table:table-cell office:value-type="string" calcext:value-type="string">
            <text:p><text:s/>and hilariously poor hashes per watt."[web:259]</text:p>
          </table:table-cell>
          <table:table-cell/>
        </table:table-row>
        <table:table-row table:style-name="ro1">
          <table:table-cell office:value-type="string" calcext:value-type="string">
            <text:p>XGI Volari V8 Duo</text:p>
          </table:table-cell>
          <table:table-cell office:value-type="string" calcext:value-type="string">
            <text:p>XGI</text:p>
          </table:table-cell>
          <table:table-cell office:value-type="string" calcext:value-type="string">
            <text:p>G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12 MH/s</text:p>
          </table:table-cell>
          <table:table-cell office:value-type="string" calcext:value-type="string">
            <text:p>9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Dual-GPU card with heat</text:p>
          </table:table-cell>
          <table:table-cell office:value-type="string" calcext:value-type="string">
            <text:p><text:s/>noise</text:p>
          </table:table-cell>
          <table:table-cell office:value-type="string" calcext:value-type="string">
            <text:p><text:s/>and driver woes; more famous for melting benchmarks than winning them."[web:259]</text:p>
          </table:table-cell>
          <table:table-cell/>
        </table:table-row>
        <table:table-row table:style-name="ro1">
          <table:table-cell office:value-type="string" calcext:value-type="string">
            <text:p>SiS Xabre 400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GP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0.010 MH/s</text:p>
          </table:table-cell>
          <table:table-cell office:value-type="string" calcext:value-type="string">
            <text:p>3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Marketing promised ‘aggressive’ DX8; real-world tests showed aggressive shimmering and missing effects."[web:259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740 (i740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G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22 MH/s</text:p>
          </table:table-cell>
          <table:table-cell office:value-type="string" calcext:value-type="string">
            <text:p>1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tel’s discrete graphics experiment; paved the way for integrated graphics and paved over your frame rat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 Chrome S27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P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14 MH/s</text:p>
          </table:table-cell>
          <table:table-cell office:value-type="string" calcext:value-type="string">
            <text:p>4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Late comeback attempt; decent video decode</text:p>
          </table:table-cell>
          <table:table-cell office:value-type="string" calcext:value-type="string">
            <text:p><text:s/>3D drivers that feel permanently early access."[web:25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IDIA NV1 (STG2000)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0.0012 MH/s</text:p>
          </table:table-cell>
          <table:table-cell office:value-type="string" calcext:value-type="string">
            <text:p>12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Quadratic texture maps and Saturn controller ports; the universe’s answer to ‘what if we tried everything at once?’."[web:23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IDIA GeForce FX 5800 Ultra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11 MH/s</text:p>
          </table:table-cell>
          <table:table-cell office:value-type="string" calcext:value-type="string">
            <text:p>7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Leaf‑blower cooler and hot memory; you hear it before you see the frame rate (or hashes)."[web:28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HD 2900 XT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0.020 MH/s</text:p>
          </table:table-cell>
          <table:table-cell office:value-type="string" calcext:value-type="string">
            <text:p>21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-hungry DX10 brute; impressive memory bus, less impressive efficiency chart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HD 3870 X2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0.030 MH/s</text:p>
          </table:table-cell>
          <table:table-cell office:value-type="string" calcext:value-type="string">
            <text:p>23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ual‑GPU sandwich; AFR microstutter in games, micro‑profit in miner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IDIA GeForce 7950 GX2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40 MH/s</text:p>
          </table:table-cell>
          <table:table-cell office:value-type="string" calcext:value-type="string">
            <text:p>13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Two G71 dies pretending to be one card; drivers juggle, temps climb, hashes shru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IDIA GeForce 8800 Ultra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0.065 MH/s</text:p>
          </table:table-cell>
          <table:table-cell office:value-type="string" calcext:value-type="string">
            <text:p>17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verclocked 8800 GTX with a price to match; serious gaming legend, unserious mining choic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HD 4770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0.018 MH/s</text:p>
          </table:table-cell>
          <table:table-cell office:value-type="string" calcext:value-type="string">
            <text:p>80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irst 40 nm desktop GPU; efficient for its time, now just adorably underpower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Larrabee Prototype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GP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0.030 MH/s</text:p>
          </table:table-cell>
          <table:table-cell office:value-type="string" calcext:value-type="string">
            <text:p>2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x86-based many-core graphics project; canceled as a GPU, reborn as Xeon Phi, perfect as cursed l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POWER7 Prototype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CP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0.009 MH/s</text:p>
          </table:table-cell>
          <table:table-cell office:value-type="string" calcext:value-type="string">
            <text:p>2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Server monster ES; multi‑threaded HPC dreams and exactly zero interest in your coi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 Niagara T1</text:p>
          </table:table-cell>
          <table:table-cell office:value-type="string" calcext:value-type="string">
            <text:p>Sun Microsystems</text:p>
          </table:table-cell>
          <table:table-cell office:value-type="string" calcext:value-type="string">
            <text:p>CP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0.004 MH/s</text:p>
          </table:table-cell>
          <table:table-cell office:value-type="string" calcext:value-type="string">
            <text:p>7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ltra-threaded SPARC; dozens of hardware threads waiting mostly on your terrible network stack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 PA‑89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P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0.0045 MH/s</text:p>
          </table:table-cell>
          <table:table-cell office:value-type="string" calcext:value-type="string">
            <text:p>8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ate PA‑RISC chip; spends most of its life running HP‑UX, briefly pressed into hash duty in your gam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 VR4300 (N64 CPU)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CP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018 MH/s</text:p>
          </table:table-cell>
          <table:table-cell office:value-type="string" calcext:value-type="string">
            <text:p>2.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MIPS R4300i core from the N64; great at Mario</text:p>
          </table:table-cell>
          <table:table-cell office:value-type="string" calcext:value-type="string">
            <text:p><text:s/>great at Zelda</text:p>
          </table:table-cell>
          <table:table-cell office:value-type="string" calcext:value-type="string">
            <text:p><text:s/>great at not mining."[web:144][web:149]</text:p>
          </table:table-cell>
          <table:table-cell/>
        </table:table-row>
        <table:table-row table:style-name="ro1">
          <table:table-cell office:value-type="string" calcext:value-type="string">
            <text:p>Hitachi SuperH-4</text:p>
          </table:table-cell>
          <table:table-cell office:value-type="string" calcext:value-type="string">
            <text:p>Hitachi</text:p>
          </table:table-cell>
          <table:table-cell office:value-type="string" calcext:value-type="string">
            <text:p>CPU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0.00030 MH/s</text:p>
          </table:table-cell>
          <table:table-cell office:value-type="string" calcext:value-type="string">
            <text:p>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uperH-family RISC; popular in embedded gear, shocked to find itself in a ‘trash miner’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y Emotion Engine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CP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0012 M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PS2’s vector-heavy CPU; optimized for polygons and physics, catastrophically overqualified for your hashrat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Spartan-6 Quad Board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S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.18 GH/s</text:p>
          </table:table-cell>
          <table:table-cell office:value-type="string" calcext:value-type="string">
            <text:p>6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DIY FPGA miner using four Xilinx Spartan‑6 FPGAs; barely beats a hot Radeon</text:p>
          </table:table-cell>
          <table:table-cell office:value-type="string" calcext:value-type="string">
            <text:p><text:s/>but sips power like a gentleman."[web:293][web:294][web:30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ingle-FPGA USB Miner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S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.03 GH/s</text:p>
          </table:table-cell>
          <table:table-cell office:value-type="string" calcext:value-type="string">
            <text:p>1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Tiny USB stick miner; hashes at novelty speeds</text:p>
          </table:table-cell>
          <table:table-cell office:value-type="string" calcext:value-type="string">
            <text:p><text:s/>perfect as a blinking status light for your rig."[web:292][web:293][web:29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a-Low-Cost DIY FPGA Miner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S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18 GH/s</text:p>
          </table:table-cell>
          <table:table-cell office:value-type="string" calcext:value-type="string">
            <text:p>7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Forum‑famous design boasting ‘175 MH/s @ $1/MH’; efficiency wins</text:p>
          </table:table-cell>
          <table:table-cell office:value-type="string" calcext:value-type="string">
            <text:p><text:s/>absolute hashrate loses to time."[web:30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linx Spartan-6 LX150 Dev Rig</text:p>
          </table:table-cell>
          <table:table-cell office:value-type="string" calcext:value-type="string">
            <text:p>Homebrew</text:p>
          </table:table-cell>
          <table:table-cell office:value-type="string" calcext:value-type="string">
            <text:p>DS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25 GH/s</text:p>
          </table:table-cell>
          <table:table-cell office:value-type="string" calcext:value-type="string">
            <text:p>9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Rack of dev boards lashed together; looks like a lab experiment</text:p>
          </table:table-cell>
          <table:table-cell office:value-type="string" calcext:value-type="string">
            <text:p><text:s/>mines like one too."[web:29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ra Cyclone IV FPGA Cluster</text:p>
          </table:table-cell>
          <table:table-cell office:value-type="string" calcext:value-type="string">
            <text:p>Homebrew</text:p>
          </table:table-cell>
          <table:table-cell office:value-type="string" calcext:value-type="string">
            <text:p>DS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30 GH/s</text:p>
          </table:table-cell>
          <table:table-cell office:value-type="string" calcext:value-type="string">
            <text:p>10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DIY cluster of Cyclone IV cards; more Ethernet cables than common sense</text:p>
          </table:table-cell>
          <table:table-cell office:value-type="string" calcext:value-type="string">
            <text:p><text:s/>but it works (slowly)."[web:292][web:29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uty-and-the-Beast GPU+FPGA Rig</text:p>
          </table:table-cell>
          <table:table-cell office:value-type="string" calcext:value-type="string">
            <text:p>Homebrew</text:p>
          </table:table-cell>
          <table:table-cell office:value-type="string" calcext:value-type="string">
            <text:p>GP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40 GH/s</text:p>
          </table:table-cell>
          <table:table-cell office:value-type="string" calcext:value-type="string">
            <text:p>3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Mixes hot GPUs and cool FPGAs; spends half its time hashing</text:p>
          </table:table-cell>
          <table:table-cell office:value-type="string" calcext:value-type="string">
            <text:p><text:s/>half debugging drivers in IRC."[web:291][web:30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on Batch 1 (Avalon-1)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AS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6 GH/s</text:p>
          </table:table-cell>
          <table:table-cell office:value-type="string" calcext:value-type="string">
            <text:p>6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First commercial Bitcoin ASIC miner; paid for itself in days</text:p>
          </table:table-cell>
          <table:table-cell office:value-type="string" calcext:value-type="string">
            <text:p><text:s/>now a museum piece that roars like a hairdryer."[web:296][web:298][web:299][web:30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on Batch 2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AS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2 GH/s</text:p>
          </table:table-cell>
          <table:table-cell office:value-type="string" calcext:value-type="string">
            <text:p>60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Refined Avalon design; slightly higher hashrate</text:p>
          </table:table-cell>
          <table:table-cell office:value-type="string" calcext:value-type="string">
            <text:p><text:s/>same retro‑futuristic sheet‑metal charm."[web:296][web:29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on Batch 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AS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10 GH/s</text:p>
          </table:table-cell>
          <table:table-cell office:value-type="string" calcext:value-type="string">
            <text:p>65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Cranks hash while efficiency lags; lives on in eBay listings and nostalgic YouTube tours."[web:296][web:299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alon Prototype ES Board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AS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0 GH/s</text:p>
          </table:table-cell>
          <table:table-cell office:value-type="string" calcext:value-type="string">
            <text:p>5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Lab sample for the first Avalon run; heats up fast</text:p>
          </table:table-cell>
          <table:table-cell office:value-type="string" calcext:value-type="string">
            <text:p><text:s/>paid for itself faster—back when difficulty was tiny."[web:298][web:29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CMiner Block Erupter USB</text:p>
          </table:table-cell>
          <table:table-cell office:value-type="string" calcext:value-type="string">
            <text:p>ASICMiner</text:p>
          </table:table-cell>
          <table:table-cell office:value-type="string" calcext:value-type="string">
            <text:p>AS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33 GH/s</text:p>
          </table:table-cell>
          <table:table-cell office:value-type="string" calcext:value-type="string">
            <text:p>2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Iconic USB stick miner; once a serious entry‑level device</text:p>
          </table:table-cell>
          <table:table-cell office:value-type="string" calcext:value-type="string">
            <text:p><text:s/>now a glorified keychain nightlight."[web:296][web:29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CMiner Blade</text:p>
          </table:table-cell>
          <table:table-cell office:value-type="string" calcext:value-type="string">
            <text:p>ASICMiner</text:p>
          </table:table-cell>
          <table:table-cell office:value-type="string" calcext:value-type="string">
            <text:p>AS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0 GH/s</text:p>
          </table:table-cell>
          <table:table-cell office:value-type="string" calcext:value-type="string">
            <text:p>8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Fanless blade meant for dense racks; gets warm under load and warmer in collector circles."[web:296][web:294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Labs Jalapeno</text:p>
          </table:table-cell>
          <table:table-cell office:value-type="string" calcext:value-type="string">
            <text:p>Butterfly Labs</text:p>
          </table:table-cell>
          <table:table-cell office:value-type="string" calcext:value-type="string">
            <text:p>AS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 G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Tiny cube miner; infamous delays</text:p>
          </table:table-cell>
          <table:table-cell office:value-type="string" calcext:value-type="string">
            <text:p><text:s/>hilarious marketing</text:p>
          </table:table-cell>
          <table:table-cell office:value-type="string" calcext:value-type="string">
            <text:p><text:s/>and a hash rate that aged like milk."[web:296][web:299][web:302]</text:p>
          </table:table-cell>
          <table:table-cell/>
        </table:table-row>
        <table:table-row table:style-name="ro1">
          <table:table-cell office:value-type="string" calcext:value-type="string">
            <text:p>Butterfly Labs 25 GH/s Single</text:p>
          </table:table-cell>
          <table:table-cell office:value-type="string" calcext:value-type="string">
            <text:p>Butterfly Labs</text:p>
          </table:table-cell>
          <table:table-cell office:value-type="string" calcext:value-type="string">
            <text:p>AS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5 GH/s</text:p>
          </table:table-cell>
          <table:table-cell office:value-type="string" calcext:value-type="string">
            <text:p>1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Desktop ‘Single’ with monstrous expectations; some arrived so late they mostly mined regret."[web:296][web:299][web:302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Labs 50 GH/s Mini Rig</text:p>
          </table:table-cell>
          <table:table-cell office:value-type="string" calcext:value-type="string">
            <text:p>Butterfly Labs</text:p>
          </table:table-cell>
          <table:table-cell office:value-type="string" calcext:value-type="string">
            <text:p>AS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0 GH/s</text:p>
          </table:table-cell>
          <table:table-cell office:value-type="string" calcext:value-type="string">
            <text:p>3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Early big box ASIC; plastic packages reportedly ran so hot some samples tried to melt free."[web:299][web:302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alon USB Nano Miner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AS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30 GH/s</text:p>
          </table:table-cell>
          <table:table-cell office:value-type="string" calcext:value-type="string">
            <text:p>2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Small USB offshoot; a low‑powered echo of Avalon‑1</text:p>
          </table:table-cell>
          <table:table-cell office:value-type="string" calcext:value-type="string">
            <text:p><text:s/>beloved by collectors and power meters alike."[web:29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6 FPGA Bitcoin Miner Board</text:p>
          </table:table-cell>
          <table:table-cell office:value-type="string" calcext:value-type="string">
            <text:p>K16 Project</text:p>
          </table:table-cell>
          <table:table-cell office:value-type="string" calcext:value-type="string">
            <text:p>DS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20 GH/s</text:p>
          </table:table-cell>
          <table:table-cell office:value-type="string" calcext:value-type="string">
            <text:p>8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Community board with sixteen smaller FPGAs; wiring resembles spaghetti</text:p>
          </table:table-cell>
          <table:table-cell office:value-type="string" calcext:value-type="string">
            <text:p><text:s/>hashes more like overcooked noodles."[web:293][web:29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GA Mining ‘Pizza Box’ Rig</text:p>
          </table:table-cell>
          <table:table-cell office:value-type="string" calcext:value-type="string">
            <text:p>Homebrew</text:p>
          </table:table-cell>
          <table:table-cell office:value-type="string" calcext:value-type="string">
            <text:p>DS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.12 GH/s</text:p>
          </table:table-cell>
          <table:table-cell office:value-type="string" calcext:value-type="string">
            <text:p>6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FPGA boards crammed into a pizza box; surprisingly stable, suspiciously flammabl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 Test Bench Miner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DS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.08 GH/s</text:p>
          </table:table-cell>
          <table:table-cell office:value-type="string" calcext:value-type="string">
            <text:p>5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cademic test rig accidentally pointed at mainnet; publishes more papers than valid block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ly SHA-256 ASIC Test Die</text:p>
          </table:table-cell>
          <table:table-cell office:value-type="string" calcext:value-type="string">
            <text:p>Unknown Lab</text:p>
          </table:table-cell>
          <table:table-cell office:value-type="string" calcext:value-type="string">
            <text:p>AS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 GH/s</text:p>
          </table:table-cell>
          <table:table-cell office:value-type="string" calcext:value-type="string">
            <text:p>2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Prototype die that ran too hot; plastic packaging softened</text:p>
          </table:table-cell>
          <table:table-cell office:value-type="string" calcext:value-type="string">
            <text:p><text:s/>engineers took many notes and photos."[web:30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an Avalon Chip-on-Board ES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AS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 GH/s</text:p>
          </table:table-cell>
          <table:table-cell office:value-type="string" calcext:value-type="string">
            <text:p>3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Hand‑assembled early sample; bare dies visible</text:p>
          </table:table-cell>
          <table:table-cell office:value-type="string" calcext:value-type="string">
            <text:p><text:s/>EMI questionable</text:p>
          </table:table-cell>
          <table:table-cell office:value-type="string" calcext:value-type="string">
            <text:p><text:s/>charm undeniable."[web:298][web:299]</text:p>
          </table:table-cell>
          <table:table-cell/>
        </table:table-row>
        <table:table-row table:style-name="ro1">
          <table:table-cell office:value-type="string" calcext:value-type="string">
            <text:p>Butterfly Labs Single-Chip ES</text:p>
          </table:table-cell>
          <table:table-cell office:value-type="string" calcext:value-type="string">
            <text:p>Butterfly Labs</text:p>
          </table:table-cell>
          <table:table-cell office:value-type="string" calcext:value-type="string">
            <text:p>AS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0 GH/s</text:p>
          </table:table-cell>
          <table:table-cell office:value-type="string" calcext:value-type="string">
            <text:p>1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First BFL chip samples; impressive theoretical efficiency</text:p>
          </table:table-cell>
          <table:table-cell office:value-type="string" calcext:value-type="string">
            <text:p><text:s/>in practice melted more trust than plastic."[web:299][web:30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GA ‘HashBackpack’ Cluster</text:p>
          </table:table-cell>
          <table:table-cell office:value-type="string" calcext:value-type="string">
            <text:p>Homebrew</text:p>
          </table:table-cell>
          <table:table-cell office:value-type="string" calcext:value-type="string">
            <text:p>DS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35 GH/s</text:p>
          </table:table-cell>
          <table:table-cell office:value-type="string" calcext:value-type="string">
            <text:p>12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Stack of FPGA dev boards literally mounted on a backpack; technically portable, practically a wearable space heat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mount 1U FPGA Miner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S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.25 GH/s</text:p>
          </table:table-cell>
          <table:table-cell office:value-type="string" calcext:value-type="string">
            <text:p>9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rams several FPGAs into 1U; screaming 40 mm fans ensure neither you nor the chips can slee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-Source Spartan-6 Mini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S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.05 G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ntry-level kit; great for learning HDL, terrible for learning about positive ROI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alon-1 Fanless Mod</text:p>
          </table:table-cell>
          <table:table-cell office:value-type="string" calcext:value-type="string">
            <text:p>Canaan/Modder</text:p>
          </table:table-cell>
          <table:table-cell office:value-type="string" calcext:value-type="string">
            <text:p>AS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0 GH/s</text:p>
          </table:table-cell>
          <table:table-cell office:value-type="string" calcext:value-type="string">
            <text:p>7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User‑modded unit with stripped fans and external blowers; efficiency optional, noise mandator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ICMiner Immersion Tank v1</text:p>
          </table:table-cell>
          <table:table-cell office:value-type="string" calcext:value-type="string">
            <text:p>ASICMiner</text:p>
          </table:table-cell>
          <table:table-cell office:value-type="string" calcext:value-type="string">
            <text:p>AS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0 GH/s</text:p>
          </table:table-cell>
          <table:table-cell office:value-type="string" calcext:value-type="string">
            <text:p>25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Group of early boards dunked in mineral oil; hashes in eerie silence while your power meter scream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Labs FPGA ‘Prototype’</text:p>
          </table:table-cell>
          <table:table-cell office:value-type="string" calcext:value-type="string">
            <text:p>Butterfly Labs</text:p>
          </table:table-cell>
          <table:table-cell office:value-type="string" calcext:value-type="string">
            <text:p>DS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.12 GH/s</text:p>
          </table:table-cell>
          <table:table-cell office:value-type="string" calcext:value-type="string">
            <text:p>8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Interim product before ASICs; arrived late, ran hot, and was obsolete almost immediatel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ic 2012 FPGA PCIe Miner</text:p>
          </table:table-cell>
          <table:table-cell office:value-type="string" calcext:value-type="string">
            <text:p>No-Name</text:p>
          </table:table-cell>
          <table:table-cell office:value-type="string" calcext:value-type="string">
            <text:p>DS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16 GH/s</text:p>
          </table:table-cell>
          <table:table-cell office:value-type="string" calcext:value-type="string">
            <text:p>7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badged dev board sold as a ‘pro miner’; FPGA logo on the box, confusion inside the cas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alon-1 ‘Museum Edition’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AS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00 GH/s</text:p>
          </table:table-cell>
          <table:table-cell office:value-type="string" calcext:value-type="string">
            <text:p>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Decommissioned first-gen unit with fans unplugged; mines only admiration in glass display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Labs Jalapeno Overvolted</text:p>
          </table:table-cell>
          <table:table-cell office:value-type="string" calcext:value-type="string">
            <text:p>Butterfly Labs</text:p>
          </table:table-cell>
          <table:table-cell office:value-type="string" calcext:value-type="string">
            <text:p>AS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 GH/s</text:p>
          </table:table-cell>
          <table:table-cell office:value-type="string" calcext:value-type="string">
            <text:p>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Community‑mod classic; gains a few GH/s and a nonzero chance of spontaneous smok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ICMiner Block Erupter Overclocked</text:p>
          </table:table-cell>
          <table:table-cell office:value-type="string" calcext:value-type="string">
            <text:p>ASICMiner</text:p>
          </table:table-cell>
          <table:table-cell office:value-type="string" calcext:value-type="string">
            <text:p>AS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38 GH/s</text:p>
          </table:table-cell>
          <table:table-cell office:value-type="string" calcext:value-type="string">
            <text:p>3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ushed past spec; tiny heatsink burns fingers quickly, coins slowl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alon FPGA Prototype Rig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S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.10 GH/s</text:p>
          </table:table-cell>
          <table:table-cell office:value-type="string" calcext:value-type="string">
            <text:p>8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The transitional rig between GPU and ASIC; mostly remembered from grainy forum photos and wild hashrate claims."[web:298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ed Spartan-6 Mining Cage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S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40 GH/s</text:p>
          </table:table-cell>
          <table:table-cell office:value-type="string" calcext:value-type="string">
            <text:p>14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ilk‑crate cluster of boards; from a distance looks like an art project, up close sounds like a server room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B Hub of 10 Block Erupters</text:p>
          </table:table-cell>
          <table:table-cell office:value-type="string" calcext:value-type="string">
            <text:p>ASICMiner</text:p>
          </table:table-cell>
          <table:table-cell office:value-type="string" calcext:value-type="string">
            <text:p>AS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.3 G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Glowing forest of blue LEDs; generates more conversation than profit in 2026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emade FPGA-in-a-Toaster</text:p>
          </table:table-cell>
          <table:table-cell office:value-type="string" calcext:value-type="string">
            <text:p>Homebrew</text:p>
          </table:table-cell>
          <table:table-cell office:value-type="string" calcext:value-type="string">
            <text:p>DS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09 GH/s</text:p>
          </table:table-cell>
          <table:table-cell office:value-type="string" calcext:value-type="string">
            <text:p>8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Repurposed toaster chassis with FPGA boards; offers two hash settings: ‘lightly burned’ and ‘charcoal’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Labs Jalapeno Watercooled</text:p>
          </table:table-cell>
          <table:table-cell office:value-type="string" calcext:value-type="string">
            <text:p>Butterfly Labs</text:p>
          </table:table-cell>
          <table:table-cell office:value-type="string" calcext:value-type="string">
            <text:p>AS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 GH/s</text:p>
          </table:table-cell>
          <table:table-cell office:value-type="string" calcext:value-type="string">
            <text:p>4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Unnecessary water loop on a tiny miner; has better cooling than some full nod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alon-1 Side-Panel Heater Mod</text:p>
          </table:table-cell>
          <table:table-cell office:value-type="string" calcext:value-type="string">
            <text:p>Canaan/Modder</text:p>
          </table:table-cell>
          <table:table-cell office:value-type="string" calcext:value-type="string">
            <text:p>AS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0 GH/s</text:p>
          </table:table-cell>
          <table:table-cell office:value-type="string" calcext:value-type="string">
            <text:p>6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Bolted to a PC side panel as a heater; finally a use case where inefficiency is a featu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 Development Kit Hash Demo</text:p>
          </table:table-cell>
          <table:table-cell office:value-type="string" calcext:value-type="string">
            <text:p>Vendor Eval</text:p>
          </table:table-cell>
          <table:table-cell office:value-type="string" calcext:value-type="string">
            <text:p>DS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.02 G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Vendor demo bitstream; meant to show off tools, accidentally shows how fast difficulty climb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FPGA ‘Learning Miner’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S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.01 G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ducational project; more valuable for understanding Verilog than for accumulating Bitco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of Retired FPGA Miner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S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60 GH/s</text:p>
          </table:table-cell>
          <table:table-cell office:value-type="string" calcext:value-type="string">
            <text:p>2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Once cutting edge, now daisy-chained as blinking wall art behind someone’s YouTube se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alon ASIC Test Fixture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AS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0 GH/s</text:p>
          </table:table-cell>
          <table:table-cell office:value-type="string" calcext:value-type="string">
            <text:p>2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Jig used for validating early chips; never meant for production, perfect for your game’s legendary loot ti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FX 5200 64-bit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06 MH/s</text:p>
          </table:table-cell>
          <table:table-cell office:value-type="string" calcext:value-type="string">
            <text:p>3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Infamously slow DX9 card; often beaten by older GeForce2/4 MX parts</text:p>
          </table:table-cell>
          <table:table-cell office:value-type="string" calcext:value-type="string">
            <text:p><text:s/>frame rates and hashes both firmly in the ‘why bother’ zone."[web:276][web:278][web:281][web:285][web:28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Force FX 5200 128-bit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07 MH/s</text:p>
          </table:table-cell>
          <table:table-cell office:value-type="string" calcext:value-type="string">
            <text:p>4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Slightly less awful thanks to proper memory bus; still poor value</text:p>
          </table:table-cell>
          <table:table-cell office:value-type="string" calcext:value-type="string">
            <text:p><text:s/>still widely loathed by retro gamers."[web:276][web:279][web:28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Force FX 55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0.007 MH/s</text:p>
          </table:table-cell>
          <table:table-cell office:value-type="string" calcext:value-type="string">
            <text:p>4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Basically a rebadged 5200 with small tweaks; inherits all the underpowered</text:p>
          </table:table-cell>
          <table:table-cell office:value-type="string" calcext:value-type="string">
            <text:p><text:s/>overhyped DNA of its predecessor."[web:279][web:28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Force FX 5600 (non-Ultra)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09 MH/s</text:p>
          </table:table-cell>
          <table:table-cell office:value-type="string" calcext:value-type="string">
            <text:p>6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Mid-range branding</text:p>
          </table:table-cell>
          <table:table-cell office:value-type="string" calcext:value-type="string">
            <text:p><text:s/>low-end punch; trades noise and heat for only marginal gains over 5200."[web:279][web:28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Force FX 5700 LE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10 MH/s</text:p>
          </table:table-cell>
          <table:table-cell office:value-type="string" calcext:value-type="string">
            <text:p>5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ost-reduced 5700; memory bandwidth restraints keep both games and hashrate on a very tight leash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FX 58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11 MH/s</text:p>
          </table:table-cell>
          <table:table-cell office:value-type="string" calcext:value-type="string">
            <text:p>7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‘Leaf blower’ cooler and hot GDDR2; loud</text:p>
          </table:table-cell>
          <table:table-cell office:value-type="string" calcext:value-type="string">
            <text:p><text:s/>toasty</text:p>
          </table:table-cell>
          <table:table-cell office:value-type="string" calcext:value-type="string">
            <text:p><text:s/>and remembered more for its noise than its performance."[web:280]</text:p>
          </table:table-cell>
          <table:table-cell/>
        </table:table-row>
        <table:table-row table:style-name="ro1">
          <table:table-cell office:value-type="string" calcext:value-type="string">
            <text:p>GeForce FX 5700VE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0.009 MH/s</text:p>
          </table:table-cell>
          <table:table-cell office:value-type="string" calcext:value-type="string">
            <text:p>5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Value Edition that values marketing more than speed; locked-down memory and muted clock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6100 IGP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0.004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ocket 939/AM2 chipset integrated GPU; good for BIOS screens, sketchy for anything polygona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6150 LE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045 MH/s</text:p>
          </table:table-cell>
          <table:table-cell office:value-type="string" calcext:value-type="string">
            <text:p>28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EM IGP with shared memory; steals RAM and then wastes it on low-detail fram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6200 TurboCache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0.006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elies on system RAM via TurboCache; bandwidth so bad that PCIe feels like ISA with extra step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7300 LE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08 M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Low-end 7-series; carries the GeForce name, not the GeForce performanc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7100 GS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07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udget PCIe filler card; exists primarily to provide DVI outputs and crushed expect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9200 SE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06 MH/s</text:p>
          </table:table-cell>
          <table:table-cell office:value-type="string" calcext:value-type="string">
            <text:p>27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Heavily cut-down RV280 with 64‑bit bus; cheap</text:p>
          </table:table-cell>
          <table:table-cell office:value-type="string" calcext:value-type="string">
            <text:p><text:s/>common</text:p>
          </table:table-cell>
          <table:table-cell office:value-type="string" calcext:value-type="string">
            <text:p><text:s/>and objectively bad at modern 3D or hashing."[web:282][web:286][web:290]</text:p>
          </table:table-cell>
          <table:table-cell/>
        </table:table-row>
        <table:table-row table:style-name="ro1">
          <table:table-cell office:value-type="string" calcext:value-type="string">
            <text:p>Radeon 9200 LE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065 MH/s</text:p>
          </table:table-cell>
          <table:table-cell office:value-type="string" calcext:value-type="string">
            <text:p>27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Low-cost variant; the kind of card you get free in dumpster PCs and still feel slightly cheat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X300 SE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0.007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Low-end PCIe; DX9 feature list, DX7‑tier throughput, multi‑GPU only in your wildest fever dream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X550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0.008 MH/s</text:p>
          </table:table-cell>
          <table:table-cell office:value-type="string" calcext:value-type="string">
            <text:p>27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tretching RV370 well past its comfort zone; fine for Windows XP, tragic for anything heavi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X600 SE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0.009 M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Value X600 with trimmed clocks; feels like a laptop part pretending to be a desktop GPU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X1300 Hypermemory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0.0065 MH/s</text:p>
          </table:table-cell>
          <table:table-cell office:value-type="string" calcext:value-type="string">
            <text:p>23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ses system RAM to pad specs; the only thing ‘hyper’ is how fast it chokes at higher resolu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Xpress 200 (IGP)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0.003 MH/s</text:p>
          </table:table-cell>
          <table:table-cell office:value-type="string" calcext:value-type="string">
            <text:p>2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ntegrated northbridge GPU; solid office chip, solidly terrible at anything shader‑heav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Xpress 1100 (IGP)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035 MH/s</text:p>
          </table:table-cell>
          <table:table-cell office:value-type="string" calcext:value-type="string">
            <text:p>2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lightly updated IGP; performance boost best measured with a microscope and a lot of patienc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Extreme Graphics 2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G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02 MH/s</text:p>
          </table:table-cell>
          <table:table-cell office:value-type="string" calcext:value-type="string">
            <text:p>1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P4‑era iGPU; ‘Extreme’ mainly in name</text:p>
          </table:table-cell>
          <table:table-cell office:value-type="string" calcext:value-type="string">
            <text:p><text:s/>can struggle with 3D screensavers let alone mining."[web:28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GMA 9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GP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0.003 MH/s</text:p>
          </table:table-cell>
          <table:table-cell office:value-type="string" calcext:value-type="string">
            <text:p>1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First DX9‑class Intel IGP; no hardware T&amp;L</text:p>
          </table:table-cell>
          <table:table-cell office:value-type="string" calcext:value-type="string">
            <text:p><text:s/>heavy CPU reliance</text:p>
          </table:table-cell>
          <table:table-cell office:value-type="string" calcext:value-type="string">
            <text:p><text:s/>and a tendency to produce ‘slide shows’ in 3D."[web:283][web:287]</text:p>
          </table:table-cell>
          <table:table-cell/>
        </table:table-row>
        <table:table-row table:style-name="ro1">
          <table:table-cell office:value-type="string" calcext:value-type="string">
            <text:p>Intel GMA 95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GP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0.0035 MH/s</text:p>
          </table:table-cell>
          <table:table-cell office:value-type="string" calcext:value-type="string">
            <text:p>17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Slight update over GMA 900; Shader Model 3.0 in marketing</text:p>
          </table:table-cell>
          <table:table-cell office:value-type="string" calcext:value-type="string">
            <text:p><text:s/>software vertex processing in reality."[web:283][web:28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GMA 31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GP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0.0038 MH/s</text:p>
          </table:table-cell>
          <table:table-cell office:value-type="string" calcext:value-type="string">
            <text:p>2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sktop IGP for office boxes; fine for spreadsheets, not fine for speculative financ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S Mirage 1 (651/661)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G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025 MH/s</text:p>
          </table:table-cell>
          <table:table-cell office:value-type="string" calcext:value-type="string">
            <text:p>18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ntegrated SiS core; blurry analog output and very suspect 3D acceler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S Mirage 2 (760)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GP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0.0030 MH/s</text:p>
          </table:table-cell>
          <table:table-cell office:value-type="string" calcext:value-type="string">
            <text:p>2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aims DX9 compliance; reality is closer to DX8‑minus, with bonus random artifact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A Unichrome Pr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GP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0.0025 MH/s</text:p>
          </table:table-cell>
          <table:table-cell office:value-type="string" calcext:value-type="string">
            <text:p>1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ntegrated S3‑derived core; excels at video playback on thin clients, not at your get‑rich‑slow schem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A Chrome9 HC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GP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0.0030 MH/s</text:p>
          </table:table-cell>
          <table:table-cell office:value-type="string" calcext:value-type="string">
            <text:p>18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X9 badge, IGP performance; tends to rely heavily on the CPU for anything resembling 3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4 MX 40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04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epackaged GeForce2 tech; shows up in cheap AGP systems and benchmarks like one too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6200 SE TurboCache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0.005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xtra‑crippled 6200; feels like running games—and hashes—over dial‑u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7300 SE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07 MH/s</text:p>
          </table:table-cell>
          <table:table-cell office:value-type="string" calcext:value-type="string">
            <text:p>28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7‑series by sticker only; a good way to experience ‘shader support’ at single‑digit FP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9600 SE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08 M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64‑bit memory bus kneecaps performance; cheaper yes, cheerful no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X1050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075 MH/s</text:p>
          </table:table-cell>
          <table:table-cell office:value-type="string" calcext:value-type="string">
            <text:p>27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ebadged older silicon for OEMs; designed to confuse buyers and delight accountant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HD 2400 Pro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0.010 MH/s</text:p>
          </table:table-cell>
          <table:table-cell office:value-type="string" calcext:value-type="string">
            <text:p>3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arly HD low‑end; can technically do DX10, practically prefers 2D desktop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HD 3450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0.011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Low-profile HTPC card; hardware decode is fine, any serious compute is n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8400 GS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0.011 MH/s</text:p>
          </table:table-cell>
          <table:table-cell office:value-type="string" calcext:value-type="string">
            <text:p>4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‘DX10 capable’ budget card; performs like DX8 and mines like it’s being paid in exposu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8500 GT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0.013 MH/s</text:p>
          </table:table-cell>
          <table:table-cell office:value-type="string" calcext:value-type="string">
            <text:p>4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Mid‑low 8‑series; enough for Aero Glass and light gaming, insufficient for hashing anything meaningfu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9300 GE (OEM)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0.013 MH/s</text:p>
          </table:table-cell>
          <table:table-cell office:value-type="string" calcext:value-type="string">
            <text:p>4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EM‑only cut; exists purely because spreadsheets demanded a cheaper 9‑series par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HD 4350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0.012 MH/s</text:p>
          </table:table-cell>
          <table:table-cell office:value-type="string" calcext:value-type="string">
            <text:p>2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ilent, cool, and desperately slow; perfect for passive builds that passively fail at min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HD 4550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0.014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Low-profile HTPC card; decent codecs, indecent hash rat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GMA X31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GP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0.0038 MH/s</text:p>
          </table:table-cell>
          <table:table-cell office:value-type="string" calcext:value-type="string">
            <text:p>2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Mobile IGP in millions of laptops; best suited to Solitaire</text:p>
          </table:table-cell>
          <table:table-cell office:value-type="string" calcext:value-type="string">
            <text:p><text:s/>not SHA‑anything."[web:28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GMA 4500MHD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GP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0.0045 MH/s</text:p>
          </table:table-cell>
          <table:table-cell office:value-type="string" calcext:value-type="string">
            <text:p>22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inally passes ‘basic 3D’ bar; still fails ‘basic mining’ without heavy CPU hel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S Mirage 3+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GP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0.0032 MH/s</text:p>
          </table:table-cell>
          <table:table-cell office:value-type="string" calcext:value-type="string">
            <text:p>2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Last gasp of SiS graphics; compatibility issues and sluggishness make it a perfect trash‑rig targe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A Chrome9 HC3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GP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0.0033 MH/s</text:p>
          </table:table-cell>
          <table:table-cell office:value-type="string" calcext:value-type="string">
            <text:p>18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Later VIA integrated core; marginal improvements, core identity as budget ballast unchang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2 MX 4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0.004 MH/s</text:p>
          </table:table-cell>
          <table:table-cell office:value-type="string" calcext:value-type="string">
            <text:p>7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udget DX7 card; great for CRTs and Counter-Strike, terrible for blockchai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2 GTS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006 MH/s</text:p>
          </table:table-cell>
          <table:table-cell office:value-type="string" calcext:value-type="string">
            <text:p>20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irst ‘GigaTexel’ brag; for mining it’s more ‘GigaThermal’ than anyth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3 Ti 2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0.008 MH/s</text:p>
          </table:table-cell>
          <table:table-cell office:value-type="string" calcext:value-type="string">
            <text:p>27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Cut-down GeForce3; handles shaders OK</text:p>
          </table:table-cell>
          <table:table-cell office:value-type="string" calcext:value-type="string">
            <text:p><text:s/>hashes like it’s paying off 2001’s power rates."[web:1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Force3 Ti 5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0.010 M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Top DX8 part; early programmable shaders</text:p>
          </table:table-cell>
          <table:table-cell office:value-type="string" calcext:value-type="string">
            <text:p><text:s/>late to every difficulty adjustment."[web:1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Force4 MX 44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0.005 MH/s</text:p>
          </table:table-cell>
          <table:table-cell office:value-type="string" calcext:value-type="string">
            <text:p>2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GeForce2 with better marketing; no real shaders</text:p>
          </table:table-cell>
          <table:table-cell office:value-type="string" calcext:value-type="string">
            <text:p><text:s/>no real hashrate</text:p>
          </table:table-cell>
          <table:table-cell office:value-type="string" calcext:value-type="string">
            <text:p><text:s/>lots of OEM boxes."[web:35]</text:p>
          </table:table-cell>
          <table:table-cell/>
        </table:table-row>
        <table:table-row table:style-name="ro1">
          <table:table-cell office:value-type="string" calcext:value-type="string">
            <text:p>GeForce4 Ti 42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0.011 MH/s</text:p>
          </table:table-cell>
          <table:table-cell office:value-type="string" calcext:value-type="string">
            <text:p>40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Value hero; overclocks decently, mine returns indecentl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4 Ti 46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0.013 MH/s</text:p>
          </table:table-cell>
          <table:table-cell office:value-type="string" calcext:value-type="string">
            <text:p>5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King of DX8; fast for games, only moderately less pathetic for min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FX 52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06 MH/s</text:p>
          </table:table-cell>
          <table:table-cell office:value-type="string" calcext:value-type="string">
            <text:p>3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DX9 badge</text:p>
          </table:table-cell>
          <table:table-cell office:value-type="string" calcext:value-type="string">
            <text:p><text:s/>DX7 performance; often crowned ‘why does this card exist?’."[web:27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Force FX 5600 Ultra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09 MH/s</text:p>
          </table:table-cell>
          <table:table-cell office:value-type="string" calcext:value-type="string">
            <text:p>70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id‑range FX; loud cooler, hot core, lukewarm hashrat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FX 5800 Ultra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11 MH/s</text:p>
          </table:table-cell>
          <table:table-cell office:value-type="string" calcext:value-type="string">
            <text:p>7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‘Dustbuster’ blower; drowns out everything including the sound of you losing money."[web:35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FX 5900 Ultra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13 MH/s</text:p>
          </table:table-cell>
          <table:table-cell office:value-type="string" calcext:value-type="string">
            <text:p>9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VIDIA’s course correction; decent 3D, still far from even baby’s first min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6600 GT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0.020 MH/s</text:p>
          </table:table-cell>
          <table:table-cell office:value-type="string" calcext:value-type="string">
            <text:p>60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CIe poster child; good balance of speed and power, bad balance of hash and pow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6800 GT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0.026 MH/s</text:p>
          </table:table-cell>
          <table:table-cell office:value-type="string" calcext:value-type="string">
            <text:p>80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16 pipes of DX9 muscle; early SM3.0 support</text:p>
          </table:table-cell>
          <table:table-cell office:value-type="string" calcext:value-type="string">
            <text:p><text:s/>early lesson in electrical bills."[web:3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Force 6800 Ultra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0.028 MH/s</text:p>
          </table:table-cell>
          <table:table-cell office:value-type="string" calcext:value-type="string">
            <text:p>11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ual‑slot furnace; excellent at HDR, excellent at heating your mining sh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7600 GT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22 MH/s</text:p>
          </table:table-cell>
          <table:table-cell office:value-type="string" calcext:value-type="string">
            <text:p>67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icient mid‑ranger; playable frame rates, barely payable hash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7800 GTX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0.030 MH/s</text:p>
          </table:table-cell>
          <table:table-cell office:value-type="string" calcext:value-type="string">
            <text:p>10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irst SM3.0 flagship; roars through Doom 3, whimpers through difficulty jump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7900 GT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32 MH/s</text:p>
          </table:table-cell>
          <table:table-cell office:value-type="string" calcext:value-type="string">
            <text:p>82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efined 7‑series core; fast but notoriously fragile under overvolt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7900 GTX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35 MH/s</text:p>
          </table:table-cell>
          <table:table-cell office:value-type="string" calcext:value-type="string">
            <text:p>12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igh-end pre‑DX10; runs hot, runs loud, runs your wallet empt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7950 GX2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40 MH/s</text:p>
          </table:table-cell>
          <table:table-cell office:value-type="string" calcext:value-type="string">
            <text:p>13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ual‑GPU sandwich; driver voodoo and microstutter guaranteed, hashes optiona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8800 GTS 320MB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55 MH/s</text:p>
          </table:table-cell>
          <table:table-cell office:value-type="string" calcext:value-type="string">
            <text:p>14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ly unified shader goodness; core is strong, VRAM size is comic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8800 GTX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60 MH/s</text:p>
          </table:table-cell>
          <table:table-cell office:value-type="string" calcext:value-type="string">
            <text:p>17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X10 landmark; crunches shaders like a champ and hashes like a vintage cham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7000 (VE)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003 MH/s</text:p>
          </table:table-cell>
          <table:table-cell office:value-type="string" calcext:value-type="string">
            <text:p>1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Rebranded Rage; dual‑head tricks</text:p>
          </table:table-cell>
          <table:table-cell office:value-type="string" calcext:value-type="string">
            <text:p><text:s/>single‑digit hash results."[web:262][web:26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eon 7500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0.006 MH/s</text:p>
          </table:table-cell>
          <table:table-cell office:value-type="string" calcext:value-type="string">
            <text:p>2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mproved R100; respectable in 2001, respectably useless toda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8500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0.010 MH/s</text:p>
          </table:table-cell>
          <table:table-cell office:value-type="string" calcext:value-type="string">
            <text:p>40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ATI’s first real GeForce rival; complex architecture</text:p>
          </table:table-cell>
          <table:table-cell office:value-type="string" calcext:value-type="string">
            <text:p><text:s/>simple answer: still no mining."[web:26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eon 9000 Pro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0.009 M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Cut‑down 8500; DX8.1 card that trades some speed for lower power and higher shrugs."[web:265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9500 Pro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0.012 MH/s</text:p>
          </table:table-cell>
          <table:table-cell office:value-type="string" calcext:value-type="string">
            <text:p>3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alf‑disabled R300; legendary modding potential, modest hash potentia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9700 Pro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0.016 MH/s</text:p>
          </table:table-cell>
          <table:table-cell office:value-type="string" calcext:value-type="string">
            <text:p>6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X9 trailblazer; first card that really made GeForce sweat, still barely warms your mined balanc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9800 Pro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20 MH/s</text:p>
          </table:table-cell>
          <table:table-cell office:value-type="string" calcext:value-type="string">
            <text:p>7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t, fast, beloved; comes with AGP 8x, copper coolers, and a strong smell of toasted dus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9800 XT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22 MH/s</text:p>
          </table:table-cell>
          <table:table-cell office:value-type="string" calcext:value-type="string">
            <text:p>8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Top R3xx part; squeezes a few more FPS and a few more watts out of the same silic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X300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0.007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ntry‑level PCIe filler; good for office desktops, bad for any work with ‘crypto’ in the nam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X600 Pro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0.010 M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Mid‑low card; the GPU world’s answer to lukewarm te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X700 Pro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0.013 MH/s</text:p>
          </table:table-cell>
          <table:table-cell office:value-type="string" calcext:value-type="string">
            <text:p>4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ainstream DX9; does fine at 1024x768, does poorly at 1 block per decad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X800 Pro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0.025 MH/s</text:p>
          </table:table-cell>
          <table:table-cell office:value-type="string" calcext:value-type="string">
            <text:p>7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igh‑end R420; moves lots of pixels, moves very few coi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X800 XT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0.028 MH/s</text:p>
          </table:table-cell>
          <table:table-cell office:value-type="string" calcext:value-type="string">
            <text:p>8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Top ATI single‑GPU for a while; double‑slot cooler recommended for the thermally adventurou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X850 XT PE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0.030 MH/s</text:p>
          </table:table-cell>
          <table:table-cell office:value-type="string" calcext:value-type="string">
            <text:p>10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eak AGP Radeon; fans scream, VRMs steam, hash count dream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X1300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0.006 MH/s</text:p>
          </table:table-cell>
          <table:table-cell office:value-type="string" calcext:value-type="string">
            <text:p>23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Low-end R5xx; exists to plug PCIe slots in office PCs and nothing mo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X1600 XT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0.014 MH/s</text:p>
          </table:table-cell>
          <table:table-cell office:value-type="string" calcext:value-type="string">
            <text:p>4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id‑range SM3.0; decent shaders, starved memory, very average everything els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X1800 XT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0.026 MH/s</text:p>
          </table:table-cell>
          <table:table-cell office:value-type="string" calcext:value-type="string">
            <text:p>11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ort‑lived flagship; launched hot, loud, and just in time to be replac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X1900 XT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32 MH/s</text:p>
          </table:table-cell>
          <table:table-cell office:value-type="string" calcext:value-type="string">
            <text:p>12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48‑shader beast; chews through pixel shaders and your PSU headroom equall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X1950 Pro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30 MH/s</text:p>
          </table:table-cell>
          <table:table-cell office:value-type="string" calcext:value-type="string">
            <text:p>90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efined mid‑high R5xx; dual‑slot but not dual‑wielding profitabilit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X1950 XTX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35 MH/s</text:p>
          </table:table-cell>
          <table:table-cell office:value-type="string" calcext:value-type="string">
            <text:p>12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The DX9 swan song; gorgeous image quality, tragic energy efficienc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4 MX 40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04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eanimated GeForce2 core; proudly DX7 in a DX9 world and it show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FX 550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0.007 MH/s</text:p>
          </table:table-cell>
          <table:table-cell office:value-type="string" calcext:value-type="string">
            <text:p>4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 slightly faster FX5200 that still isn’t fast enough for anything resource‑intensiv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6200 TC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0.006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boCache gimmick; borrows RAM and then underperforms with i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7300 LE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08 M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Low‑end 7‑series; exists mainly to prove that not all ‘GeForce 7’ cards are created equa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orce 7600 GS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GP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0.019 MH/s</text:p>
          </table:table-cell>
          <table:table-cell office:value-type="string" calcext:value-type="string">
            <text:p>4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rclocked GT; quieter, cooler, still not your hashrate hero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9200 SE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06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tripped‑down 8500‑class; cheap, slow, and allergic to modern shader cod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on Xpress 200 (IGP)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0.003 MH/s</text:p>
          </table:table-cell>
          <table:table-cell office:value-type="string" calcext:value-type="string">
            <text:p>2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ntegrated chipset graphics; steals memory bandwidth and gives back frame drop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915G Integrated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GP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0.002 MH/s</text:p>
          </table:table-cell>
          <table:table-cell office:value-type="string" calcext:value-type="string">
            <text:p>1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irst mainstream Intel PCIe graphics; good for office desktops, borderline for Minesweep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 ViRGE 325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P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10 MH/s</text:p>
          </table:table-cell>
          <table:table-cell office:value-type="string" calcext:value-type="string">
            <text:p>7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Notorious '3D decelerator'; often slower than software rendering</text:p>
          </table:table-cell>
          <table:table-cell office:value-type="string" calcext:value-type="string">
            <text:p><text:s/>turns polygons into slideshows and blocks into timeouts."[web:246][web:252][web:25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 ViRGE/VX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P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09 MH/s</text:p>
          </table:table-cell>
          <table:table-cell office:value-type="string" calcext:value-type="string">
            <text:p>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High-end VRAM version that somehow runs 3D even slower than the cheap card; excels only at being an expensive disappointment."[web:252][web:255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 ViRGE/DX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P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12 MH/s</text:p>
          </table:table-cell>
          <table:table-cell office:value-type="string" calcext:value-type="string">
            <text:p>8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Improved core still stuck in the past; extra features mostly add new ways to stutter rather than speed."[web:252][web:255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 ViRGE/GX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14 MH/s</text:p>
          </table:table-cell>
          <table:table-cell office:value-type="string" calcext:value-type="string">
            <text:p>9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More memory</text:p>
          </table:table-cell>
          <table:table-cell office:value-type="string" calcext:value-type="string">
            <text:p><text:s/>more MHz</text:p>
          </table:table-cell>
          <table:table-cell office:value-type="string" calcext:value-type="string">
            <text:p><text:s/>more pain; enthusiasts nickname it a decelerator with very fancy Windows icons."[web:252][web:257]</text:p>
          </table:table-cell>
          <table:table-cell/>
        </table:table-row>
        <table:table-row table:style-name="ro1">
          <table:table-cell office:value-type="string" calcext:value-type="string">
            <text:p>S3 Trio3D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11 MH/s</text:p>
          </table:table-cell>
          <table:table-cell office:value-type="string" calcext:value-type="string">
            <text:p>7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2D‑focused successor; 3D support so poor many games run better with it disabled entirely."[web:25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 Trio3D/2X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13 MH/s</text:p>
          </table:table-cell>
          <table:table-cell office:value-type="string" calcext:value-type="string">
            <text:p>9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AGP budget horror; struggles so hard in 3D that some titles refuse to launch or render correctly."[web:25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S 6326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G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10 MH/s</text:p>
          </table:table-cell>
          <table:table-cell office:value-type="string" calcext:value-type="string">
            <text:p>8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Famously awful first‑gen 3D; glitchy rendering</text:p>
          </table:table-cell>
          <table:table-cell office:value-type="string" calcext:value-type="string">
            <text:p><text:s/>missing features</text:p>
          </table:table-cell>
          <table:table-cell office:value-type="string" calcext:value-type="string">
            <text:p><text:s/>and frame rates that redefine ‘cinematic’ as 5 FPS."[web:246][web:248][web:253]</text:p>
          </table:table-cell>
          <table:table-cell/>
        </table:table-row>
        <table:table-row table:style-name="ro1">
          <table:table-cell office:value-type="string" calcext:value-type="string">
            <text:p>SiS 6326 AGP 8MB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G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11 MH/s</text:p>
          </table:table-cell>
          <table:table-cell office:value-type="string" calcext:value-type="string">
            <text:p>1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OEM favorite; its main talent is making TNT2 and Voodoo3 look like god‑tier hardware by comparison."[web:248][web:253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 Savage 2000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30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Hardware T&amp;L on paper</text:p>
          </table:table-cell>
          <table:table-cell office:value-type="string" calcext:value-type="string">
            <text:p><text:s/>broken in drivers; crashes</text:p>
          </table:table-cell>
          <table:table-cell office:value-type="string" calcext:value-type="string">
            <text:p><text:s/>artifacts</text:p>
          </table:table-cell>
          <table:table-cell office:value-type="string" calcext:value-type="string">
            <text:p><text:s/>and disabled features form its true feature set."[web:236][web:259]</text:p>
          </table:table-cell>
        </table:table-row>
        <table:table-row table:style-name="ro1">
          <table:table-cell office:value-type="string" calcext:value-type="string">
            <text:p>Cirrus Logic Laguna3D</text:p>
          </table:table-cell>
          <table:table-cell office:value-type="string" calcext:value-type="string">
            <text:p>Cirrus Logic</text:p>
          </table:table-cell>
          <table:table-cell office:value-type="string" calcext:value-type="string">
            <text:p>G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16 MH/s</text:p>
          </table:table-cell>
          <table:table-cell office:value-type="string" calcext:value-type="string">
            <text:p>1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Early 3D core with weak drivers; poor performance</text:p>
          </table:table-cell>
          <table:table-cell office:value-type="string" calcext:value-type="string">
            <text:p><text:s/>visual glitches</text:p>
          </table:table-cell>
          <table:table-cell office:value-type="string" calcext:value-type="string">
            <text:p><text:s/>and underclocked variants add to the legend."[web:259]</text:p>
          </table:table-cell>
          <table:table-cell/>
        </table:table-row>
        <table:table-row table:style-name="ro1">
          <table:table-cell office:value-type="string" calcext:value-type="string">
            <text:p>Trident 3DImage 9750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G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14 MH/s</text:p>
          </table:table-cell>
          <table:table-cell office:value-type="string" calcext:value-type="string">
            <text:p>1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Shaky 3D support; missing blending modes and broken Z‑buffer make games look like abstract art."[web:249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dent 3DImage 9850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G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17 MH/s</text:p>
          </table:table-cell>
          <table:table-cell office:value-type="string" calcext:value-type="string">
            <text:p>12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Slightly faster</text:p>
          </table:table-cell>
          <table:table-cell office:value-type="string" calcext:value-type="string">
            <text:p><text:s/>still cursed; texture corruption and random lockups are its signature special effects."[web:24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dent Blade 3D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G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20 MH/s</text:p>
          </table:table-cell>
          <table:table-cell office:value-type="string" calcext:value-type="string">
            <text:p>13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Integrates sound and 3D because someone thought that was a good idea; drivers disagree violently."[web:249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 3D Rage (original)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12 MH/s</text:p>
          </table:table-cell>
          <table:table-cell office:value-type="string" calcext:value-type="string">
            <text:p>8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First‑gen ATI 3D; poor filtering</text:p>
          </table:table-cell>
          <table:table-cell office:value-type="string" calcext:value-type="string">
            <text:p><text:s/>wobbly polygons</text:p>
          </table:table-cell>
          <table:table-cell office:value-type="string" calcext:value-type="string">
            <text:p><text:s/>and wildly inconsistent performance across games."[web:249]</text:p>
          </table:table-cell>
          <table:table-cell/>
        </table:table-row>
        <table:table-row table:style-name="ro1">
          <table:table-cell office:value-type="string" calcext:value-type="string">
            <text:p>ATI 3D Rage II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14 MH/s</text:p>
          </table:table-cell>
          <table:table-cell office:value-type="string" calcext:value-type="string">
            <text:p>9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n theory an upgrade; in practice still slow, buggy, and fond of broken texture coordinat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 Rage LT Pro (mobile)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G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15 MH/s</text:p>
          </table:table-cell>
          <table:table-cell office:value-type="string" calcext:value-type="string">
            <text:p>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aptop variant with aggressive power saving; throttles itself while loading the main menu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ox Mystique</text:p>
          </table:table-cell>
          <table:table-cell office:value-type="string" calcext:value-type="string">
            <text:p>Matrox</text:p>
          </table:table-cell>
          <table:table-cell office:value-type="string" calcext:value-type="string">
            <text:p>GP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16 MH/s</text:p>
          </table:table-cell>
          <table:table-cell office:value-type="string" calcext:value-type="string">
            <text:p>1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Infamous for missing texture features; many games fall back to flat‑shaded geometry and hurt feelings."[web:249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ox Mystique 220</text:p>
          </table:table-cell>
          <table:table-cell office:value-type="string" calcext:value-type="string">
            <text:p>Matrox</text:p>
          </table:table-cell>
          <table:table-cell office:value-type="string" calcext:value-type="string">
            <text:p>G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18 MH/s</text:p>
          </table:table-cell>
          <table:table-cell office:value-type="string" calcext:value-type="string">
            <text:p>11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New silicon</text:p>
          </table:table-cell>
          <table:table-cell office:value-type="string" calcext:value-type="string">
            <text:p><text:s/>same sins; brisk 2D</text:p>
          </table:table-cell>
          <table:table-cell office:value-type="string" calcext:value-type="string">
            <text:p><text:s/>ugly 3D</text:p>
          </table:table-cell>
          <table:table-cell office:value-type="string" calcext:value-type="string">
            <text:p><text:s/>and a devout hatred of proper Z‑buffering."[web:249]</text:p>
          </table:table-cell>
        </table:table-row>
        <table:table-row table:style-name="ro1">
          <table:table-cell office:value-type="string" calcext:value-type="string">
            <text:p>Alliance AT3D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G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12 MH/s</text:p>
          </table:table-cell>
          <table:table-cell office:value-type="string" calcext:value-type="string">
            <text:p>1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Often cited as one of the worst 90s GPUs; terrible drivers</text:p>
          </table:table-cell>
          <table:table-cell office:value-type="string" calcext:value-type="string">
            <text:p><text:s/>low performance</text:p>
          </table:table-cell>
          <table:table-cell office:value-type="string" calcext:value-type="string">
            <text:p><text:s/>and compatibility issues everywhere."[web:258]</text:p>
          </table:table-cell>
          <table:table-cell/>
        </table:table-row>
        <table:table-row table:style-name="ro1">
          <table:table-cell office:value-type="string" calcext:value-type="string">
            <text:p>Alliance ProMotion AT25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G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15 MH/s</text:p>
          </table:table-cell>
          <table:table-cell office:value-type="string" calcext:value-type="string">
            <text:p>12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llegedly a 3D card; many titles simply refuse to run, others run as interpretive slideshow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Magic MagicGraph 128V</text:p>
          </table:table-cell>
          <table:table-cell office:value-type="string" calcext:value-type="string">
            <text:p>NeoMagic</text:p>
          </table:table-cell>
          <table:table-cell office:value-type="string" calcext:value-type="string">
            <text:p>GP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09 MH/s</text:p>
          </table:table-cell>
          <table:table-cell office:value-type="string" calcext:value-type="string">
            <text:p>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aptop ‘all‑in‑one’ chip; slow shared memory and basic acceleration mean games render in geologic tim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rus Logic GD5462 Laguna3D</text:p>
          </table:table-cell>
          <table:table-cell office:value-type="string" calcext:value-type="string">
            <text:p>Cirrus Logic</text:p>
          </table:table-cell>
          <table:table-cell office:value-type="string" calcext:value-type="string">
            <text:p>G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17 MH/s</text:p>
          </table:table-cell>
          <table:table-cell office:value-type="string" calcext:value-type="string">
            <text:p>1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Marketing promised multimedia magic; reality delivered jittery frames and driver roulette."[web:259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rus Logic GD5465 Laguna3D</text:p>
          </table:table-cell>
          <table:table-cell office:value-type="string" calcext:value-type="string">
            <text:p>Cirrus Logic</text:p>
          </table:table-cell>
          <table:table-cell office:value-type="string" calcext:value-type="string">
            <text:p>G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19 MH/s</text:p>
          </table:table-cell>
          <table:table-cell office:value-type="string" calcext:value-type="string">
            <text:p>1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ater revision still saddled with immature drivers; best used as a case study, not a GPU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Nine Imagine 128 II</text:p>
          </table:table-cell>
          <table:table-cell office:value-type="string" calcext:value-type="string">
            <text:p>Number Nine</text:p>
          </table:table-cell>
          <table:table-cell office:value-type="string" calcext:value-type="string">
            <text:p>GP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0.0015 MH/s</text:p>
          </table:table-cell>
          <table:table-cell office:value-type="string" calcext:value-type="string">
            <text:p>1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trong 2D, weak 3D; workstation‑tilted drivers leave games running like CAD demos gone wro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 Trio64V+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P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0.0007 MH/s</text:p>
          </table:table-cell>
          <table:table-cell office:value-type="string" calcext:value-type="string">
            <text:p>6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ure 2D with video; 3D arrives only via your CPU’s tear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 Vision968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P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0.0008 MH/s</text:p>
          </table:table-cell>
          <table:table-cell office:value-type="string" calcext:value-type="string">
            <text:p>7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igh‑end 2D accelerator; utterly uninterested in accelerating anything remotely moder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dent TGUI9440AGi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GPU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0.0008 MH/s</text:p>
          </table:table-cell>
          <table:table-cell office:value-type="string" calcext:value-type="string">
            <text:p>6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Low‑end ISA/PCI staple; DOS okay, Windows meh, 3D a legally grey term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dent TGUI9680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GP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0.0009 MH/s</text:p>
          </table:table-cell>
          <table:table-cell office:value-type="string" calcext:value-type="string">
            <text:p>7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light feature bump; still bandwidth‑starved and best known for grainy Windows desktop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S 5598 Integrated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G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06 MH/s</text:p>
          </table:table-cell>
          <table:table-cell office:value-type="string" calcext:value-type="string">
            <text:p>6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orthbridge‑integrated VGA; steals system RAM and your patience simultaneousl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S 620 (early)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G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11 MH/s</text:p>
          </table:table-cell>
          <table:table-cell office:value-type="string" calcext:value-type="string">
            <text:p>1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GP integrated core; frame rates so bad many OEMs shipped it with 640x480 defaults just to cop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A MVP3 Integrated VGA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G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07 MH/s</text:p>
          </table:table-cell>
          <table:table-cell office:value-type="string" calcext:value-type="string">
            <text:p>6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uper Socket 7 chipset graphics; adequate for BIOS screens, offensive for anything 3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k OTI-87</text:p>
          </table:table-cell>
          <table:table-cell office:value-type="string" calcext:value-type="string">
            <text:p>Oak Technology</text:p>
          </table:table-cell>
          <table:table-cell office:value-type="string" calcext:value-type="string">
            <text:p>GPU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0.0005 MH/s</text:p>
          </table:table-cell>
          <table:table-cell office:value-type="string" calcext:value-type="string">
            <text:p>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Very basic 2D; heavy CPU reliance makes games and hashes equally CPU‑boun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k OTI-91</text:p>
          </table:table-cell>
          <table:table-cell office:value-type="string" calcext:value-type="string">
            <text:p>Oak Technology</text:p>
          </table:table-cell>
          <table:table-cell office:value-type="string" calcext:value-type="string">
            <text:p>GPU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0.0006 MH/s</text:p>
          </table:table-cell>
          <table:table-cell office:value-type="string" calcext:value-type="string">
            <text:p>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ings to ISA while the world moves on; can display VGA, cannot display competenc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 Savage3D Valu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22 MH/s</text:p>
          </table:table-cell>
          <table:table-cell office:value-type="string" calcext:value-type="string">
            <text:p>16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Ambitious feature set undermined by buggy drivers; random lockups are part of the user experience."[web:236][web:259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 Savage4 Valu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25 MH/s</text:p>
          </table:table-cell>
          <table:table-cell office:value-type="string" calcext:value-type="string">
            <text:p>1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udget Savage; trilinear dreams, bilinear realities, and occasional texture sou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dent Blade T64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G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22 MH/s</text:p>
          </table:table-cell>
          <table:table-cell office:value-type="string" calcext:value-type="string">
            <text:p>1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GP office card; 3D support exists mostly in marketing brochur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S 305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G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20 MH/s</text:p>
          </table:table-cell>
          <table:table-cell office:value-type="string" calcext:value-type="string">
            <text:p>1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uccessor to 6326; compatibility better, performance still stuck in the kiddie poo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ox G100</text:p>
          </table:table-cell>
          <table:table-cell office:value-type="string" calcext:value-type="string">
            <text:p>Matrox</text:p>
          </table:table-cell>
          <table:table-cell office:value-type="string" calcext:value-type="string">
            <text:p>G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20 MH/s</text:p>
          </table:table-cell>
          <table:table-cell office:value-type="string" calcext:value-type="string">
            <text:p>1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heaper G200 cut; loses some memory bandwidth, gains nothing for your min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Nine Revolution 3D</text:p>
          </table:table-cell>
          <table:table-cell office:value-type="string" calcext:value-type="string">
            <text:p>Number Nine</text:p>
          </table:table-cell>
          <table:table-cell office:value-type="string" calcext:value-type="string">
            <text:p>G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20 MH/s</text:p>
          </table:table-cell>
          <table:table-cell office:value-type="string" calcext:value-type="string">
            <text:p>1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ermedia‑based card tuned for OpenGL; Direct3D and games feel very much like an afterthough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 Trio64V2/DX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P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09 MH/s</text:p>
          </table:table-cell>
          <table:table-cell office:value-type="string" calcext:value-type="string">
            <text:p>7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Minor update to a minor chip; good text, bad everything else, including hash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dent 9750 AGP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G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18 MH/s</text:p>
          </table:table-cell>
          <table:table-cell office:value-type="string" calcext:value-type="string">
            <text:p>11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GP but barely; spends most of its life limited by drivers and wishful think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iance AT25 AGP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G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16 MH/s</text:p>
          </table:table-cell>
          <table:table-cell office:value-type="string" calcext:value-type="string">
            <text:p>12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 rare sight even then; used mainly in OEM curiosities and retro horror sto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S 530 Integrated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G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10 MH/s</text:p>
          </table:table-cell>
          <table:table-cell office:value-type="string" calcext:value-type="string">
            <text:p>9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n‑die 2D/3D; famously choppy performance, perfect for simulating packet loss in your miner UI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rus Logic GD7543 (laptop)</text:p>
          </table:table-cell>
          <table:table-cell office:value-type="string" calcext:value-type="string">
            <text:p>Cirrus Logic</text:p>
          </table:table-cell>
          <table:table-cell office:value-type="string" calcext:value-type="string">
            <text:p>GP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0.0007 MH/s</text:p>
          </table:table-cell>
          <table:table-cell office:value-type="string" calcext:value-type="string">
            <text:p>4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aptop chip with minimal acceleration; your CPU does all the work while it takes the credi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Magic MagicGraph 128XD</text:p>
          </table:table-cell>
          <table:table-cell office:value-type="string" calcext:value-type="string">
            <text:p>NeoMagic</text:p>
          </table:table-cell>
          <table:table-cell office:value-type="string" calcext:value-type="string">
            <text:p>G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10 MH/s</text:p>
          </table:table-cell>
          <table:table-cell office:value-type="string" calcext:value-type="string">
            <text:p>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ared‑memory laptop horror; bandwidth so low even the desktop background loads in chapter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ium Pro 133 ES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0.0023 MH/s</text:p>
          </table:table-cell>
          <table:table-cell office:value-type="string" calcext:value-type="string">
            <text:p>38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Early Pentium Pro sample with hand-marked lid; occasionally forgets its microcode and your sanit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ium Pro 200 ES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0.0026 MH/s</text:p>
          </table:table-cell>
          <table:table-cell office:value-type="string" calcext:value-type="string">
            <text:p>42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Engineering sample slot module; L2 cache timings are ‘approximate’</text:p>
          </table:table-cell>
          <table:table-cell office:value-type="string" calcext:value-type="string">
            <text:p><text:s/>much like its stability."[web:214][web:21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OverDrive 150 ES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19 M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ocket-5/7 upgrade prototype; randomly identifies as different PR ratings on each b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ium II 266 ES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30 MH/s</text:p>
          </table:table-cell>
          <table:table-cell office:value-type="string" calcext:value-type="string">
            <text:p>3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lot 1 black cartridge stamped ‘CONFIDENTIAL’; occasionally boots as 233, 266, or ‘whoops’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ium III 450 ES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39 MH/s</text:p>
          </table:table-cell>
          <table:table-cell office:value-type="string" calcext:value-type="string">
            <text:p>3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Katmai ES with unlocked multipliers; overclocks beautifully until it suddenly remembers it’s pre-produc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rix 6x86MX ES</text:p>
          </table:table-cell>
          <table:table-cell office:value-type="string" calcext:value-type="string">
            <text:p><text:s/>Cyrix</text:p>
          </table:table-cell>
          <table:table-cell office:value-type="string" calcext:value-type="string">
            <text:p>C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16 MH/s</text:p>
          </table:table-cell>
          <table:table-cell office:value-type="string" calcext:value-type="string">
            <text:p>28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Pre-release PR-rated chaos; runs hot, benchmarks weird, bluescreens for artistic reas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 K5 PR166 ES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13 MH/s</text:p>
          </table:table-cell>
          <table:table-cell office:value-type="string" calcext:value-type="string">
            <text:p>27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ngineering stepping with creative PR labeling; executes benchmarks faster than truth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 K6-2 400 ES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20 MH/s</text:p>
          </table:table-cell>
          <table:table-cell office:value-type="string" calcext:value-type="string">
            <text:p>3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-retail Super Socket 7 chip; voltage spec ‘TBD’, lifespan also ‘TBD’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 K6-III 450 ES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28 MH/s</text:p>
          </table:table-cell>
          <table:table-cell office:value-type="string" calcext:value-type="string">
            <text:p>3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3DNow! and on-die cache in beta; sometimes forgets its multipliers mid-ru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 Athlon 500 ES (K7 Slot A)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40 MH/s</text:p>
          </table:table-cell>
          <table:table-cell office:value-type="string" calcext:value-type="string">
            <text:p>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Big green cartridge with debug stickers; may suddenly change its idea of ‘500 MHz’ under loa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 Alpha 21064 ES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CPU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0.0032 MH/s</text:p>
          </table:table-cell>
          <table:table-cell office:value-type="string" calcext:value-type="string">
            <text:p>32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Early 64-bit Alpha sample; clocks are ambitious</text:p>
          </table:table-cell>
          <table:table-cell office:value-type="string" calcext:value-type="string">
            <text:p><text:s/>errata list is heroic."[web:211][web:21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 Alpha 21164 ES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CPU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0.0042 MH/s</text:p>
          </table:table-cell>
          <table:table-cell office:value-type="string" calcext:value-type="string">
            <text:p>4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EV5 core on a lab module; sometimes benches like a god</text:p>
          </table:table-cell>
          <table:table-cell office:value-type="string" calcext:value-type="string">
            <text:p><text:s/>sometimes like a calculator on strike."[web:211][web:21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 Alpha 21164 Dual-CPU ES Modul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CP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55 MH/s</text:p>
          </table:table-cell>
          <table:table-cell office:value-type="string" calcext:value-type="string">
            <text:p>8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Dual EV5 engineering board; originally pushed AltaVista</text:p>
          </table:table-cell>
          <table:table-cell office:value-type="string" calcext:value-type="string">
            <text:p><text:s/>now pushes your breaker to its limits."[web:210][web:21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 PA-8000 E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P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44 MH/s</text:p>
          </table:table-cell>
          <table:table-cell office:value-type="string" calcext:value-type="string">
            <text:p>6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PA-RISC workstation monster in pre-release form; emits heat</text:p>
          </table:table-cell>
          <table:table-cell office:value-type="string" calcext:value-type="string">
            <text:p><text:s/>dignity</text:p>
          </table:table-cell>
          <table:table-cell office:value-type="string" calcext:value-type="string">
            <text:p><text:s/>and occasional illegal opcodes."[web:201][web:205]</text:p>
          </table:table-cell>
          <table:table-cell/>
        </table:table-row>
        <table:table-row table:style-name="ro1">
          <table:table-cell office:value-type="string" calcext:value-type="string">
            <text:p>HP PA-8200 E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47 MH/s</text:p>
          </table:table-cell>
          <table:table-cell office:value-type="string" calcext:value-type="string">
            <text:p>6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ily instrumented sample; littered with test pads, perfect for probing your terrible power deliver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 UltraSPARC II ES</text:p>
          </table:table-cell>
          <table:table-cell office:value-type="string" calcext:value-type="string">
            <text:p>Sun Microsystems</text:p>
          </table:table-cell>
          <table:table-cell office:value-type="string" calcext:value-type="string">
            <text:p>C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33 MH/s</text:p>
          </table:table-cell>
          <table:table-cell office:value-type="string" calcext:value-type="string">
            <text:p>4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Early UltraSPARC II with experimental VIS; instruction timings are more rumor than fact."[web:161][web:201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 UltraSPARC IIi ES</text:p>
          </table:table-cell>
          <table:table-cell office:value-type="string" calcext:value-type="string">
            <text:p>Sun Microsystems</text:p>
          </table:table-cell>
          <table:table-cell office:value-type="string" calcext:value-type="string">
            <text:p>C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36 MH/s</text:p>
          </table:table-cell>
          <table:table-cell office:value-type="string" calcext:value-type="string">
            <text:p>4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tegrated memory controller prototype; occasionally forgets which RAM timings are ‘safe’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PS R10000 ES</text:p>
          </table:table-cell>
          <table:table-cell office:value-type="string" calcext:value-type="string">
            <text:p>SGI/MIPS</text:p>
          </table:table-cell>
          <table:table-cell office:value-type="string" calcext:value-type="string">
            <text:p>CP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0.0037 MH/s</text:p>
          </table:table-cell>
          <table:table-cell office:value-type="string" calcext:value-type="string">
            <text:p>3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Pre-production four-issue RISC; performs like a dream until it hits untested corner cases."[web:203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PS R12000 ES</text:p>
          </table:table-cell>
          <table:table-cell office:value-type="string" calcext:value-type="string">
            <text:p>SGI/MIPS</text:p>
          </table:table-cell>
          <table:table-cell office:value-type="string" calcext:value-type="string">
            <text:p>C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41 MH/s</text:p>
          </table:table-cell>
          <table:table-cell office:value-type="string" calcext:value-type="string">
            <text:p>4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ab-only variant with aggressive clocks; stable under LN2, deeply confused under your desk fa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PowerPC 601 ES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CPU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0.0021 MH/s</text:p>
          </table:table-cell>
          <table:table-cell office:value-type="string" calcext:value-type="string">
            <text:p>1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First PowerPC sample; strictly for developers and extremely curious retro-miners."[web:154][web:215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PowerPC 604 ES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CPU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0.0027 MH/s</text:p>
          </table:table-cell>
          <table:table-cell office:value-type="string" calcext:value-type="string">
            <text:p>2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ly workstation CPU; debug microcode sometimes decides branches by coin fli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PowerPC 750 (G3) ES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C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30 MH/s</text:p>
          </table:table-cell>
          <table:table-cell office:value-type="string" calcext:value-type="string">
            <text:p>1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Pre-release G3; cool-running and cool-looking with its ES markings</text:p>
          </table:table-cell>
          <table:table-cell office:value-type="string" calcext:value-type="string">
            <text:p><text:s/>hash output not nearly as cool."[web:15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ARM SA-110 ES</text:p>
          </table:table-cell>
          <table:table-cell office:value-type="string" calcext:value-type="string">
            <text:p>DEC/Intel</text:p>
          </table:table-cell>
          <table:table-cell office:value-type="string" calcext:value-type="string">
            <text:p>CP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0.0014 MH/s</text:p>
          </table:table-cell>
          <table:table-cell office:value-type="string" calcext:value-type="string">
            <text:p>2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Low-power RISC sample; developers loved it</text:p>
          </table:table-cell>
          <table:table-cell office:value-type="string" calcext:value-type="string">
            <text:p><text:s/>your miner loves to make it sweat."[web:3][web:20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eta Crusoe Proto Board</text:p>
          </table:table-cell>
          <table:table-cell office:value-type="string" calcext:value-type="string">
            <text:p>Transmeta</text:p>
          </table:table-cell>
          <table:table-cell office:value-type="string" calcext:value-type="string">
            <text:p>C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17 MH/s</text:p>
          </table:table-cell>
          <table:table-cell office:value-type="string" calcext:value-type="string">
            <text:p>7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Prototype code-morphing CPU on a lab PCB; spends more cycles translating x86 than hashing i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RS/6000 POWER ES Module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CPU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0022 MH/s</text:p>
          </table:table-cell>
          <table:table-cell office:value-type="string" calcext:value-type="string">
            <text:p>4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Multi-chip POWER sample; bristling with probes and jumpers</text:p>
          </table:table-cell>
          <table:table-cell office:value-type="string" calcext:value-type="string">
            <text:p><text:s/>allergic to consumer power supplies."[web:21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dpole SPARCbook UltraSPARC ES</text:p>
          </table:table-cell>
          <table:table-cell office:value-type="string" calcext:value-type="string">
            <text:p>Sun/Tadpole</text:p>
          </table:table-cell>
          <table:table-cell office:value-type="string" calcext:value-type="string">
            <text:p>C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29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RISC laptop engineering build; battery life measured in minutes</text:p>
          </table:table-cell>
          <table:table-cell office:value-type="string" calcext:value-type="string">
            <text:p><text:s/>thermal output in ‘lap scorch’."[web:21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 PA-7300LC ES (RISC Laptop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25 MH/s</text:p>
          </table:table-cell>
          <table:table-cell office:value-type="string" calcext:value-type="string">
            <text:p>22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PrecisionBook prototype CPU; mobile PA‑RISC that would rather run HP-UX than your cursed miner."[web:219][web:201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ium MMX Mobile ES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15 MH/s</text:p>
          </table:table-cell>
          <table:table-cell office:value-type="string" calcext:value-type="string">
            <text:p>1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aptop chip with unlocked multipliers and questionable thermals; throttles at the first sign of ambi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ium II Xeon 400 ES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39 MH/s</text:p>
          </table:table-cell>
          <table:table-cell office:value-type="string" calcext:value-type="string">
            <text:p>5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lot 2 big boy; caches, steppings, and bugs all bigger than lif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rix MII 333 ES</text:p>
          </table:table-cell>
          <table:table-cell office:value-type="string" calcext:value-type="string">
            <text:p>Cyrix</text:p>
          </table:table-cell>
          <table:table-cell office:value-type="string" calcext:value-type="string">
            <text:p>C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18 M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ES with ever-changing PR rating; marketing said ‘fast’, benchmarks said ‘maybe later’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Chip 2 ES</text:p>
          </table:table-cell>
          <table:table-cell office:value-type="string" calcext:value-type="string">
            <text:p>IDT</text:p>
          </table:table-cell>
          <table:table-cell office:value-type="string" calcext:value-type="string">
            <text:p>C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15 MH/s</text:p>
          </table:table-cell>
          <table:table-cell office:value-type="string" calcext:value-type="string">
            <text:p>12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Simple, cool-running, and profoundly mediocre; quietly sips power while your miner sob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 21066A Laptop ES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CP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0.0023 MH/s</text:p>
          </table:table-cell>
          <table:table-cell office:value-type="string" calcext:value-type="string">
            <text:p>2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AlphaBook prototype CPU; 64-bit RISC shoved into a mobile form factor</text:p>
          </table:table-cell>
          <table:table-cell office:value-type="string" calcext:value-type="string">
            <text:p><text:s/>dignity left behind."[web:21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C microSPARC-II ES</text:p>
          </table:table-cell>
          <table:table-cell office:value-type="string" calcext:value-type="string">
            <text:p>Sun Microsystems</text:p>
          </table:table-cell>
          <table:table-cell office:value-type="string" calcext:value-type="string">
            <text:p>CPU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0.0021 MH/s</text:p>
          </table:table-cell>
          <table:table-cell office:value-type="string" calcext:value-type="string">
            <text:p>2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mall SPARC sample; expects Solaris, receives questionable hobby OS and even more questionable cool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-RISC Laptop Proto CPU</text:p>
          </table:table-cell>
          <table:table-cell office:value-type="string" calcext:value-type="string">
            <text:p>HP/RDI</text:p>
          </table:table-cell>
          <table:table-cell office:value-type="string" calcext:value-type="string">
            <text:p>CPU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0.0020 MH/s</text:p>
          </table:table-cell>
          <table:table-cell office:value-type="string" calcext:value-type="string">
            <text:p>2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RISC-for-the-road test chip; ran secret government spreadsheets</text:p>
          </table:table-cell>
          <table:table-cell office:value-type="string" calcext:value-type="string">
            <text:p><text:s/>now runs your secret garbage miner."[web:21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II Deschutes ES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36 MH/s</text:p>
          </table:table-cell>
          <table:table-cell office:value-type="string" calcext:value-type="string">
            <text:p>3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0.25 µm PII with experimental voltages; either overclocks like a champ or like a fire hazar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ium III Coppermine ES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43 M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-die L2 cache still under evaluation; occasionally benchmark results come with an asterisk and a smel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 EV5 21164 ES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CPU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0.0043 MH/s</text:p>
          </table:table-cell>
          <table:table-cell office:value-type="string" calcext:value-type="string">
            <text:p>42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Performance-record-setter sample; clocks high</text:p>
          </table:table-cell>
          <table:table-cell office:value-type="string" calcext:value-type="string">
            <text:p><text:s/>crashes higher</text:p>
          </table:table-cell>
          <table:table-cell office:value-type="string" calcext:value-type="string">
            <text:p><text:s/>perfect for boss-tier trash rigs."[web:211][web:213]</text:p>
          </table:table-cell>
          <table:table-cell/>
        </table:table-row>
        <table:table-row table:style-name="ro1">
          <table:table-cell office:value-type="string" calcext:value-type="string">
            <text:p>Alpha EV6 21264 ES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C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49 MH/s</text:p>
          </table:table-cell>
          <table:table-cell office:value-type="string" calcext:value-type="string">
            <text:p>5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Out-of-order Alpha in pre-release silicon; warp-speed SPEC scores, warp-crash stabilit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traSPARC IIi ‘Confidential’</text:p>
          </table:table-cell>
          <table:table-cell office:value-type="string" calcext:value-type="string">
            <text:p>Sun Microsystems</text:p>
          </table:table-cell>
          <table:table-cell office:value-type="string" calcext:value-type="string">
            <text:p>C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34 MH/s</text:p>
          </table:table-cell>
          <table:table-cell office:value-type="string" calcext:value-type="string">
            <text:p>4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arked ‘CONFIDENTIAL – SAMPLE’; fields support calls by audibly sighing when you b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-7200 E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P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0.0030 MH/s</text:p>
          </table:table-cell>
          <table:table-cell office:value-type="string" calcext:value-type="string">
            <text:p>4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econd-generation PA‑RISC sample; may require a lab PSU and a therapis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ium II Engineering Board (Dual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55 MH/s</text:p>
          </table:table-cell>
          <table:table-cell office:value-type="string" calcext:value-type="string">
            <text:p>7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Dual-PII reference board full of jumpers; officially unsupported, unofficially perfect for cursed build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ARM SA-1110 ES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16 MH/s</text:p>
          </table:table-cell>
          <table:table-cell office:value-type="string" calcext:value-type="string">
            <text:p>2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andheld-oriented sample; runs WinCE, draws scribbles on your hashrate char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ium III Xeon ES Slot 2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41 MH/s</text:p>
          </table:table-cell>
          <table:table-cell office:value-type="string" calcext:value-type="string">
            <text:p>5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lot 2 Xeon ES; expects ECC RAM and stable AC, gets neith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486DX4-1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0.0007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Triple-clocked 486; legendary for ‘Turbo’ buttons</text:p>
          </table:table-cell>
          <table:table-cell office:value-type="string" calcext:value-type="string">
            <text:p><text:s/>tragically underqualified as a miner."[web:11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Pentium 9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0.0010 MH/s</text:p>
          </table:table-cell>
          <table:table-cell office:value-type="string" calcext:value-type="string">
            <text:p>1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First-gen Pentium at a mighty 90 MHz; famous FPU</text:p>
          </table:table-cell>
          <table:table-cell office:value-type="string" calcext:value-type="string">
            <text:p><text:s/>infamous FDIV bug</text:p>
          </table:table-cell>
          <table:table-cell office:value-type="string" calcext:value-type="string">
            <text:p><text:s/>negligible hashes."[web:199][web:202]</text:p>
          </table:table-cell>
          <table:table-cell/>
        </table:table-row>
        <table:table-row table:style-name="ro1">
          <table:table-cell office:value-type="string" calcext:value-type="string">
            <text:p>Intel Pentium 133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0.0015 MH/s</text:p>
          </table:table-cell>
          <table:table-cell office:value-type="string" calcext:value-type="string">
            <text:p>20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Desktop hotrod of its day; runs Quake nicely</text:p>
          </table:table-cell>
          <table:table-cell office:value-type="string" calcext:value-type="string">
            <text:p><text:s/>blockchains not so much."[web:11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Pentium 166 MM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18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MMX added ‘multimedia’</text:p>
          </table:table-cell>
          <table:table-cell office:value-type="string" calcext:value-type="string">
            <text:p><text:s/>not megahash; still proud of its sticker."[web:112][web:19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Pentium 200 MM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21 MH/s</text:p>
          </table:table-cell>
          <table:table-cell office:value-type="string" calcext:value-type="string">
            <text:p>28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Late-socket 7 king; just fast enough to show how bad CPU mining can be."[web:198][web:199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Pentium Pro 2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0.0025 MH/s</text:p>
          </table:table-cell>
          <table:table-cell office:value-type="string" calcext:value-type="string">
            <text:p>4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Server-class darling; out-of-order wizardry</text:p>
          </table:table-cell>
          <table:table-cell office:value-type="string" calcext:value-type="string">
            <text:p><text:s/>in-order disappointment as a miner."[web:200][web:202][web:20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Pentium II 233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28 MH/s</text:p>
          </table:table-cell>
          <table:table-cell office:value-type="string" calcext:value-type="string">
            <text:p>33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Slot 1 cartridge full of cache and bravado; chugs through hashes like dial-up downloads."[web:112][web:20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Pentium II 4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35 MH/s</text:p>
          </table:table-cell>
          <table:table-cell office:value-type="string" calcext:value-type="string">
            <text:p>3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High-end Katmai-era chip; makes Windows 98 fly</text:p>
          </table:table-cell>
          <table:table-cell office:value-type="string" calcext:value-type="string">
            <text:p><text:s/>your hashrate crawl."[web:198][web:2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Celeron 300A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32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Legendary overclocker; 300 to 450 MHz on air</text:p>
          </table:table-cell>
          <table:table-cell office:value-type="string" calcext:value-type="string">
            <text:p><text:s/>still 0 to 0 coins in your wallet."[web:2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Celeron 4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34 MH/s</text:p>
          </table:table-cell>
          <table:table-cell office:value-type="string" calcext:value-type="string">
            <text:p>29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"Budget chip in endless school PCs; mines boredom at a very high rate."[web:198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Pentium III 45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38 M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Introduced SSE; good for MP3s</text:p>
          </table:table-cell>
          <table:table-cell office:value-type="string" calcext:value-type="string">
            <text:p><text:s/>not for megahashes."[web:3][web:112][web:2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Pentium III 6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42 MH/s</text:p>
          </table:table-cell>
          <table:table-cell office:value-type="string" calcext:value-type="string">
            <text:p>3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Katmai at 600 MHz; serious for its time</text:p>
          </table:table-cell>
          <table:table-cell office:value-type="string" calcext:value-type="string">
            <text:p><text:s/>seriously outclassed by everything you own now."[web:3][web:2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D Am5x86-133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0.0009 MH/s</text:p>
          </table:table-cell>
          <table:table-cell office:value-type="string" calcext:value-type="string">
            <text:p>3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Last hurrah for 486 socket; labels itself ‘133’</text:p>
          </table:table-cell>
          <table:table-cell office:value-type="string" calcext:value-type="string">
            <text:p><text:s/>behaves like ‘please upgrade’."[web:199][web:16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D K5 PR166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12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First in-house AMD x86; performance model numbers</text:p>
          </table:table-cell>
          <table:table-cell office:value-type="string" calcext:value-type="string">
            <text:p><text:s/>performance not quite there."[web:199][web:2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D K6-233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18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Super Socket 7 scrapper; cheap</text:p>
          </table:table-cell>
          <table:table-cell office:value-type="string" calcext:value-type="string">
            <text:p><text:s/>cheerful</text:p>
          </table:table-cell>
          <table:table-cell office:value-type="string" calcext:value-type="string">
            <text:p><text:s/>and quietly useless for mining."[web:112][web:200]</text:p>
          </table:table-cell>
          <table:table-cell/>
        </table:table-row>
        <table:table-row table:style-name="ro1">
          <table:table-cell office:value-type="string" calcext:value-type="string">
            <text:p>AMD K6-2 35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22 M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Adds 3DNow!; accelerates vector math and your realization that you need a GPU."[web:112][web:20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 K6-III 45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26 M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On-die L2 cache hero; great at office multitasking</text:p>
          </table:table-cell>
          <table:table-cell office:value-type="string" calcext:value-type="string">
            <text:p><text:s/>tragic at nonce multitasking."[web:2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D Athlon 500 (K7)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38 MH/s</text:p>
          </table:table-cell>
          <table:table-cell office:value-type="string" calcext:value-type="string">
            <text:p>4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Slot A thunderbolt; finally beats Pentium III</text:p>
          </table:table-cell>
          <table:table-cell office:value-type="string" calcext:value-type="string">
            <text:p><text:s/>still loses to a discount modern GPU core."[web:2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rix 6x86-P166+</text:p>
          </table:table-cell>
          <table:table-cell office:value-type="string" calcext:value-type="string">
            <text:p>Cyrix</text:p>
          </table:table-cell>
          <table:table-cell office:value-type="string" calcext:value-type="string">
            <text:p>CP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14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PR-rated chaos; integer performance high</text:p>
          </table:table-cell>
          <table:table-cell office:value-type="string" calcext:value-type="string">
            <text:p><text:s/>FPU and stability low</text:p>
          </table:table-cell>
          <table:table-cell office:value-type="string" calcext:value-type="string">
            <text:p><text:s/>hashrate theoretical."[web:112][web:199]</text:p>
          </table:table-cell>
          <table:table-cell/>
        </table:table-row>
        <table:table-row table:style-name="ro1">
          <table:table-cell office:value-type="string" calcext:value-type="string">
            <text:p>Cyrix 6x86MX MII-300</text:p>
          </table:table-cell>
          <table:table-cell office:value-type="string" calcext:value-type="string">
            <text:p>Cyrix</text:p>
          </table:table-cell>
          <table:table-cell office:value-type="string" calcext:value-type="string">
            <text:p>C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19 MH/s</text:p>
          </table:table-cell>
          <table:table-cell office:value-type="string" calcext:value-type="string">
            <text:p>2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Rebadged and re-rated; spends as much time in compatibility issues as in computations."[web:112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T WinChip C6-200</text:p>
          </table:table-cell>
          <table:table-cell office:value-type="string" calcext:value-type="string">
            <text:p>IDT</text:p>
          </table:table-cell>
          <table:table-cell office:value-type="string" calcext:value-type="string">
            <text:p>C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11 MH/s</text:p>
          </table:table-cell>
          <table:table-cell office:value-type="string" calcext:value-type="string">
            <text:p>1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Low-power oddball; tuned for office apps</text:p>
          </table:table-cell>
          <table:table-cell office:value-type="string" calcext:value-type="string">
            <text:p><text:s/>easily startled by cryptographic workloads."[web:16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A C3 533 Ezra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C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13 MH/s</text:p>
          </table:table-cell>
          <table:table-cell office:value-type="string" calcext:value-type="string">
            <text:p>1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Cool and quiet; perfect for fanless retro boxes</text:p>
          </table:table-cell>
          <table:table-cell office:value-type="string" calcext:value-type="string">
            <text:p><text:s/>terrible for fiery mining rigs."[web:11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 Alpha 21064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CPU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0.0030 M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Early 64-bit RISC beast; screams through FP workloads</text:p>
          </table:table-cell>
          <table:table-cell office:value-type="string" calcext:value-type="string">
            <text:p><text:s/>politely jogs through hashes."[web:3][web:20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 Alpha 21164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CP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0.0040 MH/s</text:p>
          </table:table-cell>
          <table:table-cell office:value-type="string" calcext:value-type="string">
            <text:p>4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Four-issue superscalar muscle; incredible for servers</text:p>
          </table:table-cell>
          <table:table-cell office:value-type="string" calcext:value-type="string">
            <text:p><text:s/>incredulous about your basement miner."[web:201][web:20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 Alpha 21264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C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48 MH/s</text:p>
          </table:table-cell>
          <table:table-cell office:value-type="string" calcext:value-type="string">
            <text:p>5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Out-of-order monster; beats many peers in SPEC</text:p>
          </table:table-cell>
          <table:table-cell office:value-type="string" calcext:value-type="string">
            <text:p><text:s/>barely nudges your wallet."[web:201][web:20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 POWER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CPU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0020 MH/s</text:p>
          </table:table-cell>
          <table:table-cell office:value-type="string" calcext:value-type="string">
            <text:p>4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Early RS/6000 heart; made for engineering workstations</text:p>
          </table:table-cell>
          <table:table-cell office:value-type="string" calcext:value-type="string">
            <text:p><text:s/>not engineering useless crypto farms."[web:3][web:20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 POWER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CPU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0.0026 MH/s</text:p>
          </table:table-cell>
          <table:table-cell office:value-type="string" calcext:value-type="string">
            <text:p>5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Heavy FP throughput; ideal for simulations</text:p>
          </table:table-cell>
          <table:table-cell office:value-type="string" calcext:value-type="string">
            <text:p><text:s/>deeply unconvinced about hash simulations."[web:20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 PA-70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PU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0.0022 MH/s</text:p>
          </table:table-cell>
          <table:table-cell office:value-type="string" calcext:value-type="string">
            <text:p>3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First PA‑RISC 1.1; matched early RISC rivals</text:p>
          </table:table-cell>
          <table:table-cell office:value-type="string" calcext:value-type="string">
            <text:p><text:s/>now matched by cheap embedded cores."[web:201][web:20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 PA-7100LC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PU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0.0028 MH/s</text:p>
          </table:table-cell>
          <table:table-cell office:value-type="string" calcext:value-type="string">
            <text:p>3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Low-cost integrated PA‑RISC; beats Pentium in SPEC</text:p>
          </table:table-cell>
          <table:table-cell office:value-type="string" calcext:value-type="string">
            <text:p><text:s/>loses to pocket calculator ROI in mining."[web:201][web:20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 PA-80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P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42 MH/s</text:p>
          </table:table-cell>
          <table:table-cell office:value-type="string" calcext:value-type="string">
            <text:p>5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One of the fastest 64-bit chips of its time; overkill for compilers</text:p>
          </table:table-cell>
          <table:table-cell office:value-type="string" calcext:value-type="string">
            <text:p><text:s/>underkill for coins."[web:201][web:20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 PA-85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P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46 MH/s</text:p>
          </table:table-cell>
          <table:table-cell office:value-type="string" calcext:value-type="string">
            <text:p>6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Huge caches</text:p>
          </table:table-cell>
          <table:table-cell office:value-type="string" calcext:value-type="string">
            <text:p><text:s/>huge workstation ego; still not huge on hashrate."[web:201][web:20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PS R40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CPU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0.0020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First commercial 64-bit microprocessor; good at big address spaces</text:p>
          </table:table-cell>
          <table:table-cell office:value-type="string" calcext:value-type="string">
            <text:p><text:s/>small at hash counts."[web:3][web:99][web:20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PS R100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CP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35 MH/s</text:p>
          </table:table-cell>
          <table:table-cell office:value-type="string" calcext:value-type="string">
            <text:p>3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Out-of-order RISC rival; loved SGI workstations</text:p>
          </table:table-cell>
          <table:table-cell office:value-type="string" calcext:value-type="string">
            <text:p><text:s/>hates unstable overclocked PSUs."[web:20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 SuperSPARC</text:p>
          </table:table-cell>
          <table:table-cell office:value-type="string" calcext:value-type="string">
            <text:p>Sun Microsystems</text:p>
          </table:table-cell>
          <table:table-cell office:value-type="string" calcext:value-type="string">
            <text:p>CPU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0.0023 M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Big SPARC for big workstations; crunches rays in Solaris</text:p>
          </table:table-cell>
          <table:table-cell office:value-type="string" calcext:value-type="string">
            <text:p><text:s/>crushes dreams in your miner."[web:161][web:20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 UltraSPARC II</text:p>
          </table:table-cell>
          <table:table-cell office:value-type="string" calcext:value-type="string">
            <text:p>Sun Microsystems</text:p>
          </table:table-cell>
          <table:table-cell office:value-type="string" calcext:value-type="string">
            <text:p>C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32 MH/s</text:p>
          </table:table-cell>
          <table:table-cell office:value-type="string" calcext:value-type="string">
            <text:p>4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64-bit SPARC with VIS; good at graphics and FP</text:p>
          </table:table-cell>
          <table:table-cell office:value-type="string" calcext:value-type="string">
            <text:p><text:s/>distinctly meh at hashing."[web:161][web:20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 PowerPC 601</text:p>
          </table:table-cell>
          <table:table-cell office:value-type="string" calcext:value-type="string">
            <text:p>IBM/Motorola/Apple</text:p>
          </table:table-cell>
          <table:table-cell office:value-type="string" calcext:value-type="string">
            <text:p>CPU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0.0019 MH/s</text:p>
          </table:table-cell>
          <table:table-cell office:value-type="string" calcext:value-type="string">
            <text:p>1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First PowerPC; moved Macs to RISC</text:p>
          </table:table-cell>
          <table:table-cell office:value-type="string" calcext:value-type="string">
            <text:p><text:s/>moves your hashrate hardly at all."[web:154][web:20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 PowerPC 604</text:p>
          </table:table-cell>
          <table:table-cell office:value-type="string" calcext:value-type="string">
            <text:p>IBM/Motorola</text:p>
          </table:table-cell>
          <table:table-cell office:value-type="string" calcext:value-type="string">
            <text:p>CPU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0.0025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Strong general-purpose RISC; quietly judges your decision to use CPUs for mining."[web:201][web:203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PowerPC 750 (G3)</text:p>
          </table:table-cell>
          <table:table-cell office:value-type="string" calcext:value-type="string">
            <text:p>IBM/Motorola/Apple</text:p>
          </table:table-cell>
          <table:table-cell office:value-type="string" calcext:value-type="string">
            <text:p>C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29 MH/s</text:p>
          </table:table-cell>
          <table:table-cell office:value-type="string" calcext:value-type="string">
            <text:p>1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G3 Mac hero; cool</text:p>
          </table:table-cell>
          <table:table-cell office:value-type="string" calcext:value-type="string">
            <text:p><text:s/>efficient</text:p>
          </table:table-cell>
          <table:table-cell office:value-type="string" calcext:value-type="string">
            <text:p><text:s/>and utterly uninterested in crypto fads."[web:154]</text:p>
          </table:table-cell>
          <table:table-cell/>
        </table:table-row>
        <table:table-row table:style-name="ro1">
          <table:table-cell office:value-type="string" calcext:value-type="string">
            <text:p>Transmeta Crusoe TM5600</text:p>
          </table:table-cell>
          <table:table-cell office:value-type="string" calcext:value-type="string">
            <text:p>Transmeta</text:p>
          </table:table-cell>
          <table:table-cell office:value-type="string" calcext:value-type="string">
            <text:p>C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16 MH/s</text:p>
          </table:table-cell>
          <table:table-cell office:value-type="string" calcext:value-type="string">
            <text:p>6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Code-morphing x86 clone; wastes cycles translating instructions before wasting them on hash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i960CA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0.0018 MH/s</text:p>
          </table:table-cell>
          <table:table-cell office:value-type="string" calcext:value-type="string">
            <text:p>1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Embedded RISC CPU; thrives in I/O processors</text:p>
          </table:table-cell>
          <table:table-cell office:value-type="string" calcext:value-type="string">
            <text:p><text:s/>merely survives in your parts bin."[web:4][web:20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Pentium MMX Overdrive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17 MH/s</text:p>
          </table:table-cell>
          <table:table-cell office:value-type="string" calcext:value-type="string">
            <text:p>20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Drop-in upgrade for old sockets; converts 486-era rigs into slightly faster disappointments."[web:199][web:20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 K6-2 5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24 MH/s</text:p>
          </table:table-cell>
          <table:table-cell office:value-type="string" calcext:value-type="string">
            <text:p>3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Top-end Super Socket 7 chip; spends equal time generating heat and frame drops."[web:200][web:204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6x86MX (Cyrix core)</text:p>
          </table:table-cell>
          <table:table-cell office:value-type="string" calcext:value-type="string">
            <text:p>IBM/Cyrix</text:p>
          </table:table-cell>
          <table:table-cell office:value-type="string" calcext:value-type="string">
            <text:p>CP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17 MH/s</text:p>
          </table:table-cell>
          <table:table-cell office:value-type="string" calcext:value-type="string">
            <text:p>2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yrix core sold under IBM logo; still hot, still touchy, now more collectible than capabl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StrongARM SA-110</text:p>
          </table:table-cell>
          <table:table-cell office:value-type="string" calcext:value-type="string">
            <text:p>Intel/DEC</text:p>
          </table:table-cell>
          <table:table-cell office:value-type="string" calcext:value-type="string">
            <text:p>CP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12 MH/s</text:p>
          </table:table-cell>
          <table:table-cell office:value-type="string" calcext:value-type="string">
            <text:p>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Low-power ARM powerhouse; stellar in PDAs</text:p>
          </table:table-cell>
          <table:table-cell office:value-type="string" calcext:value-type="string">
            <text:p><text:s/>adorable as a ‘low-watt miner’ gag."[web:3][web:20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al Semiconductor Geode GX1</text:p>
          </table:table-cell>
          <table:table-cell office:value-type="string" calcext:value-type="string">
            <text:p>National Semiconductor</text:p>
          </table:table-cell>
          <table:table-cell office:value-type="string" calcext:value-type="string">
            <text:p>C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10 MH/s</text:p>
          </table:table-cell>
          <table:table-cell office:value-type="string" calcext:value-type="string">
            <text:p>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x86-on-a-diet for thin clients; keeps power draw tiny and your hashrate tini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ola 68HC11F1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CU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00008 MH/s</text:p>
          </table:table-cell>
          <table:table-cell office:value-type="string" calcext:value-type="string">
            <text:p>0.6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Automotive-grade 8-bit workhorse; happily runs dashboards and ABS while contributing microscopic hashes on the side."[web:185][web:189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ola 68HC12A4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C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012 MH/s</text:p>
          </table:table-cell>
          <table:table-cell office:value-type="string" calcext:value-type="string">
            <text:p>0.9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16-bit successor to the HC11; finally fast enough to miss hash deadlines in real time."[web:185][web:189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ola 68HC16Z1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CU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0.00014 MH/s</text:p>
          </table:table-cell>
          <table:table-cell office:value-type="string" calcext:value-type="string">
            <text:p>1.1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32-bit-ish controller; too serious for toys</text:p>
          </table:table-cell>
          <table:table-cell office:value-type="string" calcext:value-type="string">
            <text:p><text:s/>not serious enough for profitable mining."[web:3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scale DSP56800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DSC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055 MH/s</text:p>
          </table:table-cell>
          <table:table-cell office:value-type="string" calcext:value-type="string">
            <text:p>1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Hybrid DSP+MCU core; designed to process signals</text:p>
          </table:table-cell>
          <table:table-cell office:value-type="string" calcext:value-type="string">
            <text:p><text:s/>sadly volunteered to process your bad financial decisions."[web:3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chip PIC16C54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U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00004 MH/s</text:p>
          </table:table-cell>
          <table:table-cell office:value-type="string" calcext:value-type="string">
            <text:p>0.1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Classic mid-range PIC; moves bits around pins with gusto</text:p>
          </table:table-cell>
          <table:table-cell office:value-type="string" calcext:value-type="string">
            <text:p><text:s/>hashes at speeds rivaling continental drift."[web:18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chip PIC16C84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U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0.00005 MH/s</text:p>
          </table:table-cell>
          <table:table-cell office:value-type="string" calcext:value-type="string">
            <text:p>0.18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Beloved by hobbyists; flash-programmable and fully capable of blinking LEDs in sync with your miner crashes."[web:182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hip PIC16F84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U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006 MH/s</text:p>
          </table:table-cell>
          <table:table-cell office:value-type="string" calcext:value-type="string">
            <text:p>0.2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The iconic teaching PIC; everyone’s first MCU</text:p>
          </table:table-cell>
          <table:table-cell office:value-type="string" calcext:value-type="string">
            <text:p><text:s/>nobody’s first choice for mining hardware."[web:182][web:18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chip PIC16F877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008 MH/s</text:p>
          </table:table-cell>
          <table:table-cell office:value-type="string" calcext:value-type="string">
            <text:p>0.2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Big 8-bit PIC with lots of I/O; perfect for controlling fans and relays in your trash rig</text:p>
          </table:table-cell>
          <table:table-cell office:value-type="string" calcext:value-type="string">
            <text:p><text:s/>not the hashes themselves."[web:30][web:19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chip PIC17C756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U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0.00009 MH/s</text:p>
          </table:table-cell>
          <table:table-cell office:value-type="string" calcext:value-type="string">
            <text:p>0.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High-end 8-bit PIC; crams in peripherals</text:p>
          </table:table-cell>
          <table:table-cell office:value-type="string" calcext:value-type="string">
            <text:p><text:s/>still struggles to cram in meaningful hashrate."[web:19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chip PIC18C452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010 MH/s</text:p>
          </table:table-cell>
          <table:table-cell office:value-type="string" calcext:value-type="string">
            <text:p>0.3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Early PIC18; 8-bit code with 16-bit swagger</text:p>
          </table:table-cell>
          <table:table-cell office:value-type="string" calcext:value-type="string">
            <text:p><text:s/>best used for status LCDs that display ‘0.000 MH/s’ in style."[web:3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el AT90S1200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MC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006 MH/s</text:p>
          </table:table-cell>
          <table:table-cell office:value-type="string" calcext:value-type="string">
            <text:p>0.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One of the first AVR MCUs; blazingly efficient at bit-banging</text:p>
          </table:table-cell>
          <table:table-cell office:value-type="string" calcext:value-type="string">
            <text:p><text:s/>politely awful at block-bashing."[web:186][web:190][web:19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el AT90S2313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MC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00007 MH/s</text:p>
          </table:table-cell>
          <table:table-cell office:value-type="string" calcext:value-type="string">
            <text:p>0.2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Tiny 8-bit AVR; ideal for serial bootloaders</text:p>
          </table:table-cell>
          <table:table-cell office:value-type="string" calcext:value-type="string">
            <text:p><text:s/>LED chasers</text:p>
          </table:table-cell>
          <table:table-cell office:value-type="string" calcext:value-type="string">
            <text:p><text:s/>and precisely zero profitable hashes."[web:190][web:193]</text:p>
          </table:table-cell>
          <table:table-cell/>
        </table:table-row>
        <table:table-row table:style-name="ro1">
          <table:table-cell office:value-type="string" calcext:value-type="string">
            <text:p>Atmel AT90S8515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MC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008 MH/s</text:p>
          </table:table-cell>
          <table:table-cell office:value-type="string" calcext:value-type="string">
            <text:p>0.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8051-pinout AVR; drops into old boards</text:p>
          </table:table-cell>
          <table:table-cell office:value-type="string" calcext:value-type="string">
            <text:p><text:s/>scares legacy firmware</text:p>
          </table:table-cell>
          <table:table-cell office:value-type="string" calcext:value-type="string">
            <text:p><text:s/>mines confusion."[web:190]</text:p>
          </table:table-cell>
          <table:table-cell/>
        </table:table-row>
        <table:table-row table:style-name="ro1">
          <table:table-cell office:value-type="string" calcext:value-type="string">
            <text:p>Atmel ATmega103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MC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010 MH/s</text:p>
          </table:table-cell>
          <table:table-cell office:value-type="string" calcext:value-type="string">
            <text:p>0.3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Early mega AVR; 128 KB of flash to store elaborate mining code that still gets outperformed by a cheap GPU."[web:186][web:19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mel ATmega8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MC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009 MH/s</text:p>
          </table:table-cell>
          <table:table-cell office:value-type="string" calcext:value-type="string">
            <text:p>0.2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"Proto-Arduino brain; better at blinking ‘ERROR’ LEDs than paying your power bill."[web:186][web:187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lips 87C751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MCU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0.00005 MH/s</text:p>
          </table:table-cell>
          <table:table-cell office:value-type="string" calcext:value-type="string">
            <text:p>0.2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8051 derivative for I2C toys; oversees tiny peripherals and your tiny hashrate."[web:3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lips 87C552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MCU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0.00007 MH/s</text:p>
          </table:table-cell>
          <table:table-cell office:value-type="string" calcext:value-type="string">
            <text:p>0.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8051 with ADCs and timers; ideal for reading sensors that report how little work is getting don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mens SAB80C517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MCU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00007 MH/s</text:p>
          </table:table-cell>
          <table:table-cell office:value-type="string" calcext:value-type="string">
            <text:p>0.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Turbo 8051 variant; runs at blistering tens of MHz</text:p>
          </table:table-cell>
          <table:table-cell office:value-type="string" calcext:value-type="string">
            <text:p><text:s/>still mines at human-nap speeds."[web:3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icroelectronics ST9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MCU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0.00006 MH/s</text:p>
          </table:table-cell>
          <table:table-cell office:value-type="string" calcext:value-type="string">
            <text:p>0.2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oprietary 8/16-bit MCU; niche architecture perfect for niche applications like your garbage clust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Microelectronics ST10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MC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011 MH/s</text:p>
          </table:table-cell>
          <table:table-cell office:value-type="string" calcext:value-type="string">
            <text:p>0.7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16-bit MCU line for automotive; excels at ignition timing</text:p>
          </table:table-cell>
          <table:table-cell office:value-type="string" calcext:value-type="string">
            <text:p><text:s/>faceplants at hash timing."[web:3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 V850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MCU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0.00012 MH/s</text:p>
          </table:table-cell>
          <table:table-cell office:value-type="string" calcext:value-type="string">
            <text:p>0.6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32-bit MCU used in cars; can precisely control an engine, cannot precisely control profitabilit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esas H8/300H</text:p>
          </table:table-cell>
          <table:table-cell office:value-type="string" calcext:value-type="string">
            <text:p>Hitachi</text:p>
          </table:table-cell>
          <table:table-cell office:value-type="string" calcext:value-type="string">
            <text:p>MCU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00009 MH/s</text:p>
          </table:table-cell>
          <table:table-cell office:value-type="string" calcext:value-type="string">
            <text:p>0.4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itachi 16-bit MCU; powers printers, cameras, and now your experimental Franken‑min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esas H8S</text:p>
          </table:table-cell>
          <table:table-cell office:value-type="string" calcext:value-type="string">
            <text:p>Hitachi</text:p>
          </table:table-cell>
          <table:table-cell office:value-type="string" calcext:value-type="string">
            <text:p>MCU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0.00011 MH/s</text:p>
          </table:table-cell>
          <table:table-cell office:value-type="string" calcext:value-type="string">
            <text:p>0.6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nhanced H8 with more everything; still less hashrate than a modern smart bulb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as Instruments MSP430C11x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CU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0.00005 MH/s</text:p>
          </table:table-cell>
          <table:table-cell office:value-type="string" calcext:value-type="string">
            <text:p>0.0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Ultra-low-power 16-bit MCU; could theoretically mine indefinitely on a coin cell</text:p>
          </table:table-cell>
          <table:table-cell office:value-type="string" calcext:value-type="string">
            <text:p><text:s/>for no coins."[web:18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 Instruments MSP430F149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C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008 MH/s</text:p>
          </table:table-cell>
          <table:table-cell office:value-type="string" calcext:value-type="string">
            <text:p>0.0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DC-rich low-power chip; excels at metering how much power your real miners wast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S320C2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DS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00080 MH/s</text:p>
          </table:table-cell>
          <table:table-cell office:value-type="string" calcext:value-type="string">
            <text:p>1.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Fixed-point DSP; chews through MACs</text:p>
          </table:table-cell>
          <table:table-cell office:value-type="string" calcext:value-type="string">
            <text:p><text:s/>reluctantly chews through hashes when misused."[web:175][web:19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320C3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DSP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0.00120 MH/s</text:p>
          </table:table-cell>
          <table:table-cell office:value-type="string" calcext:value-type="string">
            <text:p>2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Early floating-point C3x DSP; ideal for control and audio</text:p>
          </table:table-cell>
          <table:table-cell office:value-type="string" calcext:value-type="string">
            <text:p><text:s/>overkill for proving you’re bad at mining."[web:191][web:19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320C40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DS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0.00150 MH/s</text:p>
          </table:table-cell>
          <table:table-cell office:value-type="string" calcext:value-type="string">
            <text:p>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Multiport memory</text:p>
          </table:table-cell>
          <table:table-cell office:value-type="string" calcext:value-type="string">
            <text:p><text:s/>heavy math; can be a main CPU in weird systems</text:p>
          </table:table-cell>
          <table:table-cell office:value-type="string" calcext:value-type="string">
            <text:p><text:s/>or a sidekick in your weird rack."[web:191][web:194]</text:p>
          </table:table-cell>
          <table:table-cell/>
        </table:table-row>
        <table:table-row table:style-name="ro1">
          <table:table-cell office:value-type="string" calcext:value-type="string">
            <text:p>TMS320C54x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DS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180 MH/s</text:p>
          </table:table-cell>
          <table:table-cell office:value-type="string" calcext:value-type="string">
            <text:p>1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Low-power DSP line; used in communications gear</text:p>
          </table:table-cell>
          <table:table-cell office:value-type="string" calcext:value-type="string">
            <text:p><text:s/>underused in your monstrosity of a hash farm."[web:19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 Devices ADSP-2101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DS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00090 MH/s</text:p>
          </table:table-cell>
          <table:table-cell office:value-type="string" calcext:value-type="string">
            <text:p>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16-bit fixed-point DSP; optimized for filters</text:p>
          </table:table-cell>
          <table:table-cell office:value-type="string" calcext:value-type="string">
            <text:p><text:s/>not fortunes."[web:18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 Devices ADSP-2105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DSP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0.00100 MH/s</text:p>
          </table:table-cell>
          <table:table-cell office:value-type="string" calcext:value-type="string">
            <text:p>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Low-cost DSP; robust enough for modems</text:p>
          </table:table-cell>
          <table:table-cell office:value-type="string" calcext:value-type="string">
            <text:p><text:s/>fragile enough to cry when pointed at crypto."[web:18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 Devices ADSP-21060 SHARC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DS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0.00170 MH/s</text:p>
          </table:table-cell>
          <table:table-cell office:value-type="string" calcext:value-type="string">
            <text:p>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32-bit floating-point SHARC; audio processing god</text:p>
          </table:table-cell>
          <table:table-cell office:value-type="string" calcext:value-type="string">
            <text:p><text:s/>mining performance peasant."[web:18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ent DSP1600</text:p>
          </table:table-cell>
          <table:table-cell office:value-type="string" calcext:value-type="string">
            <text:p>Lucent</text:p>
          </table:table-cell>
          <table:table-cell office:value-type="string" calcext:value-type="string">
            <text:p>DS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0.00090 MH/s</text:p>
          </table:table-cell>
          <table:table-cell office:value-type="string" calcext:value-type="string">
            <text:p>2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Telecom-focused DSP; expects clean signals, gets your noisy power rails instea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ola DSP56001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DS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0.00085 MH/s</text:p>
          </table:table-cell>
          <table:table-cell office:value-type="string" calcext:value-type="string">
            <text:p>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Audio DSP that snuck into early 90s synths; better at techno than tokens."[web:178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ola DSP56301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DS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0.00120 MH/s</text:p>
          </table:table-cell>
          <table:table-cell office:value-type="string" calcext:value-type="string">
            <text:p>2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mproved 24-bit DSP; great for effects racks, bad for profit rack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 µPD77016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DS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00090 MH/s</text:p>
          </table:table-cell>
          <table:table-cell office:value-type="string" calcext:value-type="string">
            <text:p>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ignal processor for modems and audio; demodulates your expectations efficientl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rus Logic CS49300</text:p>
          </table:table-cell>
          <table:table-cell office:value-type="string" calcext:value-type="string">
            <text:p>Cirrus Logic</text:p>
          </table:table-cell>
          <table:table-cell office:value-type="string" calcext:value-type="string">
            <text:p>DS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0110 MH/s</text:p>
          </table:table-cell>
          <table:table-cell office:value-type="string" calcext:value-type="string">
            <text:p>2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olby/DTS audio DSP; decodes 5.1 channels of disappointment when used for min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255 PPI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PROCESSOR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000004 MH/s</text:p>
          </table:table-cell>
          <table:table-cell office:value-type="string" calcext:value-type="string">
            <text:p>0.2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rogrammable Peripheral Interface; flips many bits, contributes nearly no hash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2C54 PIT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PROCESSOR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0.000004 MH/s</text:p>
          </table:table-cell>
          <table:table-cell office:value-type="string" calcext:value-type="string">
            <text:p>0.2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MOS timer; scheduling your rig’s slow failures with microsecond precis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llas DS12887 RTC</text:p>
          </table:table-cell>
          <table:table-cell office:value-type="string" calcext:value-type="string">
            <text:p>Dallas Semiconductor</text:p>
          </table:table-cell>
          <table:table-cell office:value-type="string" calcext:value-type="string">
            <text:p>COPROCESSOR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0.000002 MH/s</text:p>
          </table:table-cell>
          <table:table-cell office:value-type="string" calcext:value-type="string">
            <text:p>0.1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rop-in PC clock module; carefully counts years of unprofitable oper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 MAX232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COPROCESSOR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000001 MH/s</text:p>
          </table:table-cell>
          <table:table-cell office:value-type="string" calcext:value-type="string">
            <text:p>0.0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S-232 level shifter; hashes only in the sense of hashing up your serial wir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maha YMF262 (OPL3)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COPROCESSOR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0.000003 MH/s</text:p>
          </table:table-cell>
          <table:table-cell office:value-type="string" calcext:value-type="string">
            <text:p>0.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M synth chip; makes excellent mining background music, terrible mining foreground result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stal CS4231 Audio Codec</text:p>
          </table:table-cell>
          <table:table-cell office:value-type="string" calcext:value-type="string">
            <text:p>Crystal Semiconductor</text:p>
          </table:table-cell>
          <table:table-cell office:value-type="string" calcext:value-type="string">
            <text:p>COPROCESSOR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0.000003 MH/s</text:p>
          </table:table-cell>
          <table:table-cell office:value-type="string" calcext:value-type="string">
            <text:p>0.4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rives WAVs in Windows 3.1; plays error sounds when your miner runs out of memor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51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MCU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00006 MH/s</text:p>
          </table:table-cell>
          <table:table-cell office:value-type="string" calcext:value-type="string">
            <text:p>0.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The immortal 8-bit MCU; controls everything from keyboards to kettles</text:p>
          </table:table-cell>
          <table:table-cell office:value-type="string" calcext:value-type="string">
            <text:p><text:s/>sulks when asked to mine instead."[web:174][web:177][web:17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8031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MCU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00005 MH/s</text:p>
          </table:table-cell>
          <table:table-cell office:value-type="string" calcext:value-type="string">
            <text:p>0.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ROM-less 8051 variant; expects external code memory and a life of boring embedded chores</text:p>
          </table:table-cell>
          <table:table-cell office:value-type="string" calcext:value-type="string">
            <text:p><text:s/>not trash-rig duty."[web:17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8751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MCU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00006 MH/s</text:p>
          </table:table-cell>
          <table:table-cell office:value-type="string" calcext:value-type="string">
            <text:p>0.4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UV-erasable EPROM 8051; hashes slowly and needs a suntan to forget its mistakes."[web:177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49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MCU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00005 MH/s</text:p>
          </table:table-cell>
          <table:table-cell office:value-type="string" calcext:value-type="string">
            <text:p>0.3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MCS-48 microcontroller; happiest in keyboards and terminals</text:p>
          </table:table-cell>
          <table:table-cell office:value-type="string" calcext:value-type="string">
            <text:p><text:s/>terrified of your hashrate charts."[web:146][web:176][web:17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8042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MCU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0.00005 MH/s</text:p>
          </table:table-cell>
          <table:table-cell office:value-type="string" calcext:value-type="string">
            <text:p>0.4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Famous as the IBM PC AT keyboard controller; designed to scan keys</text:p>
          </table:table-cell>
          <table:table-cell office:value-type="string" calcext:value-type="string">
            <text:p><text:s/>not blocks</text:p>
          </table:table-cell>
          <table:table-cell office:value-type="string" calcext:value-type="string">
            <text:p><text:s/>but you can try."[web:176]</text:p>
          </table:table-cell>
          <table:table-cell/>
        </table:table-row>
        <table:table-row table:style-name="ro1">
          <table:table-cell office:value-type="string" calcext:value-type="string">
            <text:p>Intel 8096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MCU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0.00008 MH/s</text:p>
          </table:table-cell>
          <table:table-cell office:value-type="string" calcext:value-type="string">
            <text:p>0.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16-bit MCS-96 MCU; built for automotive and control systems</text:p>
          </table:table-cell>
          <table:table-cell office:value-type="string" calcext:value-type="string">
            <text:p><text:s/>now demoted to running a fan in your miner."[web:17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ola 68HC11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CU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0.00007 MH/s</text:p>
          </table:table-cell>
          <table:table-cell office:value-type="string" calcext:value-type="string">
            <text:p>0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Classic 8-bit MCU in cars and appliances; could probably run your washing machine and miner at the same time</text:p>
          </table:table-cell>
          <table:table-cell office:value-type="string" calcext:value-type="string">
            <text:p><text:s/>badly."[web:18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ola 68HC05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CU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0.00005 MH/s</text:p>
          </table:table-cell>
          <table:table-cell office:value-type="string" calcext:value-type="string">
            <text:p>0.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Tiny MCU for very small jobs; ideal for blinking error LEDs when your rig inevitably crash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ola 68HC12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C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0.00008 MH/s</text:p>
          </table:table-cell>
          <table:table-cell office:value-type="string" calcext:value-type="string">
            <text:p>0.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16-bit-ish MCU evolution; flash, timers, and exactly zero enthusiasm for crypto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log Z8</text:p>
          </table:table-cell>
          <table:table-cell office:value-type="string" calcext:value-type="string">
            <text:p>Zilog</text:p>
          </table:table-cell>
          <table:table-cell office:value-type="string" calcext:value-type="string">
            <text:p>MCU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0.00004 MH/s</text:p>
          </table:table-cell>
          <table:table-cell office:value-type="string" calcext:value-type="string">
            <text:p>0.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Zilog’s 8-bit microcontroller; better at controlling VCRs than validating transactions."[web:182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log Z86Cxx</text:p>
          </table:table-cell>
          <table:table-cell office:value-type="string" calcext:value-type="string">
            <text:p>Zilog</text:p>
          </table:table-cell>
          <table:table-cell office:value-type="string" calcext:value-type="string">
            <text:p>MCU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0.00005 MH/s</text:p>
          </table:table-cell>
          <table:table-cell office:value-type="string" calcext:value-type="string">
            <text:p>0.2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MOS Z8 derivatives; sip power while drip-feeding hashes like a leaky fauce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tachi HD6301</text:p>
          </table:table-cell>
          <table:table-cell office:value-type="string" calcext:value-type="string">
            <text:p>Hitachi</text:p>
          </table:table-cell>
          <table:table-cell office:value-type="string" calcext:value-type="string">
            <text:p>MCU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00005 MH/s</text:p>
          </table:table-cell>
          <table:table-cell office:value-type="string" calcext:value-type="string">
            <text:p>0.4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itachi’s 6800-compatible MCU; lives in arcade machines and old industrial gear, wondering what a blockchain i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tachi HD6303</text:p>
          </table:table-cell>
          <table:table-cell office:value-type="string" calcext:value-type="string">
            <text:p>Hitachi</text:p>
          </table:table-cell>
          <table:table-cell office:value-type="string" calcext:value-type="string">
            <text:p>MCU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0.00006 MH/s</text:p>
          </table:table-cell>
          <table:table-cell office:value-type="string" calcext:value-type="string">
            <text:p>0.4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nhanced 6301; extra instructions, same lack of interest in financial experiment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ek MK3870</text:p>
          </table:table-cell>
          <table:table-cell office:value-type="string" calcext:value-type="string">
            <text:p>Mostek</text:p>
          </table:table-cell>
          <table:table-cell office:value-type="string" calcext:value-type="string">
            <text:p>MCU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00004 MH/s</text:p>
          </table:table-cell>
          <table:table-cell office:value-type="string" calcext:value-type="string">
            <text:p>0.3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Fairchild F8-based MCU; good for appliances</text:p>
          </table:table-cell>
          <table:table-cell office:value-type="string" calcext:value-type="string">
            <text:p><text:s/>bad for hashrate</text:p>
          </table:table-cell>
          <table:table-cell office:value-type="string" calcext:value-type="string">
            <text:p><text:s/>great for obscure trivia."[web:146]</text:p>
          </table:table-cell>
          <table:table-cell/>
        </table:table-row>
        <table:table-row table:style-name="ro1">
          <table:table-cell office:value-type="string" calcext:value-type="string">
            <text:p>Philips MAB8051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MCU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0.00006 MH/s</text:p>
          </table:table-cell>
          <table:table-cell office:value-type="string" calcext:value-type="string">
            <text:p>0.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8051 clone in consumer gear; every TV from the 80s might have one</text:p>
          </table:table-cell>
          <table:table-cell office:value-type="string" calcext:value-type="string">
            <text:p><text:s/>none of them mine."[web:30][web:18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 SAB80515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MCU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0.00007 MH/s</text:p>
          </table:table-cell>
          <table:table-cell office:value-type="string" calcext:value-type="string">
            <text:p>0.4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nhanced 8051 derivative; luxury microcontroller for when your washing machine needs a stack point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hip PIC16C54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U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0.00003 MH/s</text:p>
          </table:table-cell>
          <table:table-cell office:value-type="string" calcext:value-type="string">
            <text:p>0.1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ly PIC MCU; incredibly simple, incredibly stubborn about doing only one tiny job at a tim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hip PIC16C57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U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0.000035 MH/s</text:p>
          </table:table-cell>
          <table:table-cell office:value-type="string" calcext:value-type="string">
            <text:p>0.1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M-based PIC; thinks in tiny instruction words, panics at big integer math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 µPD7810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MCU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0.00005 MH/s</text:p>
          </table:table-cell>
          <table:table-cell office:value-type="string" calcext:value-type="string">
            <text:p>0.4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8-bit MCU used in consumer electronics; superb at button-scanning, not at block-scann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 µPD8049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MCU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0.00005 MH/s</text:p>
          </table:table-cell>
          <table:table-cell office:value-type="string" calcext:value-type="string">
            <text:p>0.3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8048-compatible MCU; bootlegs your keyboard controller’s career path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S32010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DS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0.00030 MH/s</text:p>
          </table:table-cell>
          <table:table-cell office:value-type="string" calcext:value-type="string">
            <text:p>1.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First TMS320 DSP; fast at multiply-accumulate</text:p>
          </table:table-cell>
          <table:table-cell office:value-type="string" calcext:value-type="string">
            <text:p><text:s/>confused but enthusiastic about hashing experiments."[web:175][web:178][web:18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320C10-2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DSP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0.00035 MH/s</text:p>
          </table:table-cell>
          <table:table-cell office:value-type="string" calcext:value-type="string">
            <text:p>1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Higher-speed C10 variant; crunches audio and control loops; hashes if heavily bribed with cooling."[web:183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S320C1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DSP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0.00040 MH/s</text:p>
          </table:table-cell>
          <table:table-cell office:value-type="string" calcext:value-type="string">
            <text:p>1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Improved first-gen DSP; marketed for signal processing</text:p>
          </table:table-cell>
          <table:table-cell office:value-type="string" calcext:value-type="string">
            <text:p><text:s/>repurposed by you for signal-noise ratio abuse."[web:18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&amp;T DSP-1</text:p>
          </table:table-cell>
          <table:table-cell office:value-type="string" calcext:value-type="string">
            <text:p>AT&amp;T</text:p>
          </table:table-cell>
          <table:table-cell office:value-type="string" calcext:value-type="string">
            <text:p>DSP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0.00030 MH/s</text:p>
          </table:table-cell>
          <table:table-cell office:value-type="string" calcext:value-type="string">
            <text:p>2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One of the earliest single-chip DSPs; meant for telecoms</text:p>
          </table:table-cell>
          <table:table-cell office:value-type="string" calcext:value-type="string">
            <text:p><text:s/>horrified by your GPU farm neighbors."[web:18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 µPD7720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DS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00032 MH/s</text:p>
          </table:table-cell>
          <table:table-cell office:value-type="string" calcext:value-type="string">
            <text:p>2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Early DSP with hardware MAC; proud to be in telephony</text:p>
          </table:table-cell>
          <table:table-cell office:value-type="string" calcext:value-type="string">
            <text:p><text:s/>deeply ashamed to be in a trash miner."[web:18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 Devices ADSP-2100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DSP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0.00045 MH/s</text:p>
          </table:table-cell>
          <table:table-cell office:value-type="string" calcext:value-type="string">
            <text:p>1.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General-purpose 16-bit DSP; way better at FFTs than funds."[web:18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253 Programmable Interval Timer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PROCESSOR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000005 MH/s</text:p>
          </table:table-cell>
          <table:table-cell office:value-type="string" calcext:value-type="string">
            <text:p>0.2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imer/counter chip; happily counts down the seconds until your miner gives u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259A Programmable Interrupt Controller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PROCESSOR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000004 MH/s</text:p>
          </table:table-cell>
          <table:table-cell office:value-type="string" calcext:value-type="string">
            <text:p>0.2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nterrupt wrangler; routes IRQ chaos, hashes only when nothing else is screaming for atten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279 Keyboard/Display Controller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PROCESSOR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000004 MH/s</text:p>
          </table:table-cell>
          <table:table-cell office:value-type="string" calcext:value-type="string">
            <text:p>0.2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cans keys, drives LEDs; ideal for flashing ‘LOW HASHRATE’ in a very retro fon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ola 6845 CRT Controlle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COPROCESSOR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000003 MH/s</text:p>
          </table:table-cell>
          <table:table-cell office:value-type="string" calcext:value-type="string">
            <text:p>0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ic video controller; generates perfect text modes, zero hash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 6522 VIA</text:p>
          </table:table-cell>
          <table:table-cell office:value-type="string" calcext:value-type="string">
            <text:p>MOS Technology</text:p>
          </table:table-cell>
          <table:table-cell office:value-type="string" calcext:value-type="string">
            <text:p>COPROCESSOR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000006 MH/s</text:p>
          </table:table-cell>
          <table:table-cell office:value-type="string" calcext:value-type="string">
            <text:p>0.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Versatile Interface Adapter; handles I/O and timers, acts offended when treated as compute hardwa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 6526 CIA</text:p>
          </table:table-cell>
          <table:table-cell office:value-type="string" calcext:value-type="string">
            <text:p>MOS Technology</text:p>
          </table:table-cell>
          <table:table-cell office:value-type="string" calcext:value-type="string">
            <text:p>COPROCESSOR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0.000006 MH/s</text:p>
          </table:table-cell>
          <table:table-cell office:value-type="string" calcext:value-type="string">
            <text:p>0.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omplex Interface Adapter in the C64; great for joystick ports, bad for job security in mining rig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log Z8530 SCC</text:p>
          </table:table-cell>
          <table:table-cell office:value-type="string" calcext:value-type="string">
            <text:p>Zilog</text:p>
          </table:table-cell>
          <table:table-cell office:value-type="string" calcext:value-type="string">
            <text:p>COPROCESSOR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0.000005 MH/s</text:p>
          </table:table-cell>
          <table:table-cell office:value-type="string" calcext:value-type="string">
            <text:p>0.4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erial Communications Controller; speaks fluent RS-232, knows no hash languag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ola 68881 FPU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COPROCESSOR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0.00003 MH/s</text:p>
          </table:table-cell>
          <table:table-cell office:value-type="string" calcext:value-type="string">
            <text:p>4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loating-point coprocessor; tries to optimize your trig functions, not your transaction fe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87 FPU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PROCESSOR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00002 MH/s</text:p>
          </table:table-cell>
          <table:table-cell office:value-type="string" calcext:value-type="string">
            <text:p>1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irst x86 FPU; can compute transcendental functions yet refuses to transcend bad hashrat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lips SAA1099 Sound Generator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OPROCESSOR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0.000003 MH/s</text:p>
          </table:table-cell>
          <table:table-cell office:value-type="string" calcext:value-type="string">
            <text:p>0.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ix-channel sound chip; happier playing chiptunes while your miner wheezes in the backgroun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maha YM2149 PSG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COPROCESSOR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0.000003 MH/s</text:p>
          </table:table-cell>
          <table:table-cell office:value-type="string" calcext:value-type="string">
            <text:p>0.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ogrammable sound generator; generates square waves and static, not coi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maha YM2203 OPN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COPROCESSOR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0.000004 MH/s</text:p>
          </table:table-cell>
          <table:table-cell office:value-type="string" calcext:value-type="string">
            <text:p>0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M+PSG combo chip; could soundtrack your mining losses in glorious three-operator FM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llas DS1287 RTC</text:p>
          </table:table-cell>
          <table:table-cell office:value-type="string" calcext:value-type="string">
            <text:p>Dallas Semiconductor</text:p>
          </table:table-cell>
          <table:table-cell office:value-type="string" calcext:value-type="string">
            <text:p>COPROCESSOR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0.000002 MH/s</text:p>
          </table:table-cell>
          <table:table-cell office:value-type="string" calcext:value-type="string">
            <text:p>0.1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eal-time clock with battery; keeps perfect track of how long you’ve been unprofitabl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etics 8X300</text:p>
          </table:table-cell>
          <table:table-cell office:value-type="string" calcext:value-type="string">
            <text:p>Signetics</text:p>
          </table:table-cell>
          <table:table-cell office:value-type="string" calcext:value-type="string">
            <text:p>MCU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00005 MH/s</text:p>
          </table:table-cell>
          <table:table-cell office:value-type="string" calcext:value-type="string">
            <text:p>1.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Bizarre 8-bit bipolar processor used as controller/DSP; architecture from Mars, efficiency from the Stone Ag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I MSM80C85</text:p>
          </table:table-cell>
          <table:table-cell office:value-type="string" calcext:value-type="string">
            <text:p>OKI</text:p>
          </table:table-cell>
          <table:table-cell office:value-type="string" calcext:value-type="string">
            <text:p>MCU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0.00005 MH/s</text:p>
          </table:table-cell>
          <table:table-cell office:value-type="string" calcext:value-type="string">
            <text:p>0.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MOS 8085 derivative; low power, low performance, low enthusiasm for your ri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48 Keyboard MCU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MCU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0.00005 MH/s</text:p>
          </table:table-cell>
          <table:table-cell office:value-type="string" calcext:value-type="string">
            <text:p>0.3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pecific 8048 variants glued into PC keyboards; best used to detect rage-quit key presses during min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ola MC146870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C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0.00006 MH/s</text:p>
          </table:table-cell>
          <table:table-cell office:value-type="string" calcext:value-type="string">
            <text:p>0.4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utomotive-focused MCU; built to survive harsh conditions, like being installed in your projec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jitsu MB8843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MCU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0.00004 MH/s</text:p>
          </table:table-cell>
          <table:table-cell office:value-type="string" calcext:value-type="string">
            <text:p>0.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4-bit/8-bit MCU used in appliances; mining capacity roughly equal to that of a determined toast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tachi HD44780 LCD Controller</text:p>
          </table:table-cell>
          <table:table-cell office:value-type="string" calcext:value-type="string">
            <text:p>Hitachi</text:p>
          </table:table-cell>
          <table:table-cell office:value-type="string" calcext:value-type="string">
            <text:p>COPROCESSOR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0.000002 MH/s</text:p>
          </table:table-cell>
          <table:table-cell office:value-type="string" calcext:value-type="string">
            <text:p>0.1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rives character LCDs; perfect for showing ‘0.000 MH/s’ in comforting 5x8 dot matric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p IR Controller MCU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MCU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0.00003 MH/s</text:p>
          </table:table-cell>
          <table:table-cell office:value-type="string" calcext:value-type="string">
            <text:p>0.1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Tiny MCU for remote controls; sends volume commands reliably, hashes unreliabl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y CXD2500 DSP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DSP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0.00035 MH/s</text:p>
          </table:table-cell>
          <table:table-cell office:value-type="string" calcext:value-type="string">
            <text:p>1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udio DSP for CD players; performs oversampling wizardry, treats mining as off-key nois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186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0.00009 MH/s</text:p>
          </table:table-cell>
          <table:table-cell office:value-type="string" calcext:value-type="string">
            <text:p>2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nhanced 8086 mostly used in embedded boxes; dreams of being in PCs, wakes up in traffic controllers instea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188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0.00008 MH/s</text:p>
          </table:table-cell>
          <table:table-cell office:value-type="string" calcext:value-type="string">
            <text:p>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heaper 8-bit bus sibling to the 80186; perfect for cash registers and absolutely terrible for cash min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286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0.00012 MH/s</text:p>
          </table:table-cell>
          <table:table-cell office:value-type="string" calcext:value-type="string">
            <text:p>6–12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rotected-mode pioneer; runs real-mode DOS very fast and your hashes very slowl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286-2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0.00016 MH/s</text:p>
          </table:table-cell>
          <table:table-cell office:value-type="string" calcext:value-type="string">
            <text:p>1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20 MHz ‘fast’ 286; blazes through Lotus 1-2-3 while barely nudging your hashrate graph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86-2 10 M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00010 MH/s</text:p>
          </table:table-cell>
          <table:table-cell office:value-type="string" calcext:value-type="string">
            <text:p>3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bo XT deluxe; clock-doubled, still hash-halved compared to anything moder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88-2 8 M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00007 MH/s</text:p>
          </table:table-cell>
          <table:table-cell office:value-type="string" calcext:value-type="string">
            <text:p>2.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BM PC/XT heart; mines nostalgia at a higher rate than coi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386D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0.00025 MH/s</text:p>
          </table:table-cell>
          <table:table-cell office:value-type="string" calcext:value-type="string">
            <text:p>16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irst 32-bit x86; finally big registers, still tiny hashrat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386DX-33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0.00035 MH/s</text:p>
          </table:table-cell>
          <table:table-cell office:value-type="string" calcext:value-type="string">
            <text:p>20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33 MHz 386; the serious multitasker of its day, easily outclassed by modern smartwatches at hash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386SX-25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0.00022 MH/s</text:p>
          </table:table-cell>
          <table:table-cell office:value-type="string" calcext:value-type="string">
            <text:p>16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ost-cut 16-bit bus 386; spends most of its time waiting on memory and life choic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486D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0.00045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-chip cache and decent FPU; speed demon of the late 80s, sloth in your min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486DX2-5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0.00060 M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ouble-clocked core; twice the MHz, twice the fan noise, same uselessness for modern crypto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486S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0.00030 MH/s</text:p>
          </table:table-cell>
          <table:table-cell office:value-type="string" calcext:value-type="string">
            <text:p>2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486 with the FPU ‘missing’; perfect for spreadsheets, bad for hashes, offended by floating poin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ola 68000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CPU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0.00018 MH/s</text:p>
          </table:table-cell>
          <table:table-cell office:value-type="string" calcext:value-type="string">
            <text:p>1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16/32-bit CISC beauty; powers Amiga, ST, and Mac, begrudgingly powers your miner at glacial spe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ola 68010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CPU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0.00020 MH/s</text:p>
          </table:table-cell>
          <table:table-cell office:value-type="string" calcext:value-type="string">
            <text:p>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68000 with virtual memory support; loves UNIX, hates your hash difficult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ola 68020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CPU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0.00030 MH/s</text:p>
          </table:table-cell>
          <table:table-cell office:value-type="string" calcext:value-type="string">
            <text:p>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ull 32-bit 68k; serious workstation chip that considers mining to be beneath its sophistic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ola 68030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CPU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0.00040 MH/s</text:p>
          </table:table-cell>
          <table:table-cell office:value-type="string" calcext:value-type="string">
            <text:p>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-chip MMU; can juggle many processes, none of which generate enough hashes to matt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ola 68040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CPU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0.00055 MH/s</text:p>
          </table:table-cell>
          <table:table-cell office:value-type="string" calcext:value-type="string">
            <text:p>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uperscalar 68k; fast for its time, still hash-impaired in your 21st-century trash clust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ola 68008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CPU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0.00015 MH/s</text:p>
          </table:table-cell>
          <table:table-cell office:value-type="string" calcext:value-type="string">
            <text:p>1.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68000 with an 8-bit bus; all the elegance, half the bandwidth, quarter of the hashrat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 65C02</text:p>
          </table:table-cell>
          <table:table-cell office:value-type="string" calcext:value-type="string">
            <text:p>Western Design Center</text:p>
          </table:table-cell>
          <table:table-cell office:value-type="string" calcext:value-type="string">
            <text:p>CPU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0.00008 MH/s</text:p>
          </table:table-cell>
          <table:table-cell office:value-type="string" calcext:value-type="string">
            <text:p>0.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MOS 6502 refresh; runs cool, sips power, mines microscopic amounts of imaginary mone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log Z80H</text:p>
          </table:table-cell>
          <table:table-cell office:value-type="string" calcext:value-type="string">
            <text:p>Zilog</text:p>
          </table:table-cell>
          <table:table-cell office:value-type="string" calcext:value-type="string">
            <text:p>CPU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0.00009 MH/s</text:p>
          </table:table-cell>
          <table:table-cell office:value-type="string" calcext:value-type="string">
            <text:p>0.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Turbo Z80 running up to 8 MHz; blinks LEDs and drives CP/M, slower than a modern coffee machine at hash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log Z180</text:p>
          </table:table-cell>
          <table:table-cell office:value-type="string" calcext:value-type="string">
            <text:p>Zilog</text:p>
          </table:table-cell>
          <table:table-cell office:value-type="string" calcext:value-type="string">
            <text:p>CPU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0.00012 MH/s</text:p>
          </table:table-cell>
          <table:table-cell office:value-type="string" calcext:value-type="string">
            <text:p>0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Z80-compatible with extras; built for embedded control, not embedded financ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log Z8000</text:p>
          </table:table-cell>
          <table:table-cell office:value-type="string" calcext:value-type="string">
            <text:p>Zilog</text:p>
          </table:table-cell>
          <table:table-cell office:value-type="string" calcext:value-type="string">
            <text:p>CPU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0.00018 MH/s</text:p>
          </table:table-cell>
          <table:table-cell office:value-type="string" calcext:value-type="string">
            <text:p>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16-bit contender that didn’t catch on; lives today in obscure workstations and your weirdo min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186 Embedded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MCU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0.00009 MH/s</text:p>
          </table:table-cell>
          <table:table-cell office:value-type="string" calcext:value-type="string">
            <text:p>2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undled timers, DMA and more; everything you need for a control system, nothing you need for hashrat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ional Semiconductor NS32016</text:p>
          </table:table-cell>
          <table:table-cell office:value-type="string" calcext:value-type="string">
            <text:p>National Semiconductor</text:p>
          </table:table-cell>
          <table:table-cell office:value-type="string" calcext:value-type="string">
            <text:p>CPU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0.00020 MH/s</text:p>
          </table:table-cell>
          <table:table-cell office:value-type="string" calcext:value-type="string">
            <text:p>4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ly 32-bit CISC; architecturally fancy, commercially doomed, hashes mostly academic benchmark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ional Semiconductor NS32032</text:p>
          </table:table-cell>
          <table:table-cell office:value-type="string" calcext:value-type="string">
            <text:p>National Semiconductor</text:p>
          </table:table-cell>
          <table:table-cell office:value-type="string" calcext:value-type="string">
            <text:p>CPU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0.00025 MH/s</text:p>
          </table:table-cell>
          <table:table-cell office:value-type="string" calcext:value-type="string">
            <text:p>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ull 32-bit version; happiest in UNIX boxes, confused inside your junkyard min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PS R20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CPU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0.00035 MH/s</text:p>
          </table:table-cell>
          <table:table-cell office:value-type="string" calcext:value-type="string">
            <text:p>7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One of the first commercial RISC chips; executes instructions very fast</text:p>
          </table:table-cell>
          <table:table-cell office:value-type="string" calcext:value-type="string">
            <text:p><text:s/>hashes very politely."[web:15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PS R30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CPU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0.00045 MH/s</text:p>
          </table:table-cell>
          <table:table-cell office:value-type="string" calcext:value-type="string">
            <text:p>1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Refined RISC core; future ancestor of console chips</text:p>
          </table:table-cell>
          <table:table-cell office:value-type="string" calcext:value-type="string">
            <text:p><text:s/>present-day reluctant hash co-processor."[web:15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C V7 (Sun-4)</text:p>
          </table:table-cell>
          <table:table-cell office:value-type="string" calcext:value-type="string">
            <text:p>Sun Microsystems</text:p>
          </table:table-cell>
          <table:table-cell office:value-type="string" calcext:value-type="string">
            <text:p>CPU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0.00040 MH/s</text:p>
          </table:table-cell>
          <table:table-cell office:value-type="string" calcext:value-type="string">
            <text:p>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Early SPARC implementation; optimized for UNIX workloads</text:p>
          </table:table-cell>
          <table:table-cell office:value-type="string" calcext:value-type="string">
            <text:p><text:s/>absolutely baffled by your miner’s I/O pattern."[web:16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 FOCU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PU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0.00030 MH/s</text:p>
          </table:table-cell>
          <table:table-cell office:value-type="string" calcext:value-type="string">
            <text:p>1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HP’s odd 32-bit architecture; powerful</text:p>
          </table:table-cell>
          <table:table-cell office:value-type="string" calcext:value-type="string">
            <text:p><text:s/>rare</text:p>
          </table:table-cell>
          <table:table-cell office:value-type="string" calcext:value-type="string">
            <text:p><text:s/>and deeply uncomfortable outside HP workstations."[web:3]</text:p>
          </table:table-cell>
          <table:table-cell/>
        </table:table-row>
        <table:table-row table:style-name="ro1">
          <table:table-cell office:value-type="string" calcext:value-type="string">
            <text:p>VAX 11/780 Microprocessor Modul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CPU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00025 MH/s</text:p>
          </table:table-cell>
          <table:table-cell office:value-type="string" calcext:value-type="string">
            <text:p>4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Macroinstruction powerhouse; executes complex instructions in microcode, slow-walks every nonc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 MicroVAX 78032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CPU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0.00030 MH/s</text:p>
          </table:table-cell>
          <table:table-cell office:value-type="string" calcext:value-type="string">
            <text:p>1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ingle-chip VAX; shrinks a minicomputer into a package, still refuses to shrink your block tim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orn ARM1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CPU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0.00020 MH/s</text:p>
          </table:table-cell>
          <table:table-cell office:value-type="string" calcext:value-type="string">
            <text:p>0.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Prototype ARM RISC; incredibly efficient</text:p>
          </table:table-cell>
          <table:table-cell office:value-type="string" calcext:value-type="string">
            <text:p><text:s/>surprisingly good at hashing for its clock</text:p>
          </table:table-cell>
          <table:table-cell office:value-type="string" calcext:value-type="string">
            <text:p><text:s/>still toy-level overall."[web:166]</text:p>
          </table:table-cell>
          <table:table-cell/>
        </table:table-row>
        <table:table-row table:style-name="ro1">
          <table:table-cell office:value-type="string" calcext:value-type="string">
            <text:p>Acorn ARM2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CP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0.00030 MH/s</text:p>
          </table:table-cell>
          <table:table-cell office:value-type="string" calcext:value-type="string">
            <text:p>0.7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Early ARM used in Archimedes; sleeps on power draw</text:p>
          </table:table-cell>
          <table:table-cell office:value-type="string" calcext:value-type="string">
            <text:p><text:s/>naps on output</text:p>
          </table:table-cell>
          <table:table-cell office:value-type="string" calcext:value-type="string">
            <text:p><text:s/>dreams of smartphones."[web:166]</text:p>
          </table:table-cell>
          <table:table-cell/>
        </table:table-row>
        <table:table-row table:style-name="ro1">
          <table:table-cell office:value-type="string" calcext:value-type="string">
            <text:p>Hitachi H8/300</text:p>
          </table:table-cell>
          <table:table-cell office:value-type="string" calcext:value-type="string">
            <text:p>Hitachi</text:p>
          </table:table-cell>
          <table:table-cell office:value-type="string" calcext:value-type="string">
            <text:p>MC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0.00006 MH/s</text:p>
          </table:table-cell>
          <table:table-cell office:value-type="string" calcext:value-type="string">
            <text:p>0.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16-bit microcontroller line; lives in printers and appliances, horrified by blockchain workload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960CA (i960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0.00040 MH/s</text:p>
          </table:table-cell>
          <table:table-cell office:value-type="string" calcext:value-type="string">
            <text:p>7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mbedded RISC for I/O and military gear; loves real-time tasks, hates probabilistic min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ola 68020 CPU Car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SOC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0.00030 MH/s</text:p>
          </table:table-cell>
          <table:table-cell office:value-type="string" calcext:value-type="string">
            <text:p>1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ull workstation module; expects UNIX, gets your cobbled-together trash OS instea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287 FPU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FPU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0.00002 MH/s</text:p>
          </table:table-cell>
          <table:table-cell office:value-type="string" calcext:value-type="string">
            <text:p>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loating-point coprocessor; number-crunching assistant that refuses to touch integer hash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87 FPU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FPU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000015 MH/s</text:p>
          </table:table-cell>
          <table:table-cell office:value-type="string" calcext:value-type="string">
            <text:p>1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8086’s math buddy; arrogant about transcendentals, uninterested in your SHA-256 drudger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ola 68881 FPU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FPU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0.00003 MH/s</text:p>
          </table:table-cell>
          <table:table-cell office:value-type="string" calcext:value-type="string">
            <text:p>4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loating-point sidekick for 68k; great at Mandelbrot sets, not at money set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tek 1167 Math Coprocessor</text:p>
          </table:table-cell>
          <table:table-cell office:value-type="string" calcext:value-type="string">
            <text:p>Weitek</text:p>
          </table:table-cell>
          <table:table-cell office:value-type="string" calcext:value-type="string">
            <text:p>FPU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0.00004 MH/s</text:p>
          </table:table-cell>
          <table:table-cell office:value-type="string" calcext:value-type="string">
            <text:p>8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Exotic high-speed FPU; turns heavy math into heat and tiny side-channel jok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log Z80000</text:p>
          </table:table-cell>
          <table:table-cell office:value-type="string" calcext:value-type="string">
            <text:p>Zilog</text:p>
          </table:table-cell>
          <table:table-cell office:value-type="string" calcext:value-type="string">
            <text:p>CP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0.00038 MH/s</text:p>
          </table:table-cell>
          <table:table-cell office:value-type="string" calcext:value-type="string">
            <text:p>6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mbitious 32-bit Zilog design; ended up as trivia question, now promoted to trash-rig masc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376 (Embedded 386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0.00022 MH/s</text:p>
          </table:table-cell>
          <table:table-cell office:value-type="string" calcext:value-type="string">
            <text:p>1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386 variant for embedded; quietly controls equipment while occasionally crunching a pity hash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n Electric WE32100</text:p>
          </table:table-cell>
          <table:table-cell office:value-type="string" calcext:value-type="string">
            <text:p>Western Electric</text:p>
          </table:table-cell>
          <table:table-cell office:value-type="string" calcext:value-type="string">
            <text:p>CPU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0.00024 MH/s</text:p>
          </table:table-cell>
          <table:table-cell office:value-type="string" calcext:value-type="string">
            <text:p>8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Bell Labs 32-bit CPU; designed for UNIX, disgusted by everything about cryptocurrenc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jitsu MB86233 DSP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DS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0.00018 MH/s</text:p>
          </table:table-cell>
          <table:table-cell office:value-type="string" calcext:value-type="string">
            <text:p>6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ly DSP chip; fast at filters, hopeless at hashing, but very confident about i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 V20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CPU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0.00011 MH/s</text:p>
          </table:table-cell>
          <table:table-cell office:value-type="string" calcext:value-type="string">
            <text:p>2.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8088-compatible with a speed edge; glorious XT drop-in upgrade, marginal miner boos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 V30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CPU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0.00013 MH/s</text:p>
          </table:table-cell>
          <table:table-cell office:value-type="string" calcext:value-type="string">
            <text:p>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80286-lite in spirit; lifts DOS performance, nudges hashrate, fries no egg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 80286-12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0.00014 MH/s</text:p>
          </table:table-cell>
          <table:table-cell office:value-type="string" calcext:value-type="string">
            <text:p>7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MD’s take on the 286; compatible, slightly rebellious, occasionally unstable in trash-tier board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 8086-1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0.00010 MH/s</text:p>
          </table:table-cell>
          <table:table-cell office:value-type="string" calcext:value-type="string">
            <text:p>3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ntel’s 8086 reimagined by AMD; legally distinct cycles with the same lack of mining futu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4004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0.00001 MH/s</text:p>
          </table:table-cell>
          <table:table-cell office:value-type="string" calcext:value-type="string">
            <text:p>1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First commercial microprocessor; 4-bit calculator brain that mines about one hash per moon land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08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0.00002 MH/s</text:p>
          </table:table-cell>
          <table:table-cell office:value-type="string" calcext:value-type="string">
            <text:p>1.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Early 8-bit CPU; talks to teletype terminals, panics quietly when asked to do SHA-256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8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00005 MH/s</text:p>
          </table:table-cell>
          <table:table-cell office:value-type="string" calcext:value-type="string">
            <text:p>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P/M pioneer; powerful enough to run BASIC, not powerful enough to pay its own power bil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85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0.00006 MH/s</text:p>
          </table:table-cell>
          <table:table-cell office:value-type="string" calcext:value-type="string">
            <text:p>2.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ingle-supply refinement of the 8080; uses fewer voltages, still produces microscopic hash rat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48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MCU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0.00003 MH/s</text:p>
          </table:table-cell>
          <table:table-cell office:value-type="string" calcext:value-type="string">
            <text:p>0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ly microcontroller used in keyboards and appliances; perfect for mining keypresses instead of coi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86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0.00008 MH/s</text:p>
          </table:table-cell>
          <table:table-cell office:value-type="string" calcext:value-type="string">
            <text:p>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irst x86; 16-bit royalty that eventually spawned your entire junk pile of PCs and miner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88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0.00007 MH/s</text:p>
          </table:table-cell>
          <table:table-cell office:value-type="string" calcext:value-type="string">
            <text:p>2.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heaper 8-bit bus cousin of the 8086; chosen for the IBM PC and cursed to run spreadsheets for eternit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 TMS 1000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CU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00002 MH/s</text:p>
          </table:table-cell>
          <table:table-cell office:value-type="string" calcext:value-type="string">
            <text:p>0.3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First commercial microcontroller; runs toys and calculators, generates more beeps than hash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 TMS 9900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PU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0.00005 MH/s</text:p>
          </table:table-cell>
          <table:table-cell office:value-type="string" calcext:value-type="string">
            <text:p>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ly 16-bit CPU; elegant register architecture, completely wasted on your trash mining ri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ola 6800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CPU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00004 MH/s</text:p>
          </table:table-cell>
          <table:table-cell office:value-type="string" calcext:value-type="string">
            <text:p>1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8-bit ancestor of a whole family; quietly powers terminals, pinball machines, and your disappointmen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ola 6801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CU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0.00003 MH/s</text:p>
          </table:table-cell>
          <table:table-cell office:value-type="string" calcext:value-type="string">
            <text:p>1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6800 with onboard peripherals; great embedded brain, very reluctant hash work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ola 6809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CPU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0.00007 MH/s</text:p>
          </table:table-cell>
          <table:table-cell office:value-type="string" calcext:value-type="string">
            <text:p>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loved 8-bit CPU with fancy addressing; basically a 1970s luxury sports car of microprocessor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 Technology 6502</text:p>
          </table:table-cell>
          <table:table-cell office:value-type="string" calcext:value-type="string">
            <text:p>MOS Technology</text:p>
          </table:table-cell>
          <table:table-cell office:value-type="string" calcext:value-type="string">
            <text:p>CPU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0.00005 MH/s</text:p>
          </table:table-cell>
          <table:table-cell office:value-type="string" calcext:value-type="string">
            <text:p>1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irt-cheap 8-bit hero of Apple II, C64 and NES; mines nostalgia at a much higher rate than coi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 6502A</text:p>
          </table:table-cell>
          <table:table-cell office:value-type="string" calcext:value-type="string">
            <text:p>MOS Technology</text:p>
          </table:table-cell>
          <table:table-cell office:value-type="string" calcext:value-type="string">
            <text:p>CPU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0.00006 MH/s</text:p>
          </table:table-cell>
          <table:table-cell office:value-type="string" calcext:value-type="string">
            <text:p>1.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2 MHz ‘A’ speed grade; doubles the clock, doubles the opportunity to be bad at hash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A CDP1802 COSMAC</text:p>
          </table:table-cell>
          <table:table-cell office:value-type="string" calcext:value-type="string">
            <text:p>RCA</text:p>
          </table:table-cell>
          <table:table-cell office:value-type="string" calcext:value-type="string">
            <text:p>CPU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00003 MH/s</text:p>
          </table:table-cell>
          <table:table-cell office:value-type="string" calcext:value-type="string">
            <text:p>1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adiation-hard CMOS CPU; flew on space probes, now exiled to your very down-to-earth garbage min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A CDP1802 Space-Grade</text:p>
          </table:table-cell>
          <table:table-cell office:value-type="string" calcext:value-type="string">
            <text:p>RCA</text:p>
          </table:table-cell>
          <table:table-cell office:value-type="string" calcext:value-type="string">
            <text:p>CPU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0.00003 MH/s</text:p>
          </table:table-cell>
          <table:table-cell office:value-type="string" calcext:value-type="string">
            <text:p>1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Hubble and Galileo heritage; can survive deep space, but not your power bil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log Z80</text:p>
          </table:table-cell>
          <table:table-cell office:value-type="string" calcext:value-type="string">
            <text:p>Zilog</text:p>
          </table:table-cell>
          <table:table-cell office:value-type="string" calcext:value-type="string">
            <text:p>CPU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0.00006 MH/s</text:p>
          </table:table-cell>
          <table:table-cell office:value-type="string" calcext:value-type="string">
            <text:p>1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mproved 8080 clone turned 8-bit superstar; powers more 80s micros than you can fit in a server rack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log Z80A</text:p>
          </table:table-cell>
          <table:table-cell office:value-type="string" calcext:value-type="string">
            <text:p>Zilog</text:p>
          </table:table-cell>
          <table:table-cell office:value-type="string" calcext:value-type="string">
            <text:p>CPU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0.00007 MH/s</text:p>
          </table:table-cell>
          <table:table-cell office:value-type="string" calcext:value-type="string">
            <text:p>1.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4 MHz speed demon of its day; hashes at speeds now rivaled by smart light bulb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log Z80 Counterfeit Mystery</text:p>
          </table:table-cell>
          <table:table-cell office:value-type="string" calcext:value-type="string">
            <text:p>Zilog</text:p>
          </table:table-cell>
          <table:table-cell office:value-type="string" calcext:value-type="string">
            <text:p>CPU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0.00005 MH/s</text:p>
          </table:table-cell>
          <table:table-cell office:value-type="string" calcext:value-type="string">
            <text:p>2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Dubious late-70s Z80 clone; timings are odd, opcodes are weirder, magic smoke is very rea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ek MK3850 F8</text:p>
          </table:table-cell>
          <table:table-cell office:value-type="string" calcext:value-type="string">
            <text:p>Mostek</text:p>
          </table:table-cell>
          <table:table-cell office:value-type="string" calcext:value-type="string">
            <text:p>CPU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00003 MH/s</text:p>
          </table:table-cell>
          <table:table-cell office:value-type="string" calcext:value-type="string">
            <text:p>1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sed in early video games and terminals; prefers drawing sprites to crunching hash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ional Semiconductor IMP-16</text:p>
          </table:table-cell>
          <table:table-cell office:value-type="string" calcext:value-type="string">
            <text:p>National Semiconductor</text:p>
          </table:table-cell>
          <table:table-cell office:value-type="string" calcext:value-type="string">
            <text:p>CPU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0.00002 MH/s</text:p>
          </table:table-cell>
          <table:table-cell office:value-type="string" calcext:value-type="string">
            <text:p>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ly 16-bit multi-chip CPU; more of a ‘starter kit’ than a miner, but very earnes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ional SC/MP</text:p>
          </table:table-cell>
          <table:table-cell office:value-type="string" calcext:value-type="string">
            <text:p>National Semiconductor</text:p>
          </table:table-cell>
          <table:table-cell office:value-type="string" calcext:value-type="string">
            <text:p>CPU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00003 MH/s</text:p>
          </table:table-cell>
          <table:table-cell office:value-type="string" calcext:value-type="string">
            <text:p>1.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ional’s hobbyist-friendly CPU; spends most of its time blinking LEDs in single-board kit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etics 2650</text:p>
          </table:table-cell>
          <table:table-cell office:value-type="string" calcext:value-type="string">
            <text:p>Signetics</text:p>
          </table:table-cell>
          <table:table-cell office:value-type="string" calcext:value-type="string">
            <text:p>CPU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0.00004 MH/s</text:p>
          </table:table-cell>
          <table:table-cell office:value-type="string" calcext:value-type="string">
            <text:p>1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Quirky 8-bit CPU beloved by weirdos; instruction set feels like it was designed on a napk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well PPS-4</text:p>
          </table:table-cell>
          <table:table-cell office:value-type="string" calcext:value-type="string">
            <text:p>Rockwell</text:p>
          </table:table-cell>
          <table:table-cell office:value-type="string" calcext:value-type="string">
            <text:p>CPU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0.00002 MH/s</text:p>
          </table:table-cell>
          <table:table-cell office:value-type="string" calcext:value-type="string">
            <text:p>0.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4-bit microprocessor for calculators; mines nibble by nibble, mostly for practic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well PPS-8</text:p>
          </table:table-cell>
          <table:table-cell office:value-type="string" calcext:value-type="string">
            <text:p>Rockwell</text:p>
          </table:table-cell>
          <table:table-cell office:value-type="string" calcext:value-type="string">
            <text:p>CPU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00003 MH/s</text:p>
          </table:table-cell>
          <table:table-cell office:value-type="string" calcext:value-type="string">
            <text:p>1.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8-bit follow-up; suitable for terminals and POS systems, deeply unsuitable for profi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rchild PPS-25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CPU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0.00002 MH/s</text:p>
          </table:table-cell>
          <table:table-cell office:value-type="string" calcext:value-type="string">
            <text:p>1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Early multi-chip 4-bit CPU; proves you can build a computer out of more packages than sense."[web:99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404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000015 MH/s</text:p>
          </table:table-cell>
          <table:table-cell office:value-type="string" calcext:value-type="string">
            <text:p>1.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4004’s slightly less primitive sibling; adds more instructions and exactly zero mining viabilit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49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MCU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0.00003 MH/s</text:p>
          </table:table-cell>
          <table:table-cell office:value-type="string" calcext:value-type="string">
            <text:p>0.6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ogrammed ROM microcontroller; once controlled keyboards, now controls your hash expect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ek MK3870</text:p>
          </table:table-cell>
          <table:table-cell office:value-type="string" calcext:value-type="string">
            <text:p>Mostek</text:p>
          </table:table-cell>
          <table:table-cell office:value-type="string" calcext:value-type="string">
            <text:p>MCU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0.00003 MH/s</text:p>
          </table:table-cell>
          <table:table-cell office:value-type="string" calcext:value-type="string">
            <text:p>0.7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ingle-chip controller that loved appliances; hashes only when left unsupervis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ola MC14500B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CPU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0.000005 MH/s</text:p>
          </table:table-cell>
          <table:table-cell office:value-type="string" calcext:value-type="string">
            <text:p>0.3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One-bit ‘industrial control’ CPU; can only answer yes/no questions</text:p>
          </table:table-cell>
          <table:table-cell office:value-type="string" calcext:value-type="string">
            <text:p><text:s/>very slow at ‘maybe coins’."[web:14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 TMS 9900 Evaluation Sample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PU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0.00006 MH/s</text:p>
          </table:table-cell>
          <table:table-cell office:value-type="string" calcext:value-type="string">
            <text:p>3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16-bit CPU sold in DIP; belongs in TI-99/4A, ends up in your drawer instea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jitsu MB8861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CPU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0.00003 MH/s</text:p>
          </table:table-cell>
          <table:table-cell office:value-type="string" calcext:value-type="string">
            <text:p>1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ujitsu 8-bit micro; used in niche systems, perfect for niche garbage miner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A CDP1801</text:p>
          </table:table-cell>
          <table:table-cell office:value-type="string" calcext:value-type="string">
            <text:p>RCA</text:p>
          </table:table-cell>
          <table:table-cell office:value-type="string" calcext:value-type="string">
            <text:p>CPU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000025 MH/s</text:p>
          </table:table-cell>
          <table:table-cell office:value-type="string" calcext:value-type="string">
            <text:p>1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decessor to the 1802; more a stepping stone than a serious hash competito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tachi HD46800</text:p>
          </table:table-cell>
          <table:table-cell office:value-type="string" calcext:value-type="string">
            <text:p>Hitachi</text:p>
          </table:table-cell>
          <table:table-cell office:value-type="string" calcext:value-type="string">
            <text:p>CPU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0.00005 MH/s</text:p>
          </table:table-cell>
          <table:table-cell office:value-type="string" calcext:value-type="string">
            <text:p>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otorola 6800-compatible; clones instructions, does not clone decent hashrat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80A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0.00006 MH/s</text:p>
          </table:table-cell>
          <table:table-cell office:value-type="string" calcext:value-type="string">
            <text:p>2.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mproved 8080; happily runs CP/M, unhappily runs your mining cod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p LH0080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CPU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0.00005 MH/s</text:p>
          </table:table-cell>
          <table:table-cell office:value-type="string" calcext:value-type="string">
            <text:p>1.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Z80 clone powering many Japanese micros; secretly wishes it was running arcade games instea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 6510</text:p>
          </table:table-cell>
          <table:table-cell office:value-type="string" calcext:value-type="string">
            <text:p>MOS Technology</text:p>
          </table:table-cell>
          <table:table-cell office:value-type="string" calcext:value-type="string">
            <text:p>CPU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0.000055 MH/s</text:p>
          </table:table-cell>
          <table:table-cell office:value-type="string" calcext:value-type="string">
            <text:p>1.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ommodore 64’s CPU; excellent at SID tunes and BASIC games, allergic to cryptograph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 6507</text:p>
          </table:table-cell>
          <table:table-cell office:value-type="string" calcext:value-type="string">
            <text:p>MOS Technology</text:p>
          </table:table-cell>
          <table:table-cell office:value-type="string" calcext:value-type="string">
            <text:p>CPU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0.00004 MH/s</text:p>
          </table:table-cell>
          <table:table-cell office:value-type="string" calcext:value-type="string">
            <text:p>0.9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ut-down 6502 used in Atari 2600; mines fewer hashes than the console mines high scor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log Z8000</text:p>
          </table:table-cell>
          <table:table-cell office:value-type="string" calcext:value-type="string">
            <text:p>Zilog</text:p>
          </table:table-cell>
          <table:table-cell office:value-type="string" calcext:value-type="string">
            <text:p>CPU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0.00007 MH/s</text:p>
          </table:table-cell>
          <table:table-cell office:value-type="string" calcext:value-type="string">
            <text:p>3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ly 16-bit CPU that didn’t quite conquer the world; enjoys obscure UNIX ports and your obscure min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ola 68000 ES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CPU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0.00008 MH/s</text:p>
          </table:table-cell>
          <table:table-cell office:value-type="string" calcext:value-type="string">
            <text:p>4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ate-70s engineering sample of the iconic 16/32-bit CPU; still offended you’re not running UNIX on i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 TMS 9980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PU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0.00004 MH/s</text:p>
          </table:table-cell>
          <table:table-cell office:value-type="string" calcext:value-type="string">
            <text:p>2.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8-bit offshoot of the 9900; good at embedded control, baffled by hash difficult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A CDP1804</text:p>
          </table:table-cell>
          <table:table-cell office:value-type="string" calcext:value-type="string">
            <text:p>RCA</text:p>
          </table:table-cell>
          <table:table-cell office:value-type="string" calcext:value-type="string">
            <text:p>CPU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0.00003 MH/s</text:p>
          </table:table-cell>
          <table:table-cell office:value-type="string" calcext:value-type="string">
            <text:p>1.1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ow-power CMOS variant; could run on batteries forever, slowly, very slowly, hash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MCS-4 Calculator Set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SOC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0.000015 MH/s</text:p>
          </table:table-cell>
          <table:table-cell office:value-type="string" calcext:value-type="string">
            <text:p>2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Complete 4004-based chipset; optimized for adding prices, not hunting nonc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MCS-8 System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SOC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00005 MH/s</text:p>
          </table:table-cell>
          <table:table-cell office:value-type="string" calcext:value-type="string">
            <text:p>3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8008-based system kit; developer’s delight, miner’s worst nightmare in terms of throughpu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ek MK6800 Evaluation Board</text:p>
          </table:table-cell>
          <table:table-cell office:value-type="string" calcext:value-type="string">
            <text:p>Mostek</text:p>
          </table:table-cell>
          <table:table-cell office:value-type="string" calcext:value-type="string">
            <text:p>SO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0.00004 MH/s</text:p>
          </table:table-cell>
          <table:table-cell office:value-type="string" calcext:value-type="string">
            <text:p>4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ab board for the 6800; comes with demo programs and absolutely no intention of making you rich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log Z80 CPU Card</text:p>
          </table:table-cell>
          <table:table-cell office:value-type="string" calcext:value-type="string">
            <text:p>Zilog</text:p>
          </table:table-cell>
          <table:table-cell office:value-type="string" calcext:value-type="string">
            <text:p>SOC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0.00006 MH/s</text:p>
          </table:table-cell>
          <table:table-cell office:value-type="string" calcext:value-type="string">
            <text:p>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-100 bus Z80 card; once the heart of serious hobbyist machines, now a very retro hash co-processo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CL-I ECL Logic Slic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COPROCESSOR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.0000005 MH/s</text:p>
          </table:table-cell>
          <table:table-cell office:value-type="string" calcext:value-type="string">
            <text:p>3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Early emitter-coupled logic IC; switches fast for the 60s, mostly generates heat and academic paper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cular Electronic Computer Module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USTOM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.000001 MH/s</text:p>
          </table:table-cell>
          <table:table-cell office:value-type="string" calcext:value-type="string">
            <text:p>5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Demo IC computer built for the US Air Force; simulates a desk calculator and your hashrate at the same glacial speed."[web:122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llo Guidance Computer Logic IC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CUSTOM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0.000002 MH/s</text:p>
          </table:table-cell>
          <table:table-cell office:value-type="string" calcext:value-type="string">
            <text:p>2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Core logic for landing on the Moon; awful miner</text:p>
          </table:table-cell>
          <table:table-cell office:value-type="string" calcext:value-type="string">
            <text:p><text:s/>excellent at not crashing spacecraft."[web:13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C 6600 Logic Gate Array</text:p>
          </table:table-cell>
          <table:table-cell office:value-type="string" calcext:value-type="string">
            <text:p>Control Data</text:p>
          </table:table-cell>
          <table:table-cell office:value-type="string" calcext:value-type="string">
            <text:p>CUSTOM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.000003 MH/s</text:p>
          </table:table-cell>
          <table:table-cell office:value-type="string" calcext:value-type="string">
            <text:p>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Supercomputer building block; could beat everyone at math</text:p>
          </table:table-cell>
          <table:table-cell office:value-type="string" calcext:value-type="string">
            <text:p><text:s/>still loses to a modern toaster at hashing."[web:122][web:11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 System/360 SLT Module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OC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.000001 MH/s</text:p>
          </table:table-cell>
          <table:table-cell office:value-type="string" calcext:value-type="string">
            <text:p>1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Hybrid IC module; snaps into mainframes</text:p>
          </table:table-cell>
          <table:table-cell office:value-type="string" calcext:value-type="string">
            <text:p><text:s/>droops sadly when asked for hashes instead of payroll runs."[web:122][web:12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-Phase AL1 Bit-Slice</text:p>
          </table:table-cell>
          <table:table-cell office:value-type="string" calcext:value-type="string">
            <text:p>Four-Phase Systems</text:p>
          </table:table-cell>
          <table:table-cell office:value-type="string" calcext:value-type="string">
            <text:p>COPROCESSOR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0.000004 MH/s</text:p>
          </table:table-cell>
          <table:table-cell office:value-type="string" calcext:value-type="string">
            <text:p>4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MOS LSI bit-slice used as early CPU building block; stack enough slices and you get a very slow miner."[web:124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A MOS LSI Test Chip</text:p>
          </table:table-cell>
          <table:table-cell office:value-type="string" calcext:value-type="string">
            <text:p>RCA</text:p>
          </table:table-cell>
          <table:table-cell office:value-type="string" calcext:value-type="string">
            <text:p>COPROCESSOR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0.000001 MH/s</text:p>
          </table:table-cell>
          <table:table-cell office:value-type="string" calcext:value-type="string">
            <text:p>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Early MOS integrated circuit; best used for proving Moore’s Law</text:p>
          </table:table-cell>
          <table:table-cell office:value-type="string" calcext:value-type="string">
            <text:p><text:s/>not your hash rate chart."[web:12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 MOS Calculator Slice</text:p>
          </table:table-cell>
          <table:table-cell office:value-type="string" calcext:value-type="string">
            <text:p>RCA</text:p>
          </table:table-cell>
          <table:table-cell office:value-type="string" calcext:value-type="string">
            <text:p>CUSTOM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0.000006 MH/s</text:p>
          </table:table-cell>
          <table:table-cell office:value-type="string" calcext:value-type="string">
            <text:p>6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Calculator-oriented MOS logic; adds</text:p>
          </table:table-cell>
          <table:table-cell office:value-type="string" calcext:value-type="string">
            <text:p><text:s/>subtracts</text:p>
          </table:table-cell>
          <table:table-cell office:value-type="string" calcext:value-type="string">
            <text:p><text:s/>and panics quietly when encountering SHA-256."[web:132]</text:p>
          </table:table-cell>
          <table:table-cell/>
        </table:table-row>
        <table:table-row table:style-name="ro1">
          <table:table-cell office:value-type="string" calcext:value-type="string">
            <text:p>TI Calculator Logic IC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USTOM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0.000005 MH/s</text:p>
          </table:table-cell>
          <table:table-cell office:value-type="string" calcext:value-type="string">
            <text:p>4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Used in early electronic calculators; mines only when nobody is watching and even then</text:p>
          </table:table-cell>
          <table:table-cell office:value-type="string" calcext:value-type="string">
            <text:p><text:s/>badly."[web:126][web:12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 7030 Stretch ECL Module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COPROCESSOR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.000002 MH/s</text:p>
          </table:table-cell>
          <table:table-cell office:value-type="string" calcext:value-type="string">
            <text:p>4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High-speed ECL logic for Stretch; generates more bragging rights than hashes</text:p>
          </table:table-cell>
          <table:table-cell office:value-type="string" calcext:value-type="string">
            <text:p><text:s/>even by 60s standards."[web:127][web:12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ywell 200 IC Logic Card</text:p>
          </table:table-cell>
          <table:table-cell office:value-type="string" calcext:value-type="string">
            <text:p>Honeywell</text:p>
          </table:table-cell>
          <table:table-cell office:value-type="string" calcext:value-type="string">
            <text:p>CUSTOM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.000001 MH/s</text:p>
          </table:table-cell>
          <table:table-cell office:value-type="string" calcext:value-type="string">
            <text:p>18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IC-based logic card from early third-generation systems; more comfortable doing COBOL than crypto."[web:122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AC 1107 Thin-Film Memory IC</text:p>
          </table:table-cell>
          <table:table-cell office:value-type="string" calcext:value-type="string">
            <text:p>UNIVAC</text:p>
          </table:table-cell>
          <table:table-cell office:value-type="string" calcext:value-type="string">
            <text:p>COPROCESSOR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.0000008 MH/s</text:p>
          </table:table-cell>
          <table:table-cell office:value-type="string" calcext:value-type="string">
            <text:p>1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Exotic thin-film memory and logic; could store bits</text:p>
          </table:table-cell>
          <table:table-cell office:value-type="string" calcext:value-type="string">
            <text:p><text:s/>reluctantly participates in storing your failed nonce attempts."[web:12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 315 Integrated Logic Block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COPROCESSOR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.000001 MH/s</text:p>
          </table:table-cell>
          <table:table-cell office:value-type="string" calcext:value-type="string">
            <text:p>1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Part of transistor/IC hybrid mainframes; moves bits around like punch cards in silicon form."[web:122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roughs B5000 Stack IC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USTOM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.0000015 MH/s</text:p>
          </table:table-cell>
          <table:table-cell office:value-type="string" calcext:value-type="string">
            <text:p>22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Stack-machine oriented logic; great for recursion</text:p>
          </table:table-cell>
          <table:table-cell office:value-type="string" calcext:value-type="string">
            <text:p><text:s/>terrible for reward calculations</text:p>
          </table:table-cell>
          <table:table-cell office:value-type="string" calcext:value-type="string">
            <text:p><text:s/>but looks very smug."[web:122]</text:p>
          </table:table-cell>
          <table:table-cell/>
        </table:table-row>
        <table:table-row table:style-name="ro1">
          <table:table-cell office:value-type="string" calcext:value-type="string">
            <text:p>Minuteman Guidance LSI Block</text:p>
          </table:table-cell>
          <table:table-cell office:value-type="string" calcext:value-type="string">
            <text:p>Autonetics</text:p>
          </table:table-cell>
          <table:table-cell office:value-type="string" calcext:value-type="string">
            <text:p>CUSTOM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0.000007 M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Military-grade LSI guidance module; carefully steers missiles</text:p>
          </table:table-cell>
          <table:table-cell office:value-type="string" calcext:value-type="string">
            <text:p><text:s/>wildly mis-aims your hashpower."[web:13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conductor Network Computer Block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OC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.000002 MH/s</text:p>
          </table:table-cell>
          <table:table-cell office:value-type="string" calcext:value-type="string">
            <text:p>8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Monolithic IC demonstration computer; absolutely historic</text:p>
          </table:table-cell>
          <table:table-cell office:value-type="string" calcext:value-type="string">
            <text:p><text:s/>absolutely not ROI-positive."[web:12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 COS/MOS Logic Demo</text:p>
          </table:table-cell>
          <table:table-cell office:value-type="string" calcext:value-type="string">
            <text:p>RCA</text:p>
          </table:table-cell>
          <table:table-cell office:value-type="string" calcext:value-type="string">
            <text:p>COPROCESSOR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0.000003 MH/s</text:p>
          </table:table-cell>
          <table:table-cell office:value-type="string" calcext:value-type="string">
            <text:p>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Early low-power MOS logic block; can run for ages</text:p>
          </table:table-cell>
          <table:table-cell office:value-type="string" calcext:value-type="string">
            <text:p><text:s/>slowly</text:p>
          </table:table-cell>
          <table:table-cell office:value-type="string" calcext:value-type="string">
            <text:p><text:s/>like a very patient miner."[web:122][web:126]</text:p>
          </table:table-cell>
          <table:table-cell/>
        </table:table-row>
        <table:table-row table:style-name="ro1">
          <table:table-cell office:value-type="string" calcext:value-type="string">
            <text:p>IBM Solid Logic Technology Pack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OC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0.000001 MH/s</text:p>
          </table:table-cell>
          <table:table-cell office:value-type="string" calcext:value-type="string">
            <text:p>16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SLT pack combining multiple transistors and components; basically a tiny mainframe on a stick</text:p>
          </table:table-cell>
          <table:table-cell office:value-type="string" calcext:value-type="string">
            <text:p><text:s/>sulks when mining."[web:12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ola Early MOS Clock Chip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COPROCESSOR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0.0000009 MH/s</text:p>
          </table:table-cell>
          <table:table-cell office:value-type="string" calcext:value-type="string">
            <text:p>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Clock/logic combo IC; keeps time very well</text:p>
          </table:table-cell>
          <table:table-cell office:value-type="string" calcext:value-type="string">
            <text:p><text:s/>hashes on its lunch break only."[web:13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 MOS Watch/Clock Prototype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OPROCESSOR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0.0000007 MH/s</text:p>
          </table:table-cell>
          <table:table-cell office:value-type="string" calcext:value-type="string">
            <text:p>1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Prototype digital clock circuitry; ideal for telling you how long your blocks are taking</text:p>
          </table:table-cell>
          <table:table-cell office:value-type="string" calcext:value-type="string">
            <text:p><text:s/>not for speeding them up."[web:13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4004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0.00001 MH/s</text:p>
          </table:table-cell>
          <table:table-cell office:value-type="string" calcext:value-type="string">
            <text:p>1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First microprocessor; 740 kHz of raw enthusiasm, utterly useless for hashing but priceless trash-lab centerpiec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86-1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0.00015 MH/s</text:p>
          </table:table-cell>
          <table:table-cell office:value-type="string" calcext:value-type="string">
            <text:p>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ly 10 MHz x86; squeaks out a few hashes per century while wearing bell-bottom instru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 V40H Turbo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CPU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0.0006 MH/s</text:p>
          </table:table-cell>
          <table:table-cell office:value-type="string" calcext:value-type="string">
            <text:p>6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ate-80s clone cranked into double-digit MHz; mines mostly timing glitches and retro game bug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486DX2-66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0.0015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66 MHz internal clock felt insanely fast in 1992; now struggles to hash faster than your fridg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 K6-2 55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004 MH/s</text:p>
          </table:table-cell>
          <table:table-cell office:value-type="string" calcext:value-type="string">
            <text:p>2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ate-90s value chip pushed past 500 MHz; proud participant in the great MHz marketing wa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Pentium III 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01 MH/s</text:p>
          </table:table-cell>
          <table:table-cell office:value-type="string" calcext:value-type="string">
            <text:p>3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The 1 GHz milestone; fan roars, temps rise, hashes dribble out like dial-up packet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Pentium 4 3.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0.03 MH/s</text:p>
          </table:table-cell>
          <table:table-cell office:value-type="string" calcext:value-type="string">
            <text:p>11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etBurst at full send; produces more clock cycles than useful work, perfect for space-heater min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Pentium 4 7.0 GHz LN2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0.05 MH/s</text:p>
          </table:table-cell>
          <table:table-cell office:value-type="string" calcext:value-type="string">
            <text:p>2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Extreme overclock record from the NetBurst era; lives only under liquid nitrogen and bad idea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 Athlon 64 FX-57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0.02 MH/s</text:p>
          </table:table-cell>
          <table:table-cell office:value-type="string" calcext:value-type="string">
            <text:p>104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ingle-core beast at 2.8 GHz; hashes decently for its age while demanding premium vintage respec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Core 2 Duo E86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0.04 MH/s</text:p>
          </table:table-cell>
          <table:table-cell office:value-type="string" calcext:value-type="string">
            <text:p>6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Wolfdale hitting 4+ GHz on air; excellent at retro games, marginal at retro min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Core i7-920 OC 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0.06 MH/s</text:p>
          </table:table-cell>
          <table:table-cell office:value-type="string" calcext:value-type="string">
            <text:p>18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irst-gen i7 pushed to 4 GHz; chews through wattage and hash calculations with equal appetit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Core i7-980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.09 MH/s</text:p>
          </table:table-cell>
          <table:table-cell office:value-type="string" calcext:value-type="string">
            <text:p>13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ix-core Gulftown; early multi-threaded monster, now relegated to enthusiast scrapyard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 FX-959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10 MH/s</text:p>
          </table:table-cell>
          <table:table-cell office:value-type="string" calcext:value-type="string">
            <text:p>22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5 GHz stock clock, 220 W TDP; the original ‘turn electricity into heat’ CPU-miner ga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 FX-8350 LN2 8.8 GHz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20 MH/s</text:p>
          </table:table-cell>
          <table:table-cell office:value-type="string" calcext:value-type="string">
            <text:p>35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Overclocking legend; briefly touched 8.7–8.8 GHz under liquid nitrogen</text:p>
          </table:table-cell>
          <table:table-cell office:value-type="string" calcext:value-type="string">
            <text:p><text:s/>mostly to prove it could."[web:114][web:11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Core i7-4790K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18 MH/s</text:p>
          </table:table-cell>
          <table:table-cell office:value-type="string" calcext:value-type="string">
            <text:p>88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4.4 GHz turbo in everyday rigs; hashes okay while keeping the nostalgia for ‘Devil’s Canyon’ aliv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Core i7-6700K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22 MH/s</text:p>
          </table:table-cell>
          <table:table-cell office:value-type="string" calcext:value-type="string">
            <text:p>91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yLake 4 GHz+ champ; strong single-thread, modest hashrate, perfectly tuned for mediocre min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Core i7-7700K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26 MH/s</text:p>
          </table:table-cell>
          <table:table-cell office:value-type="string" calcext:value-type="string">
            <text:p>9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4.5 GHz stock turbo and very toasty; your hashes come preheat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 Ryzen 7 2700X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0.40 MH/s</text:p>
          </table:table-cell>
          <table:table-cell office:value-type="string" calcext:value-type="string">
            <text:p>10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ight Zen+ cores at 4.3 GHz boost; decent RandomX engine, underwhelmed SHA-256 calculato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Core i9-9900K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0.55 MH/s</text:p>
          </table:table-cell>
          <table:table-cell office:value-type="string" calcext:value-type="string">
            <text:p>9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8 cores, 5 GHz boosts; great at games, slightly ashamed of CPU mining retur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 Ryzen 9 3950X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0.85 MH/s</text:p>
          </table:table-cell>
          <table:table-cell office:value-type="string" calcext:value-type="string">
            <text:p>10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16 cores of Zen 2; respectable hashrate furnace when GPUs have all gone on strik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Core i9-10900K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.90 MH/s</text:p>
          </table:table-cell>
          <table:table-cell office:value-type="string" calcext:value-type="string">
            <text:p>12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Ten cores pushing 5.3 GHz; converts high clocks into hot air and modest coin dus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 Ryzen 9 5950X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.10 MH/s</text:p>
          </table:table-cell>
          <table:table-cell office:value-type="string" calcext:value-type="string">
            <text:p>10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16-core Zen 3; quietly out-hashes most of your trash CPUs combined, while sipping power politel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Core i9-12900KS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.30 MH/s</text:p>
          </table:table-cell>
          <table:table-cell office:value-type="string" calcext:value-type="string">
            <text:p>15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First official 5.5 GHz boost; hybrid cores juggle threads and hashes like a caffeinated scheduler."[web:114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Core i9-13900KS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60 MH/s</text:p>
          </table:table-cell>
          <table:table-cell office:value-type="string" calcext:value-type="string">
            <text:p>253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"6.0 GHz stock boost; eats power supplies for breakfast and hashes at respectable</text:p>
          </table:table-cell>
          <table:table-cell office:value-type="string" calcext:value-type="string">
            <text:p><text:s/>not insane</text:p>
          </table:table-cell>
          <table:table-cell office:value-type="string" calcext:value-type="string">
            <text:p><text:s/>speeds."[web:114]</text:p>
          </table:table-cell>
          <table:table-cell/>
        </table:table-row>
        <table:table-row table:style-name="ro1">
          <table:table-cell office:value-type="string" calcext:value-type="string">
            <text:p>Intel Core i9-14900KF 9.1 GHz WR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2.50 MH/s</text:p>
          </table:table-cell>
          <table:table-cell office:value-type="string" calcext:value-type="string">
            <text:p>400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"World-record 9+ GHz LN2 run; technically mines</text:p>
          </table:table-cell>
          <table:table-cell office:value-type="string" calcext:value-type="string">
            <text:p><text:s/>practically just proves clocks can go to silly places."[web:114][web:11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4004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0.00001 MH/s</text:p>
          </table:table-cell>
          <table:table-cell office:value-type="string" calcext:value-type="string">
            <text:p>1 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First commercial microprocessor; struggles with basic math, let alone hashes, but oozes silicon histor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86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0.0002 MH/s</text:p>
          </table:table-cell>
          <table:table-cell office:value-type="string" calcext:value-type="string">
            <text:p>2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16-bit ancestor of your entire x86 trash pile; mines at glacial speed but with great dignit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286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0.0004 MH/s</text:p>
          </table:table-cell>
          <table:table-cell office:value-type="string" calcext:value-type="string">
            <text:p>6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rotected mode pioneer; protects your coins mainly by never generating an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386D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0.0008 MH/s</text:p>
          </table:table-cell>
          <table:table-cell office:value-type="string" calcext:value-type="string">
            <text:p>16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irst 32-bit x86; hashpower roughly equal to a distracted pocket calculato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80486DX2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0.0015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ouble-clocked classic; gets very proud of finishing a single block header per geological er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ium MMX 2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04 MH/s</text:p>
          </table:table-cell>
          <table:table-cell office:value-type="string" calcext:value-type="string">
            <text:p>2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Multimedia extensions from the dial-up age; decent at MP3s, terrible at SHA-256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ium III 8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01 MH/s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oppermine core, copper wires, copper smell when overclocked too fa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ium 4 3.0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0.02 MH/s</text:p>
          </table:table-cell>
          <table:table-cell office:value-type="string" calcext:value-type="string">
            <text:p>84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etBurst space heater; converts electricity into heat and coil whine more than hash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hlon XP 2500+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015 MH/s</text:p>
          </table:table-cell>
          <table:table-cell office:value-type="string" calcext:value-type="string">
            <text:p>68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egendary overclocker; mines a little, cooks VRMs a l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Core 2 Duo E840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0.05 MH/s</text:p>
          </table:table-cell>
          <table:table-cell office:value-type="string" calcext:value-type="string">
            <text:p>6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ual-core darling of 2008; hashes about as fast as a modern phone while using ten times the pow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Core i7-92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0.08 MH/s</text:p>
          </table:table-cell>
          <table:table-cell office:value-type="string" calcext:value-type="string">
            <text:p>130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irst-gen i7 on X58; great for learning overclocking, mediocre for mining anything but nostalgi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Core i5-2500K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.10 MH/s</text:p>
          </table:table-cell>
          <table:table-cell office:value-type="string" calcext:value-type="string">
            <text:p>9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andy Bridge legend; refuses to die, but also refuses to mine efficientl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Core i7-2600K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.13 MH/s</text:p>
          </table:table-cell>
          <table:table-cell office:value-type="string" calcext:value-type="string">
            <text:p>9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verclockers’ sweetheart; stable at silly clocks, still slow at hash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 FX-835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12 MH/s</text:p>
          </table:table-cell>
          <table:table-cell office:value-type="string" calcext:value-type="string">
            <text:p>12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ight ‘cores’ of hot air; achieves negative efficiency in summ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Core i7-4790K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18 MH/s</text:p>
          </table:table-cell>
          <table:table-cell office:value-type="string" calcext:value-type="string">
            <text:p>88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vil’s Canyon; excellent single-thread, mediocre hashrate, outstanding space-heater abilit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Core i7-8700K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P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35 MH/s</text:p>
          </table:table-cell>
          <table:table-cell office:value-type="string" calcext:value-type="string">
            <text:p>9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ix cores of gaming glory; CPU mining only when the GPU union goes on strik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 Ryzen 5 16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30 MH/s</text:p>
          </table:table-cell>
          <table:table-cell office:value-type="string" calcext:value-type="string">
            <text:p>65 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irst-gen Zen; cheap used, decent threads, perfect for budget CPU-only masochism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 Ryzen 7 3700X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CPU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0.55 MH/s</text:p>
          </table:table-cell>
          <table:table-cell office:value-type="string" calcext:value-type="string">
            <text:p>65 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8 cores, 16 threads; respectable RandomX miner, bored by SHA-256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POWER4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CP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0.06 MH/s</text:p>
          </table:table-cell>
          <table:table-cell office:value-type="string" calcext:value-type="string">
            <text:p>115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ig iron dual-core; mining hashes between database queries in some forgotten datacent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 Alpha 21264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CPU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02 MH/s</text:p>
          </table:table-cell>
          <table:table-cell office:value-type="string" calcext:value-type="string">
            <text:p>90 W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head-of-its-time RISC beast; great at FP, hilariously overqualified for your junk rig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3T23:14:41.558000000</meta:creation-date>
    <dc:date>2026-03-23T23:21:35.659000000</dc:date>
    <meta:editing-duration>PT6M54S</meta:editing-duration>
    <meta:editing-cycles>1</meta:editing-cycles>
    <meta:generator>LibreOffice/7.4.3.2$Windows_X86_64 LibreOffice_project/1048a8393ae2eeec98dff31b5c133c5f1d08b890</meta:generator>
    <meta:document-statistic meta:table-count="1" meta:cell-count="5826" meta:object-count="0"/>
  </office:meta>
</office:document-meta>
</file>